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13.711cm"/>
    </style:style>
    <style:style style:name="co8" style:family="table-column">
      <style:table-column-properties fo:break-before="auto" style:column-width="11.418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2.27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4.663cm"/>
    </style:style>
    <style:style style:name="co14" style:family="table-column">
      <style:table-column-properties fo:break-before="auto" style:column-width="4.563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992cm"/>
    </style:style>
    <style:style style:name="co20" style:family="table-column">
      <style:table-column-properties fo:break-before="auto" style:column-width="3.628cm"/>
    </style:style>
    <style:style style:name="co21" style:family="table-column">
      <style:table-column-properties fo:break-before="auto" style:column-width="15.748cm"/>
    </style:style>
    <style:style style:name="co22" style:family="table-column">
      <style:table-column-properties fo:break-before="auto" style:column-width="8.532cm"/>
    </style:style>
    <style:style style:name="co23" style:family="table-column">
      <style:table-column-properties fo:break-before="auto" style:column-width="5.136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3.565cm"/>
    </style:style>
    <style:style style:name="co26" style:family="table-column">
      <style:table-column-properties fo:break-before="auto" style:column-width="10.252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2.173cm"/>
    </style:style>
    <style:style style:name="co29" style:family="table-column">
      <style:table-column-properties fo:break-before="auto" style:column-width="1.199cm"/>
    </style:style>
    <style:style style:name="co30" style:family="table-column">
      <style:table-column-properties fo:break-before="auto" style:column-width="8.999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3.055cm"/>
    </style:style>
    <style:style style:name="co33" style:family="table-column">
      <style:table-column-properties fo:break-before="auto" style:column-width="4.479cm"/>
    </style:style>
    <style:style style:name="co34" style:family="table-column">
      <style:table-column-properties fo:break-before="auto" style:column-width="2.695cm"/>
    </style:style>
    <style:style style:name="co35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3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2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95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96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9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9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9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0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03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0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0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6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169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07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0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09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17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18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19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0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1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2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2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2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2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230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48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249" style:family="table-cell" style:parent-style-name="Default">
      <style:text-properties style:font-name="Roboto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5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6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67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6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76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78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9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9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3:$БД.$A$14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7:$БД.$A$18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21:$БД.$A$23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6" table:condition="of:cell-content-is-in-list([$БД.$A$49:.$A$50])" table:allow-empty-cell="true" table:display-list="unsorted" table:base-cell-address="Настройки.B7">
          <table:error-message table:message-type="stop" table:display="true"/>
        </table:content-validation>
        <table:content-validation table:name="val7" table:condition="of:cell-content-is-in-list([$БД.$A$26:$БД.$A$30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8" table:condition="of:cell-content-is-in-list([$БД.$A$33:$БД.$A$3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9" table:condition="of:cell-content-is-in-list([$БД.$A$43:$БД.$A$4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0" table:condition="of:cell-content-is-in-list([$БД.$A$3:$БД.$A$5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1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58"/>
        <table:table-column table:style-name="co2" table:default-cell-style-name="ce158"/>
        <table:table-column table:style-name="co3" table:number-columns-repeated="1022" table:default-cell-style-name="ce15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5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5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57"/>
          <table:table-cell table:number-columns-repeated="1018"/>
        </table:table-row>
        <table:table-row table:style-name="ro4">
          <table:table-cell table:style-name="ce15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57"/>
          <table:table-cell table:number-columns-repeated="1018"/>
        </table:table-row>
        <table:table-row table:style-name="ro5">
          <table:table-cell table:style-name="ce15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57"/>
          <table:table-cell table:number-columns-repeated="1018"/>
        </table:table-row>
        <table:table-row table:style-name="ro6">
          <table:table-cell table:style-name="ce157" office:value-type="string" calcext:value-type="string">
            <text:p>Версия таблицы:</text:p>
          </table:table-cell>
          <table:table-cell table:style-name="ce157" office:value-type="string" calcext:value-type="string">
            <text:p>0.5.8-alpha</text:p>
          </table:table-cell>
          <table:table-cell table:number-columns-repeated="1022"/>
        </table:table-row>
        <table:table-row table:style-name="ro6">
          <table:table-cell table:style-name="ce157" office:value-type="string" calcext:value-type="string">
            <text:p>Подходит для версии VOSTOK:</text:p>
          </table:table-cell>
          <table:table-cell table:style-name="ce157" office:value-type="string" calcext:value-type="string">
            <text:p>0.5.82-alpha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Github VOSTOK:</text:p>
          </table:table-cell>
          <table:table-cell table:style-name="ce15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Новости VOSTOK:</text:p>
          </table:table-cell>
          <table:table-cell table:style-name="ce15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Обсуждение VOSTOK:</text:p>
          </table:table-cell>
          <table:table-cell table:style-name="ce15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default-cell-style-name="ce158"/>
        <table:table-column table:style-name="co4" table:number-columns-repeated="1020" table:default-cell-style-name="ce158"/>
        <table:table-row table:style-name="ro8">
          <table:table-cell table:style-name="ce160" office:value-type="string" calcext:value-type="string">
            <text:p>Параметр</text:p>
          </table:table-cell>
          <table:table-cell table:style-name="ce160" office:value-type="string" calcext:value-type="string" table:number-columns-spanned="2" table:number-rows-spanned="1">
            <text:p>Значение</text:p>
          </table:table-cell>
          <table:covered-table-cell table:style-name="ce160"/>
          <table:table-cell table:style-name="ce16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6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9" table:content-validation-name="val10"/>
          <table:table-cell table:style-name="ce174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0" table:content-validation-name="val2"/>
          <table:table-cell table:style-name="ce175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6" table:content-validation-name="val3" office:value-type="string" calcext:value-type="string" table:number-columns-spanned="2" table:number-rows-spanned="1">
            <text:p>IDEX</text:p>
          </table:table-cell>
          <table:covered-table-cell table:style-name="ce29" table:content-validation-name="val3"/>
          <table:table-cell table:style-name="ce174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0" table:content-validation-name="val4"/>
          <table:table-cell table:style-name="ce175"/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6" table:content-validation-name="val5" office:value-type="string" calcext:value-type="string" table:number-columns-spanned="2" table:number-rows-spanned="1">
            <text:p>Fysetc spider</text:p>
          </table:table-cell>
          <table:covered-table-cell table:style-name="ce29" table:content-validation-name="val5"/>
          <table:table-cell table:style-name="ce174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Количество стоек оси Z</text:p>
          </table:table-cell>
          <table:table-cell table:style-name="ce25" table:content-validation-name="val6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5"/>
          <table:table-cell table:style-name="ce175" office:value-type="string" calcext:value-type="string">
            <text:p>2 стойки хватает для столов с размером по Y &lt; 300мм. 4 стойки обеспечивают дополнительную жёсткость и нужны для больших столов. </text:p>
          </table:table-cell>
          <table:table-cell table:number-columns-repeated="1020"/>
        </table:table-row>
        <table:table-row table:style-name="ro10">
          <table:table-cell table:style-name="ce21" office:value-type="string" calcext:value-type="string">
            <text:p>Управляющая плата</text:p>
          </table:table-cell>
          <table:table-cell table:style-name="ce16" table:content-validation-name="val7" office:value-type="string" calcext:value-type="string" table:number-columns-spanned="2" table:number-rows-spanned="1">
            <text:p>Raspberry Pi 4</text:p>
          </table:table-cell>
          <table:covered-table-cell table:style-name="ce29" table:content-validation-name="val7"/>
          <table:table-cell table:style-name="ce174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2" office:value-type="string" calcext:value-type="string">
            <text:p>Подсветка</text:p>
          </table:table-cell>
          <table:table-cell table:style-name="ce25" table:content-validation-name="val8" office:value-type="string" calcext:value-type="string" table:number-columns-spanned="2" table:number-rows-spanned="1">
            <text:p>Да</text:p>
          </table:table-cell>
          <table:covered-table-cell table:style-name="ce30" table:content-validation-name="val8"/>
          <table:table-cell table:style-name="ce175"/>
          <table:table-cell table:number-columns-repeated="1020"/>
        </table:table-row>
        <table:table-row table:style-name="ro7">
          <table:table-cell table:style-name="ce21" office:value-type="string" calcext:value-type="string">
            <text:p>Питание пишки</text:p>
          </table:table-cell>
          <table:table-cell table:style-name="ce16" table:content-validation-name="val9" office:value-type="string" calcext:value-type="string" table:number-columns-spanned="2" table:number-rows-spanned="1">
            <text:p>От платы</text:p>
          </table:table-cell>
          <table:covered-table-cell table:style-name="ce29" table:content-validation-name="val9"/>
          <table:table-cell table:style-name="ce174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Плотность филамента г/см³</text:p>
          </table:table-cell>
          <table:table-cell table:style-name="ce25" table:content-validation-name="val2" office:value-type="float" office:value="1.05" calcext:value-type="float" table:number-columns-spanned="2" table:number-rows-spanned="1">
            <text:p>1,05</text:p>
          </table:table-cell>
          <table:covered-table-cell table:style-name="ce30" table:content-validation-name="val2"/>
          <table:table-cell table:style-name="ce175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Стоимость филамента $/кг</text:p>
          </table:table-cell>
          <table:table-cell table:style-name="ce18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31" table:content-validation-name="val2"/>
          <table:table-cell table:style-name="ce174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1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57"/>
          <table:table-cell table:number-columns-repeated="1020"/>
        </table:table-row>
        <table:table-row table:style-name="ro6">
          <table:table-cell table:style-name="ce157" office:value-type="string" calcext:value-type="string">
            <text:p>Габарит X [мм]</text:p>
          </table:table-cell>
          <table:table-cell table:style-name="ce20" table:formula="of:=[$Расчёты.B27]*1000+8" office:value-type="float" office:value="658" calcext:value-type="float" table:number-columns-spanned="2" table:number-rows-spanned="1">
            <text:p>658</text:p>
          </table:table-cell>
          <table:covered-table-cell table:style-name="ce157"/>
          <table:table-cell table:style-name="ce15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3" office:value-type="string" calcext:value-type="string">
            <text:p><text:span text:style-name="T2">Габарит Y [мм]</text:span></text:p>
          </table:table-cell>
          <table:table-cell table:style-name="ce27" table:formula="of:=[$Расчёты.B28]*1000" office:value-type="float" office:value="490" calcext:value-type="float" table:number-columns-spanned="2" table:number-rows-spanned="1">
            <text:p>490</text:p>
          </table:table-cell>
          <table:covered-table-cell table:style-name="ce157"/>
          <table:covered-table-cell table:style-name="ce29"/>
          <table:table-cell table:number-columns-repeated="1020"/>
        </table:table-row>
        <table:table-row table:style-name="ro7">
          <table:table-cell table:style-name="ce157" office:value-type="string" calcext:value-type="string">
            <text:p><text:span text:style-name="T3">Габарит Z [мм]</text:span></text:p>
          </table:table-cell>
          <table:table-cell table:style-name="ce20" table:formula="of:=([$Расчёты.B29]+[$Расчёты.B30])*1000+4" office:value-type="float" office:value="464" calcext:value-type="float" table:number-columns-spanned="2" table:number-rows-spanned="1">
            <text:p>464</text:p>
          </table:table-cell>
          <table:covered-table-cell table:style-name="ce157"/>
          <table:covered-table-cell table:style-name="ce29"/>
          <table:table-cell table:number-columns-repeated="1020"/>
        </table:table-row>
        <table:table-row table:style-name="ro7">
          <table:table-cell table:style-name="ce157" office:value-type="string" calcext:value-type="string">
            <text:p>Цена [$]</text:p>
          </table:table-cell>
          <table:table-cell table:style-name="ce28" table:formula="of:=[$'Покупные изделия'.E82]+[$'Печатные детали'.H55]+[$'Профиль алюминиевый'.G14]+[$'Карта крепежа'.D40]" office:value-type="currency" office:currency="USD" office:value="885.940806717266" calcext:value-type="currency">
            <text:p>$885,94</text:p>
          </table:table-cell>
          <table:table-cell table:style-name="ce33" table:formula="of:=[.B17]*73" office:value-type="currency" office:currency="RUB" office:value="64673.6788903604" calcext:value-type="currency">
            <text:p>64 673,68 ₽</text:p>
          </table:table-cell>
          <table:table-cell table:style-name="ce15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8" table:default-cell-style-name="ce158"/>
        <table:table-column table:style-name="co9" table:default-cell-style-name="ce192"/>
        <table:table-column table:style-name="co10" table:default-cell-style-name="ce199"/>
        <table:table-column table:style-name="co11" table:default-cell-style-name="ce206"/>
        <table:table-column table:style-name="co11" table:default-cell-style-name="ce210"/>
        <table:table-column table:style-name="co12" table:default-cell-style-name="ce215"/>
        <table:table-column table:style-name="co13" table:default-cell-style-name="ce158"/>
        <table:table-column table:style-name="co3" table:number-columns-repeated="1017" table:default-cell-style-name="ce158"/>
        <table:table-row table:style-name="ro13">
          <table:table-cell table:style-name="ce176" office:value-type="string" calcext:value-type="string">
            <text:p>Наименование</text:p>
          </table:table-cell>
          <table:table-cell table:style-name="ce187" office:value-type="string" calcext:value-type="string">
            <text:p>Цена за единицу или метр</text:p>
            <text:p>[$ США]</text:p>
          </table:table-cell>
          <table:table-cell table:style-name="ce193" office:value-type="string" calcext:value-type="string">
            <text:p>Единиц</text:p>
            <text:p>[шт]</text:p>
          </table:table-cell>
          <table:table-cell table:style-name="ce200" office:value-type="string" calcext:value-type="string">
            <text:p>Длина</text:p>
            <text:p>[м]</text:p>
          </table:table-cell>
          <table:table-cell table:style-name="ce187" office:value-type="string" calcext:value-type="string">
            <text:p>Итого</text:p>
          </table:table-cell>
          <table:table-cell table:style-name="ce160" office:value-type="string" calcext:value-type="string">
            <text:p>Ссылка</text:p>
          </table:table-cell>
          <table:table-cell table:style-name="ce160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37" office:value-type="string" calcext:value-type="string" table:number-columns-spanned="7" table:number-rows-spanned="1">
            <text:p>Экструдер</text:p>
          </table:table-cell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37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57" office:value-type="string" calcext:value-type="string">
            <text:p>BMG</text:p>
          </table:table-cell>
          <table:table-cell table:style-name="ce188" office:value-type="currency" office:currency="USD" office:value="8.92" calcext:value-type="currency">
            <text:p>$8,92</text:p>
          </table:table-cell>
          <table:table-cell table:style-name="ce195" table:formula="of:=IF(OR([$Настройки.B5]=[$БД.A17];[$Настройки.B5]=[$БД.A18]);1;0) * [$Расчёты.B19]" office:value-type="float" office:value="2" calcext:value-type="float">
            <text:p>2</text:p>
          </table:table-cell>
          <table:table-cell table:style-name="ce202"/>
          <table:table-cell table:style-name="ce169" table:formula="of:=[.B3]*[.C3]" office:value-type="currency" office:currency="USD" office:value="17.84" calcext:value-type="currency">
            <text:p>$17,84</text:p>
          </table:table-cell>
          <table:table-cell table:style-name="ce211" office:value-type="string" calcext:value-type="string">
            <text:p><text:a xlink:href="https://letyshops.com/r/aliexpress-7429e2a46c29" xlink:type="simple">Aliexpress</text:a></text:p>
          </table:table-cell>
          <table:table-cell table:style-name="ce157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Радиатор e3d v6</text:p>
          </table:table-cell>
          <table:table-cell table:style-name="ce189" office:value-type="currency" office:currency="USD" office:value="1.17" calcext:value-type="currency">
            <text:p>$1,17</text:p>
          </table:table-cell>
          <table:table-cell table:style-name="ce196" table:formula="of:=[Расчёты.$B$19]" office:value-type="float" office:value="2" calcext:value-type="float">
            <text:p>2</text:p>
          </table:table-cell>
          <table:table-cell table:style-name="ce203"/>
          <table:table-cell table:style-name="ce207" table:formula="of:=[.B4]*[.C4]" office:value-type="currency" office:currency="USD" office:value="2.34" calcext:value-type="currency">
            <text:p>$2,34</text:p>
          </table:table-cell>
          <table:table-cell table:style-name="ce212" office:value-type="string" calcext:value-type="string">
            <text:p><text:a xlink:href="https://letyshops.com/r/aliexpress-8d82213ddcc8" xlink:type="simple">Aliexpress</text:a></text:p>
          </table:table-cell>
          <table:table-cell table:style-name="ce157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орло е3d v6</text:p>
          </table:table-cell>
          <table:table-cell table:style-name="ce188" office:value-type="currency" office:currency="USD" office:value="3.42" calcext:value-type="currency">
            <text:p>$3,42</text:p>
          </table:table-cell>
          <table:table-cell table:style-name="ce194" table:formula="of:=[Расчёты.$B$19]" office:value-type="float" office:value="2" calcext:value-type="float">
            <text:p>2</text:p>
          </table:table-cell>
          <table:table-cell table:style-name="ce201"/>
          <table:table-cell table:style-name="ce169" table:formula="of:=[.B5]*[.C5]" office:value-type="currency" office:currency="USD" office:value="6.84" calcext:value-type="currency">
            <text:p>$6,84</text:p>
          </table:table-cell>
          <table:table-cell table:style-name="ce211" office:value-type="string" calcext:value-type="string">
            <text:p><text:a xlink:href="https://letyshops.com/r/aliexpress-38eceb95a01e" xlink:type="simple">Aliexpress</text:a></text:p>
          </table:table-cell>
          <table:table-cell table:style-name="ce157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Нагревательный блок e3d v6</text:p>
          </table:table-cell>
          <table:table-cell table:style-name="ce189" office:value-type="currency" office:currency="USD" office:value="1.66" calcext:value-type="currency">
            <text:p>$1,66</text:p>
          </table:table-cell>
          <table:table-cell table:style-name="ce196" table:formula="of:=IF([$Настройки.B5]=[$БД.A17];1;0)*[Расчёты.$B$19]" office:value-type="float" office:value="2" calcext:value-type="float">
            <text:p>2</text:p>
          </table:table-cell>
          <table:table-cell table:style-name="ce203"/>
          <table:table-cell table:style-name="ce207" table:formula="of:=[.B6]*[.C6]" office:value-type="currency" office:currency="USD" office:value="3.32" calcext:value-type="currency">
            <text:p>$3,32</text:p>
          </table:table-cell>
          <table:table-cell table:style-name="ce212" office:value-type="string" calcext:value-type="string">
            <text:p><text:a xlink:href="https://letyshops.com/r/aliexpress-b1d2b9b46fd2" xlink:type="simple">Aliexpress</text:a></text:p>
          </table:table-cell>
          <table:table-cell table:style-name="ce157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6</text:p>
          </table:table-cell>
          <table:table-cell table:style-name="ce188" office:value-type="currency" office:currency="USD" office:value="2.07" calcext:value-type="currency">
            <text:p>$2,07</text:p>
          </table:table-cell>
          <table:table-cell table:style-name="ce194" table:formula="of:=[.$C$6]" office:value-type="float" office:value="2" calcext:value-type="float">
            <text:p>2</text:p>
          </table:table-cell>
          <table:table-cell table:style-name="ce201"/>
          <table:table-cell table:style-name="ce169" table:formula="of:=[.B7]*[.C7]" office:value-type="currency" office:currency="USD" office:value="4.14" calcext:value-type="currency">
            <text:p>$4,14</text:p>
          </table:table-cell>
          <table:table-cell table:style-name="ce211" office:value-type="string" calcext:value-type="string">
            <text:p><text:a xlink:href="https://letyshops.com/r/aliexpress-d1da790dfb06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Нагревательный блок e3d volcano</text:p>
          </table:table-cell>
          <table:table-cell table:style-name="ce189" office:value-type="currency" office:currency="USD" office:value="1.8" calcext:value-type="currency">
            <text:p>$1,80</text:p>
          </table:table-cell>
          <table:table-cell table:style-name="ce196" table:formula="of:=IF([$Настройки.B5]=[$БД.A18];1;0)*[Расчёты.$B$19]" office:value-type="float" office:value="0" calcext:value-type="float">
            <text:p>0</text:p>
          </table:table-cell>
          <table:table-cell table:style-name="ce203"/>
          <table:table-cell table:style-name="ce207" table:formula="of:=[.B8]*[.C8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4555b0b90e08" xlink:type="simple">Aliexpress</text:a></text:p>
          </table:table-cell>
          <table:table-cell table:style-name="ce157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olcano</text:p>
          </table:table-cell>
          <table:table-cell table:style-name="ce188" office:value-type="currency" office:currency="USD" office:value="2.19" calcext:value-type="currency">
            <text:p>$2,19</text:p>
          </table:table-cell>
          <table:table-cell table:style-name="ce194" table:formula="of:=[.C8]" office:value-type="float" office:value="0" calcext:value-type="float">
            <text:p>0</text:p>
          </table:table-cell>
          <table:table-cell table:style-name="ce201"/>
          <table:table-cell table:style-name="ce169" table:formula="of:=[.B9]*[.C9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fb519bdf2c35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Нагревательный элемент 24в 40Вт</text:p>
          </table:table-cell>
          <table:table-cell table:style-name="ce189" office:value-type="currency" office:currency="USD" office:value="1.83" calcext:value-type="currency">
            <text:p>$1,83</text:p>
          </table:table-cell>
          <table:table-cell table:style-name="ce196" table:formula="of:=[.$C$4]" office:value-type="float" office:value="2" calcext:value-type="float">
            <text:p>2</text:p>
          </table:table-cell>
          <table:table-cell table:style-name="ce203"/>
          <table:table-cell table:style-name="ce207" table:formula="of:=[.B10]*[.C10]" office:value-type="currency" office:currency="USD" office:value="3.66" calcext:value-type="currency">
            <text:p>$3,66</text:p>
          </table:table-cell>
          <table:table-cell table:style-name="ce212" office:value-type="string" calcext:value-type="string">
            <text:p><text:a xlink:href="https://letyshops.com/r/aliexpress-665f4c2b4a89" xlink:type="simple">Aliexpress</text:a></text:p>
          </table:table-cell>
          <table:table-cell table:style-name="ce157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ермистор ATC Semitec 104GT-2 104NT-4-R025H42G</text:p>
          </table:table-cell>
          <table:table-cell table:style-name="ce188" office:value-type="currency" office:currency="USD" office:value="2.09" calcext:value-type="currency">
            <text:p>$2,09</text:p>
          </table:table-cell>
          <table:table-cell table:style-name="ce194" table:formula="of:=[Расчёты.$B$19]" office:value-type="float" office:value="2" calcext:value-type="float">
            <text:p>2</text:p>
          </table:table-cell>
          <table:table-cell table:style-name="ce201"/>
          <table:table-cell table:style-name="ce169" table:formula="of:=[.B11]*[.C11]" office:value-type="currency" office:currency="USD" office:value="4.18" calcext:value-type="currency">
            <text:p>$4,18</text:p>
          </table:table-cell>
          <table:table-cell table:style-name="ce211" office:value-type="string" calcext:value-type="string">
            <text:p><text:a xlink:href="https://letyshops.com/r/aliexpress-95d24e8fd2f4" xlink:type="simple">Aliexpress</text:a></text:p>
          </table:table-cell>
          <table:table-cell table:style-name="ce157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Вентилятор 30х30х10</text:p>
          </table:table-cell>
          <table:table-cell table:style-name="ce189" office:value-type="currency" office:currency="USD" office:value="3.78" calcext:value-type="currency">
            <text:p>$3,78</text:p>
          </table:table-cell>
          <table:table-cell table:style-name="ce196" table:formula="of:=[Расчёты.$B$19]" office:value-type="float" office:value="2" calcext:value-type="float">
            <text:p>2</text:p>
          </table:table-cell>
          <table:table-cell table:style-name="ce203"/>
          <table:table-cell table:style-name="ce207" table:formula="of:=[.B12]*[.C12]" office:value-type="currency" office:currency="USD" office:value="7.56" calcext:value-type="currency">
            <text:p>$7,56</text:p>
          </table:table-cell>
          <table:table-cell table:style-name="ce212" office:value-type="string" calcext:value-type="string">
            <text:p><text:a xlink:href="https://letyshops.com/r/aliexpress-bb3c0447794d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5020</text:p>
          </table:table-cell>
          <table:table-cell table:style-name="ce188" table:formula="of:=7.72/2" office:value-type="currency" office:currency="USD" office:value="3.86" calcext:value-type="currency">
            <text:p>$3,86</text:p>
          </table:table-cell>
          <table:table-cell table:style-name="ce194" table:formula="of:=[Расчёты.$B$19]" office:value-type="float" office:value="2" calcext:value-type="float">
            <text:p>2</text:p>
          </table:table-cell>
          <table:table-cell table:style-name="ce201"/>
          <table:table-cell table:style-name="ce169" table:formula="of:=[.B13]*[.C13]" office:value-type="currency" office:currency="USD" office:value="7.72" calcext:value-type="currency">
            <text:p>$7,72</text:p>
          </table:table-cell>
          <table:table-cell table:style-name="ce211" office:value-type="string" calcext:value-type="string">
            <text:p><text:a xlink:href="https://aliexpress.ru/item/32837932718.html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Трубка PTFE ID2 OD4</text:p>
          </table:table-cell>
          <table:table-cell table:style-name="ce189" office:value-type="currency" office:currency="USD" office:value="1.26" calcext:value-type="currency">
            <text:p>$1,26</text:p>
          </table:table-cell>
          <table:table-cell table:style-name="ce196" office:value-type="float" office:value="1" calcext:value-type="float">
            <text:p>1</text:p>
          </table:table-cell>
          <table:table-cell table:style-name="ce203" office:value-type="float" office:value="3" calcext:value-type="float">
            <text:p>3,00</text:p>
          </table:table-cell>
          <table:table-cell table:style-name="ce207" table:formula="of:=[.B14]*[.C14]*[.D14]" office:value-type="currency" office:currency="USD" office:value="3.78" calcext:value-type="currency">
            <text:p>$3,78</text:p>
          </table:table-cell>
          <table:table-cell table:style-name="ce212" office:value-type="string" calcext:value-type="string">
            <text:p><text:a xlink:href="https://letyshops.com/r/aliexpress-a57494f89cb0" xlink:type="simple">Aliexpress</text:a></text:p>
          </table:table-cell>
          <table:table-cell table:style-name="ce157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23мм</text:p>
          </table:table-cell>
          <table:table-cell table:style-name="ce188" office:value-type="currency" office:currency="USD" office:value="12.45" calcext:value-type="currency">
            <text:p>$12,45</text:p>
          </table:table-cell>
          <table:table-cell table:style-name="ce194" table:formula="of:=[Расчёты.$B$19]" office:value-type="float" office:value="2" calcext:value-type="float">
            <text:p>2</text:p>
          </table:table-cell>
          <table:table-cell table:style-name="ce201"/>
          <table:table-cell table:style-name="ce169" table:formula="of:=[.B15]*[.C15]" office:value-type="currency" office:currency="USD" office:value="24.9" calcext:value-type="currency">
            <text:p>$24,90</text:p>
          </table:table-cell>
          <table:table-cell table:style-name="ce211" office:value-type="string" calcext:value-type="string">
            <text:p><text:a xlink:href="https://letyshops.com/r/aliexpress-dbc8923ad490" xlink:type="simple">Aliexpress</text:a></text:p>
          </table:table-cell>
          <table:table-cell table:style-name="ce157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Магнит D10 L1</text:p>
          </table:table-cell>
          <table:table-cell table:style-name="ce189" table:formula="of:=9.5/74" office:value-type="currency" office:currency="USD" office:value="0.128378378378378" calcext:value-type="currency">
            <text:p>$0,13</text:p>
          </table:table-cell>
          <table:table-cell table:style-name="ce196" table:formula="of:=2*[Расчёты.$B$19]" office:value-type="float" office:value="4" calcext:value-type="float">
            <text:p>4</text:p>
          </table:table-cell>
          <table:table-cell table:style-name="ce203"/>
          <table:table-cell table:style-name="ce207" table:formula="of:=[.B16]*[.C16]" office:value-type="currency" office:currency="USD" office:value="0.513513513513512" calcext:value-type="currency">
            <text:p>$0,51</text:p>
          </table:table-cell>
          <table:table-cell table:style-name="ce212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 table:number-columns-spanned="7" table:number-rows-spanned="1">
            <text:p>Ось X</text:p>
          </table:table-cell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льса MGN9</text:p>
          </table:table-cell>
          <table:table-cell table:style-name="ce188" office:value-type="currency" office:currency="USD" office:value="60" calcext:value-type="currency">
            <text:p>$60,00</text:p>
          </table:table-cell>
          <table:table-cell table:style-name="ce194" office:value-type="float" office:value="1" calcext:value-type="float">
            <text:p>1</text:p>
          </table:table-cell>
          <table:table-cell table:style-name="ce201" table:formula="of:=[$Расчёты.B24]" office:value-type="float" office:value="0.5" calcext:value-type="float">
            <text:p>0,50</text:p>
          </table:table-cell>
          <table:table-cell table:style-name="ce169" table:formula="of:=[.B18]*[.C18]*[.D18]" office:value-type="currency" office:currency="USD" office:value="30" calcext:value-type="currency">
            <text:p>$30,00</text:p>
          </table:table-cell>
          <table:table-cell table:style-name="ce211" office:value-type="string" calcext:value-type="string">
            <text:p><text:a xlink:href="https://letyshops.com/r/aliexpress-3074453d97a2" xlink:type="simple">Aliexpress</text:a></text:p>
          </table:table-cell>
          <table:table-cell table:style-name="ce157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Каретка MGN9H</text:p>
          </table:table-cell>
          <table:table-cell table:style-name="ce189" office:value-type="currency" office:currency="USD" office:value="20" calcext:value-type="currency">
            <text:p>$20,00</text:p>
          </table:table-cell>
          <table:table-cell table:style-name="ce196" table:formula="of:=[Расчёты.$B$19]" office:value-type="float" office:value="2" calcext:value-type="float">
            <text:p>2</text:p>
          </table:table-cell>
          <table:table-cell table:style-name="ce203"/>
          <table:table-cell table:style-name="ce207" table:formula="of:=[.B19]*[.C19]" office:value-type="currency" office:currency="USD" office:value="40" calcext:value-type="currency">
            <text:p>$40,00</text:p>
          </table:table-cell>
          <table:table-cell table:style-name="ce213" office:value-type="string" calcext:value-type="string">
            <text:p><text:a xlink:href="https://letyshops.com/r/aliexpress-5661868c7f02" xlink:type="simple">Aliexpress</text:a></text:p>
          </table:table-cell>
          <table:table-cell table:style-name="ce157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23zz</text:p>
          </table:table-cell>
          <table:table-cell table:style-name="ce188" table:formula="of:=6.59/10" office:value-type="currency" office:currency="USD" office:value="0.659" calcext:value-type="currency">
            <text:p>$0,66</text:p>
          </table:table-cell>
          <table:table-cell table:style-name="ce194" table:formula="of:=[Расчёты.$B$19]*8" office:value-type="float" office:value="16" calcext:value-type="float">
            <text:p>16</text:p>
          </table:table-cell>
          <table:table-cell table:style-name="ce201"/>
          <table:table-cell table:style-name="ce169" table:formula="of:=[.B20]*[.C20]" office:value-type="currency" office:currency="USD" office:value="10.544" calcext:value-type="currency">
            <text:p>$10,54</text:p>
          </table:table-cell>
          <table:table-cell table:style-name="ce79" office:value-type="string" calcext:value-type="string">
            <text:p><text:a xlink:href="https://letyshops.com/r/aliexpress-4ac043ca6265" xlink:type="simple">Aliexpress</text:a></text:p>
          </table:table-cell>
          <table:table-cell table:style-name="ce20"/>
          <table:table-cell table:number-columns-repeated="1017"/>
        </table:table-row>
        <table:table-row table:style-name="ro7">
          <table:table-cell table:style-name="ce178" office:value-type="string" calcext:value-type="string">
            <text:p>Подшипник 623zz</text:p>
          </table:table-cell>
          <table:table-cell table:style-name="ce189" table:formula="of:=5.59/10" office:value-type="currency" office:currency="USD" office:value="0.559" calcext:value-type="currency">
            <text:p>$0,56</text:p>
          </table:table-cell>
          <table:table-cell table:style-name="ce196" table:formula="of:=[Расчёты.$B$19]*4" office:value-type="float" office:value="8" calcext:value-type="float">
            <text:p>8</text:p>
          </table:table-cell>
          <table:table-cell table:style-name="ce203"/>
          <table:table-cell table:style-name="ce207" table:formula="of:=[.B21]*[.C21]" office:value-type="currency" office:currency="USD" office:value="4.472" calcext:value-type="currency">
            <text:p>$4,47</text:p>
          </table:table-cell>
          <table:table-cell table:style-name="ce212" office:value-type="string" calcext:value-type="string">
            <text:p><text:a xlink:href="https://letyshops.com/r/aliexpress-d2879af9e61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42-60мм</text:p>
          </table:table-cell>
          <table:table-cell table:style-name="ce188" table:formula="of:=24.5/3" office:value-type="currency" office:currency="USD" office:value="8.16666666666667" calcext:value-type="currency">
            <text:p>$8,17</text:p>
          </table:table-cell>
          <table:table-cell table:style-name="ce194" table:formula="of:=[Расчёты.$B$19]" office:value-type="float" office:value="2" calcext:value-type="float">
            <text:p>2</text:p>
          </table:table-cell>
          <table:table-cell table:style-name="ce201"/>
          <table:table-cell table:style-name="ce169" table:formula="of:=[.B22]*[.C22]" office:value-type="currency" office:currency="USD" office:value="16.3333333333333" calcext:value-type="currency">
            <text:p>$16,33</text:p>
          </table:table-cell>
          <table:table-cell table:style-name="ce211" office:value-type="string" calcext:value-type="string">
            <text:p><text:a xlink:href="https://letyshops.com/r/aliexpress-ae62fce26207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Шкив 2GT; вн.диам. 5Мм; 20 зубов </text:p>
          </table:table-cell>
          <table:table-cell table:style-name="ce189" office:value-type="currency" office:currency="USD" office:value="3.99" calcext:value-type="currency">
            <text:p>$3,99</text:p>
          </table:table-cell>
          <table:table-cell table:style-name="ce196" table:formula="of:=[Расчёты.$B$19]" office:value-type="float" office:value="2" calcext:value-type="float">
            <text:p>2</text:p>
          </table:table-cell>
          <table:table-cell table:style-name="ce203"/>
          <table:table-cell table:style-name="ce207" table:formula="of:=[.B23]*[.C23]" office:value-type="currency" office:currency="USD" office:value="7.98" calcext:value-type="currency">
            <text:p>$7,98</text:p>
          </table:table-cell>
          <table:table-cell table:style-name="ce212" office:value-type="string" calcext:value-type="string">
            <text:p><text:a xlink:href="https://letyshops.com/r/aliexpress-bbc227425220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194" table:formula="of:=[Расчёты.$B$19]" office:value-type="float" office:value="2" calcext:value-type="float">
            <text:p>2</text:p>
          </table:table-cell>
          <table:table-cell table:style-name="ce201" table:formula="of:=2*([.D26]+0.04+[.D18]+0.07)" office:value-type="float" office:value="1.82" calcext:value-type="float">
            <text:p>1,82</text:p>
          </table:table-cell>
          <table:table-cell table:style-name="ce169" table:formula="of:=[.B24]*[.C24]*[.D24]" office:value-type="currency" office:currency="USD" office:value="8.008" calcext:value-type="currency">
            <text:p>$8,01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37" office:value-type="string" calcext:value-type="string" table:number-columns-spanned="7" table:number-rows-spanned="1">
            <text:p>Ось Y</text:p>
          </table:table-cell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157"/>
          <table:table-cell table:number-columns-repeated="1017"/>
        </table:table-row>
        <table:table-row table:style-name="ro7">
          <table:table-cell table:style-name="ce179" office:value-type="string" calcext:value-type="string">
            <text:p>Рельса MGN12</text:p>
          </table:table-cell>
          <table:table-cell table:style-name="ce190" office:value-type="currency" office:currency="USD" office:value="90" calcext:value-type="currency">
            <text:p>$90,00</text:p>
          </table:table-cell>
          <table:table-cell table:style-name="ce197" office:value-type="float" office:value="2" calcext:value-type="float">
            <text:p>2</text:p>
          </table:table-cell>
          <table:table-cell table:style-name="ce204" table:formula="of:=COM.MICROSOFT.CEILING.PRECISE([$Расчёты.B17]+40;50)/1000" office:value-type="float" office:value="0.3" calcext:value-type="float">
            <text:p>0,30</text:p>
          </table:table-cell>
          <table:table-cell table:style-name="ce169" table:formula="of:=[.B26]*[.C26]*[.D26]" office:value-type="currency" office:currency="USD" office:value="54" calcext:value-type="currency">
            <text:p>$54,00</text:p>
          </table:table-cell>
          <table:table-cell table:style-name="ce79" office:value-type="string" calcext:value-type="string">
            <text:p><text:a xlink:href="https://letyshops.com/r/aliexpress-985ff2780ede" xlink:type="simple">Aliexpress</text:a></text:p>
          </table:table-cell>
          <table:table-cell table:style-name="ce157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180" office:value-type="string" calcext:value-type="string">
            <text:p>Каретка MGN12H</text:p>
          </table:table-cell>
          <table:table-cell table:style-name="ce191" office:value-type="currency" office:currency="USD" office:value="24" calcext:value-type="currency">
            <text:p>$24,00</text:p>
          </table:table-cell>
          <table:table-cell table:style-name="ce198" office:value-type="float" office:value="2" calcext:value-type="float">
            <text:p>2</text:p>
          </table:table-cell>
          <table:table-cell table:style-name="ce205"/>
          <table:table-cell table:style-name="ce207" table:formula="of:=[.B27]*[.C27]" office:value-type="currency" office:currency="USD" office:value="48" calcext:value-type="currency">
            <text:p>$48,00</text:p>
          </table:table-cell>
          <table:table-cell table:style-name="ce213" office:value-type="string" calcext:value-type="string">
            <text:p><text:a xlink:href="https://letyshops.com/r/aliexpress-5661868c7f02" xlink:type="simple">Aliexpress</text:a></text:p>
          </table:table-cell>
          <table:table-cell table:style-name="ce157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41" office:value-type="string" calcext:value-type="string">
            <text:p>Мотор Nema17; 42-60мм</text:p>
          </table:table-cell>
          <table:table-cell table:style-name="ce188" table:formula="of:=24.5/3" office:value-type="currency" office:currency="USD" office:value="8.16666666666667" calcext:value-type="currency">
            <text:p>$8,17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28]*[.C28]" office:value-type="currency" office:currency="USD" office:value="8.16666666666667" calcext:value-type="currency">
            <text:p>$8,17</text:p>
          </table:table-cell>
          <table:table-cell table:style-name="ce211" office:value-type="string" calcext:value-type="string">
            <text:p><text:a xlink:href="https://letyshops.com/r/aliexpress-354b069acf0e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182" office:value-type="string" calcext:value-type="string">
            <text:p>Подшипник f688zz</text:p>
          </table:table-cell>
          <table:table-cell table:style-name="ce191" table:formula="of:=7.58/10" office:value-type="currency" office:currency="USD" office:value="0.758" calcext:value-type="currency">
            <text:p>$0,76</text:p>
          </table:table-cell>
          <table:table-cell table:style-name="ce198" office:value-type="float" office:value="3" calcext:value-type="float">
            <text:p>3</text:p>
          </table:table-cell>
          <table:table-cell table:style-name="ce205"/>
          <table:table-cell table:style-name="ce207" table:formula="of:=[.B29]*[.C29]" office:value-type="currency" office:currency="USD" office:value="2.274" calcext:value-type="currency">
            <text:p>$2,27</text:p>
          </table:table-cell>
          <table:table-cell table:style-name="ce213" office:value-type="string" calcext:value-type="string">
            <text:p><text:a xlink:href="https://letyshops.com/r/aliexpress-256301b5ac21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23zz</text:p>
          </table:table-cell>
          <table:table-cell table:style-name="ce188" table:formula="of:=6.59/10" office:value-type="currency" office:currency="USD" office:value="0.659" calcext:value-type="currency">
            <text:p>$0,66</text:p>
          </table:table-cell>
          <table:table-cell table:style-name="ce194" table:formula="of:=[Расчёты.$B$19]*2" office:value-type="float" office:value="4" calcext:value-type="float">
            <text:p>4</text:p>
          </table:table-cell>
          <table:table-cell table:style-name="ce201"/>
          <table:table-cell table:style-name="ce169" table:formula="of:=[.B30]*[.C30]" office:value-type="currency" office:currency="USD" office:value="2.636" calcext:value-type="currency">
            <text:p>$2,64</text:p>
          </table:table-cell>
          <table:table-cell table:style-name="ce79" office:value-type="string" calcext:value-type="string">
            <text:p><text:a xlink:href="https://letyshops.com/r/aliexpress-4ac043ca6265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178" office:value-type="string" calcext:value-type="string">
            <text:p>Подшипник 623zz</text:p>
          </table:table-cell>
          <table:table-cell table:style-name="ce189" table:formula="of:=5.59/10" office:value-type="currency" office:currency="USD" office:value="0.559" calcext:value-type="currency">
            <text:p>$0,56</text:p>
          </table:table-cell>
          <table:table-cell table:style-name="ce196" table:formula="of:=[Расчёты.$B$19]*1" office:value-type="float" office:value="2" calcext:value-type="float">
            <text:p>2</text:p>
          </table:table-cell>
          <table:table-cell table:style-name="ce203"/>
          <table:table-cell table:style-name="ce207" table:formula="of:=[.B31]*[.C31]" office:value-type="currency" office:currency="USD" office:value="1.118" calcext:value-type="currency">
            <text:p>$1,12</text:p>
          </table:table-cell>
          <table:table-cell table:style-name="ce212" office:value-type="string" calcext:value-type="string">
            <text:p><text:a xlink:href="https://letyshops.com/r/aliexpress-d2879af9e61e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41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197" office:value-type="float" office:value="1" calcext:value-type="float">
            <text:p>1</text:p>
          </table:table-cell>
          <table:table-cell table:style-name="ce204"/>
          <table:table-cell table:style-name="ce169" table:formula="of:=[.B32]*[.C32]" office:value-type="currency" office:currency="USD" office:value="3.99" calcext:value-type="currency">
            <text:p>$3,99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182" office:value-type="string" calcext:value-type="string">
            <text:p>Шкив 2GT; вн.диам. 8Мм; 20 зубов </text:p>
          </table:table-cell>
          <table:table-cell table:style-name="ce189" office:value-type="currency" office:currency="USD" office:value="3.99" calcext:value-type="currency">
            <text:p>$3,99</text:p>
          </table:table-cell>
          <table:table-cell table:style-name="ce198" office:value-type="float" office:value="3" calcext:value-type="float">
            <text:p>3</text:p>
          </table:table-cell>
          <table:table-cell table:style-name="ce205"/>
          <table:table-cell table:style-name="ce207" table:formula="of:=[.B33]*[.C33]" office:value-type="currency" office:currency="USD" office:value="11.97" calcext:value-type="currency">
            <text:p>$11,97</text:p>
          </table:table-cell>
          <table:table-cell table:style-name="ce212" office:value-type="string" calcext:value-type="string">
            <text:p><text:a xlink:href="https://letyshops.com/r/aliexpress-bbc227425220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41" office:value-type="string" calcext:value-type="string">
            <text:p>Вал диам.8</text:p>
          </table:table-cell>
          <table:table-cell table:style-name="ce190" table:formula="of:=13.04/0.6/2" office:value-type="currency" office:currency="USD" office:value="10.8666666666667" calcext:value-type="currency">
            <text:p>$10,87</text:p>
          </table:table-cell>
          <table:table-cell table:style-name="ce197" office:value-type="float" office:value="1" calcext:value-type="float">
            <text:p>1</text:p>
          </table:table-cell>
          <table:table-cell table:style-name="ce204" table:formula="of:=[.D18]+0.1" office:value-type="float" office:value="0.6" calcext:value-type="float">
            <text:p>0,60</text:p>
          </table:table-cell>
          <table:table-cell table:style-name="ce169" table:formula="of:=[.B34]*[.C34]*[.D34]" office:value-type="currency" office:currency="USD" office:value="6.52000000000002" calcext:value-type="currency">
            <text:p>$6,52</text:p>
          </table:table-cell>
          <table:table-cell table:style-name="ce79" office:value-type="string" calcext:value-type="string">
            <text:p><text:a xlink:href="https://letyshops.com/r/aliexpress-fc415f9d05ce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178" office:value-type="string" calcext:value-type="string">
            <text:p>Ремень 2GT; 9-10мм; открытый</text:p>
          </table:table-cell>
          <table:table-cell table:style-name="ce189" office:value-type="currency" office:currency="USD" office:value="2.2" calcext:value-type="currency">
            <text:p>$2,20</text:p>
          </table:table-cell>
          <table:table-cell table:style-name="ce196" office:value-type="float" office:value="2" calcext:value-type="float">
            <text:p>2</text:p>
          </table:table-cell>
          <table:table-cell table:style-name="ce203" table:formula="of:=2*([.D26]+0.07)" office:value-type="float" office:value="0.74" calcext:value-type="float">
            <text:p>0,74</text:p>
          </table:table-cell>
          <table:table-cell table:style-name="ce207" table:formula="of:=[.B35]*[.C35]*[.D35]" office:value-type="currency" office:currency="USD" office:value="3.256" calcext:value-type="currency">
            <text:p>$3,26</text:p>
          </table:table-cell>
          <table:table-cell table:style-name="ce212" office:value-type="string" calcext:value-type="string">
            <text:p><text:a xlink:href="https://letyshops.com/r/aliexpress-777b32907fa4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кольцо 150мм</text:p>
          </table:table-cell>
          <table:table-cell table:style-name="ce188" table:formula="of:=8.99/5" office:value-type="currency" office:currency="USD" office:value="1.798" calcext:value-type="currency">
            <text:p>$1,80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36]*[.C36]" office:value-type="currency" office:currency="USD" office:value="1.798" calcext:value-type="currency">
            <text:p>$1,80</text:p>
          </table:table-cell>
          <table:table-cell table:style-name="ce211" office:value-type="string" calcext:value-type="string">
            <text:p><text:a xlink:href="https://letyshops.com/r/aliexpress-91506a5256f7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60" office:value-type="string" calcext:value-type="string" table:number-columns-spanned="7" table:number-rows-spanned="1">
            <text:p>Ось Z</text:p>
          </table:table-cell>
          <table:covered-table-cell table:style-name="ce190"/>
          <table:covered-table-cell table:style-name="ce197"/>
          <table:covered-table-cell table:style-name="ce204"/>
          <table:covered-table-cell table:style-name="ce208"/>
          <table:covered-table-cell table:style-name="ce79"/>
          <table:covered-table-cell table:style-name="ce41"/>
          <table:table-cell table:number-columns-repeated="1017"/>
        </table:table-row>
        <table:table-row table:style-name="ro7">
          <table:table-cell table:style-name="ce179" office:value-type="string" calcext:value-type="string">
            <text:p>Каретка Openbuilds в сборе</text:p>
          </table:table-cell>
          <table:table-cell table:style-name="ce190" office:value-type="currency" office:currency="USD" office:value="4.13" calcext:value-type="currency">
            <text:p>$4,13</text:p>
          </table:table-cell>
          <table:table-cell table:style-name="ce197" table:formula="of:=[$Расчёты.B20]" office:value-type="float" office:value="2" calcext:value-type="float">
            <text:p>2</text:p>
          </table:table-cell>
          <table:table-cell table:style-name="ce204"/>
          <table:table-cell table:style-name="ce169" table:formula="of:=[.B38]*[.C38]" office:value-type="currency" office:currency="USD" office:value="8.26" calcext:value-type="currency">
            <text:p>$8,26</text:p>
          </table:table-cell>
          <table:table-cell table:style-name="ce79" office:value-type="string" calcext:value-type="string">
            <text:p><text:a xlink:href="https://letyshops.com/r/aliexpress-79088e0bd19b" xlink:type="simple">Aliexpress</text:a></text:p>
          </table:table-cell>
          <table:table-cell table:style-name="ce41"/>
          <table:table-cell table:number-columns-repeated="1017"/>
        </table:table-row>
        <table:table-row table:style-name="ro7">
          <table:table-cell table:style-name="ce178" office:value-type="string" calcext:value-type="string">
            <text:p>Винт Tr8x2</text:p>
          </table:table-cell>
          <table:table-cell table:style-name="ce189" table:formula="of:=5.12/0.3" office:value-type="currency" office:currency="USD" office:value="17.0666666666667" calcext:value-type="currency">
            <text:p>$17,07</text:p>
          </table:table-cell>
          <table:table-cell table:style-name="ce196" office:value-type="float" office:value="2" calcext:value-type="float">
            <text:p>2</text:p>
          </table:table-cell>
          <table:table-cell table:style-name="ce203" table:formula="of:=COM.MICROSOFT.CEILING.PRECISE(([$Настройки.B3]+30)/1000;0.05)" office:value-type="float" office:value="0.3" calcext:value-type="float">
            <text:p>0,30</text:p>
          </table:table-cell>
          <table:table-cell table:style-name="ce207" table:formula="of:=[.B39]*[.C39]*[.D39]" office:value-type="currency" office:currency="USD" office:value="10.24" calcext:value-type="currency">
            <text:p>$10,24</text:p>
          </table:table-cell>
          <table:table-cell table:style-name="ce212" office:value-type="string" calcext:value-type="string">
            <text:p><text:a xlink:href="https://letyshops.com/r/aliexpress-345577b8ed7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айка POM Tr8x2</text:p>
          </table:table-cell>
          <table:table-cell table:style-name="ce188" office:value-type="currency" office:currency="USD" office:value="0.38" calcext:value-type="currency">
            <text:p>$0,38</text:p>
          </table:table-cell>
          <table:table-cell table:style-name="ce194" office:value-type="float" office:value="2" calcext:value-type="float">
            <text:p>2</text:p>
          </table:table-cell>
          <table:table-cell table:style-name="ce201"/>
          <table:table-cell table:style-name="ce169" table:formula="of:=[.B40]*[.C40]" office:value-type="currency" office:currency="USD" office:value="0.76" calcext:value-type="currency">
            <text:p>$0,76</text:p>
          </table:table-cell>
          <table:table-cell table:style-name="ce211" office:value-type="string" calcext:value-type="string">
            <text:p><text:a xlink:href="https://letyshops.com/r/aliexpress-b6f62828f58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Мотор Nema17; 30-42мм</text:p>
          </table:table-cell>
          <table:table-cell table:style-name="ce189" office:value-type="currency" office:currency="USD" office:value="7.6" calcext:value-type="currency">
            <text:p>$7,60</text:p>
          </table:table-cell>
          <table:table-cell table:style-name="ce196" office:value-type="float" office:value="2" calcext:value-type="float">
            <text:p>2</text:p>
          </table:table-cell>
          <table:table-cell table:style-name="ce203"/>
          <table:table-cell table:style-name="ce207" table:formula="of:=[.B41]*[.C41]" office:value-type="currency" office:currency="USD" office:value="15.2" calcext:value-type="currency">
            <text:p>$15,20</text:p>
          </table:table-cell>
          <table:table-cell table:style-name="ce212" office:value-type="string" calcext:value-type="string">
            <text:p><text:a xlink:href="https://letyshops.com/r/aliexpress-159fdf33216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уфта 5x8мм</text:p>
          </table:table-cell>
          <table:table-cell table:style-name="ce188" office:value-type="currency" office:currency="USD" office:value="2.15" calcext:value-type="currency">
            <text:p>$2,15</text:p>
          </table:table-cell>
          <table:table-cell table:style-name="ce194" office:value-type="float" office:value="2" calcext:value-type="float">
            <text:p>2</text:p>
          </table:table-cell>
          <table:table-cell table:style-name="ce201"/>
          <table:table-cell table:style-name="ce169" table:formula="of:=[.B42]*[.C42]" office:value-type="currency" office:currency="USD" office:value="4.3" calcext:value-type="currency">
            <text:p>$4,30</text:p>
          </table:table-cell>
          <table:table-cell table:style-name="ce211" office:value-type="string" calcext:value-type="string">
            <text:p><text:a xlink:href="https://letyshops.com/r/aliexpress-bf25e144b00c" xlink:type="simple">Aliexpress</text:a></text:p>
          </table:table-cell>
          <table:table-cell table:style-name="ce157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 table:number-columns-spanned="7" table:number-rows-spanned="1">
            <text:p>Стол</text:p>
          </table:table-cell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300x250мм; толщина 4мм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194" table:formula="of:=IF([$Настройки.$B$2]=[$БД.A3];1;0)" office:value-type="float" office:value="0" calcext:value-type="float">
            <text:p>0</text:p>
          </table:table-cell>
          <table:table-cell table:style-name="ce201"/>
          <table:table-cell table:style-name="ce169" table:formula="of:=[.B44]*[.C4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56" office:value-type="string" calcext:value-type="string" table:number-columns-spanned="1" table:number-rows-spanned="7">
            <text:p>Выбрать одно. Запас по размеру нужен для того, чтобы пружины не попадали в грелку. Если в вашем варианте винты в любом случае будут проходить через грелку, то запас можно убрать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Плита стола 300x350мм; толщина 4мм</text:p>
          </table:table-cell>
          <table:table-cell table:style-name="ce189" table:formula="of:=1120/75" office:value-type="currency" office:currency="USD" office:value="14.9333333333333" calcext:value-type="currency">
            <text:p>$14,93</text:p>
          </table:table-cell>
          <table:table-cell table:style-name="ce196" table:formula="of:=IF([$Настройки.$B$2]=[$БД.A4];1;0)" office:value-type="float" office:value="0" calcext:value-type="float">
            <text:p>0</text:p>
          </table:table-cell>
          <table:table-cell table:style-name="ce203"/>
          <table:table-cell table:style-name="ce207" table:formula="of:=[.B45]*[.C4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400x300мм; толщина 4мм</text:p>
          </table:table-cell>
          <table:table-cell table:style-name="ce188" table:formula="of:=1120/75" office:value-type="currency" office:currency="USD" office:value="14.9333333333333" calcext:value-type="currency">
            <text:p>$14,93</text:p>
          </table:table-cell>
          <table:table-cell table:style-name="ce194" table:formula="of:=IF([$Настройки.$B$2]=[$БД.A5];1;0)" office:value-type="float" office:value="1" calcext:value-type="float">
            <text:p>1</text:p>
          </table:table-cell>
          <table:table-cell table:style-name="ce201"/>
          <table:table-cell table:style-name="ce169" table:formula="of:=[.B46]*[.C46]" office:value-type="currency" office:currency="USD" office:value="14.9333333333333" calcext:value-type="currency">
            <text:p>$14,93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Плита стола 400x350мм; толщина 4мм</text:p>
          </table:table-cell>
          <table:table-cell table:style-name="ce189" table:formula="of:=1190/74" office:value-type="currency" office:currency="USD" office:value="16.0810810810811" calcext:value-type="currency">
            <text:p>$16,08</text:p>
          </table:table-cell>
          <table:table-cell table:style-name="ce196" table:formula="of:=IF([$Настройки.$B$2]=[$БД.A6];1;0)" office:value-type="float" office:value="0" calcext:value-type="float">
            <text:p>0</text:p>
          </table:table-cell>
          <table:table-cell table:style-name="ce203"/>
          <table:table-cell table:style-name="ce207" table:formula="of:=[.B47]*[.C4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400x450мм; толщина 4мм</text:p>
          </table:table-cell>
          <table:table-cell table:style-name="ce188" table:formula="of:=1780/74" office:value-type="currency" office:currency="USD" office:value="24.0540540540541" calcext:value-type="currency">
            <text:p>$24,05</text:p>
          </table:table-cell>
          <table:table-cell table:style-name="ce194" table:formula="of:=IF([$Настройки.$B$2]=[$БД.A7];1;0)" office:value-type="float" office:value="0" calcext:value-type="float">
            <text:p>0</text:p>
          </table:table-cell>
          <table:table-cell table:style-name="ce201"/>
          <table:table-cell table:style-name="ce169" table:formula="of:=[.B48]*[.C48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Плита стола 450x500мм; толщина 4мм</text:p>
          </table:table-cell>
          <table:table-cell table:style-name="ce189" table:formula="of:=1850/74" office:value-type="currency" office:currency="USD" office:value="25" calcext:value-type="currency">
            <text:p>$25,00</text:p>
          </table:table-cell>
          <table:table-cell table:style-name="ce196" table:formula="of:=IF([$Настройки.$B$2]=[$БД.A8];1;0)" office:value-type="float" office:value="0" calcext:value-type="float">
            <text:p>0</text:p>
          </table:table-cell>
          <table:table-cell table:style-name="ce203"/>
          <table:table-cell table:style-name="ce207" table:formula="of:=[.B49]*[.C49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лита стола 510x560мм; толщина 4мм</text:p>
          </table:table-cell>
          <table:table-cell table:style-name="ce188" table:formula="of:=2000/74" office:value-type="currency" office:currency="USD" office:value="27.027027027027" calcext:value-type="currency">
            <text:p>$27,03</text:p>
          </table:table-cell>
          <table:table-cell table:style-name="ce194" table:formula="of:=IF([$Настройки.$B$2]=[$БД.A9];1;0)" office:value-type="float" office:value="0" calcext:value-type="float">
            <text:p>0</text:p>
          </table:table-cell>
          <table:table-cell table:style-name="ce201"/>
          <table:table-cell table:style-name="ce169" table:formula="of:=[.B50]*[.C5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300х200мм</text:p>
          </table:table-cell>
          <table:table-cell table:style-name="ce189" office:value-type="currency" office:currency="USD" office:value="49.99" calcext:value-type="currency">
            <text:p>$49,99</text:p>
          </table:table-cell>
          <table:table-cell table:style-name="ce196" table:formula="of:=[.C44]" office:value-type="float" office:value="0" calcext:value-type="float">
            <text:p>0</text:p>
          </table:table-cell>
          <table:table-cell table:style-name="ce203"/>
          <table:table-cell table:style-name="ce207" table:formula="of:=[.B51]*[.C51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0941f091a735" xlink:type="simple">Aliexpress</text:a></text:p>
          </table:table-cell>
          <table:table-cell table:style-name="ce216" office:value-type="string" calcext:value-type="string" table:number-columns-spanned="1" table:number-rows-spanned="7">
            <text:p>Выбрать одно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310х310мм</text:p>
          </table:table-cell>
          <table:table-cell table:style-name="ce188" office:value-type="currency" office:currency="USD" office:value="69.99" calcext:value-type="currency">
            <text:p>$69,99</text:p>
          </table:table-cell>
          <table:table-cell table:style-name="ce194" table:formula="of:=[.C45]" office:value-type="float" office:value="0" calcext:value-type="float">
            <text:p>0</text:p>
          </table:table-cell>
          <table:table-cell table:style-name="ce201"/>
          <table:table-cell table:style-name="ce169" table:formula="of:=[.B52]*[.C5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6efee4580aaf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400х250мм</text:p>
          </table:table-cell>
          <table:table-cell table:style-name="ce189" office:value-type="currency" office:currency="USD" office:value="81.9" calcext:value-type="currency">
            <text:p>$81,90</text:p>
          </table:table-cell>
          <table:table-cell table:style-name="ce196" table:formula="of:=[.C46]" office:value-type="float" office:value="1" calcext:value-type="float">
            <text:p>1</text:p>
          </table:table-cell>
          <table:table-cell table:style-name="ce203"/>
          <table:table-cell table:style-name="ce207" table:formula="of:=[.B53]*[.C53]" office:value-type="currency" office:currency="USD" office:value="81.9" calcext:value-type="currency">
            <text:p>$81,90</text:p>
          </table:table-cell>
          <table:table-cell table:style-name="ce212" office:value-type="string" calcext:value-type="string">
            <text:p><text:a xlink:href="https://letyshops.com/r/aliexpress-af8e32d7baa4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400х300мм</text:p>
          </table:table-cell>
          <table:table-cell table:style-name="ce188" office:value-type="currency" office:currency="USD" office:value="86.5" calcext:value-type="currency">
            <text:p>$86,50</text:p>
          </table:table-cell>
          <table:table-cell table:style-name="ce194" table:formula="of:=[.C47]" office:value-type="float" office:value="0" calcext:value-type="float">
            <text:p>0</text:p>
          </table:table-cell>
          <table:table-cell table:style-name="ce201"/>
          <table:table-cell table:style-name="ce169" table:formula="of:=[.B54]*[.C5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8d5214ad3687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400х400мм</text:p>
          </table:table-cell>
          <table:table-cell table:style-name="ce189" office:value-type="currency" office:currency="USD" office:value="109.9" calcext:value-type="currency">
            <text:p>$109,90</text:p>
          </table:table-cell>
          <table:table-cell table:style-name="ce196" table:formula="of:=[.C48]" office:value-type="float" office:value="0" calcext:value-type="float">
            <text:p>0</text:p>
          </table:table-cell>
          <table:table-cell table:style-name="ce203"/>
          <table:table-cell table:style-name="ce207" table:formula="of:=[.B55]*[.C55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aliexpress.ru/item/32824678295.html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релка AC 220V; 450х450мм</text:p>
          </table:table-cell>
          <table:table-cell table:style-name="ce188" office:value-type="currency" office:currency="USD" office:value="159.9" calcext:value-type="currency">
            <text:p>$159,90</text:p>
          </table:table-cell>
          <table:table-cell table:style-name="ce194" table:formula="of:=[.C49]" office:value-type="float" office:value="0" calcext:value-type="float">
            <text:p>0</text:p>
          </table:table-cell>
          <table:table-cell table:style-name="ce201"/>
          <table:table-cell table:style-name="ce169" table:formula="of:=[.B56]*[.C56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2d5574fa5a60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Грелка AC 220V; 508х508мм</text:p>
          </table:table-cell>
          <table:table-cell table:style-name="ce189" office:value-type="currency" office:currency="USD" office:value="199" calcext:value-type="currency">
            <text:p>$199,00</text:p>
          </table:table-cell>
          <table:table-cell table:style-name="ce196" table:formula="of:=[.C50]" office:value-type="float" office:value="0" calcext:value-type="float">
            <text:p>0</text:p>
          </table:table-cell>
          <table:table-cell table:style-name="ce203"/>
          <table:table-cell table:style-name="ce207" table:formula="of:=[.B57]*[.C57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7564419f991f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6">
          <table:table-cell table:style-name="ce157" office:value-type="string" calcext:value-type="string">
            <text:p>Стекло; толщина 3-4мм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58]*[.C58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N/A</text:p>
          </table:table-cell>
          <table:table-cell table:style-name="ce157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Прищепка для стекла</text:p>
          </table:table-cell>
          <table:table-cell table:style-name="ce189" table:formula="of:=1.57/4" office:value-type="currency" office:currency="USD" office:value="0.3925" calcext:value-type="currency">
            <text:p>$0,39</text:p>
          </table:table-cell>
          <table:table-cell table:style-name="ce196" office:value-type="float" office:value="4" calcext:value-type="float">
            <text:p>4</text:p>
          </table:table-cell>
          <table:table-cell table:style-name="ce203"/>
          <table:table-cell table:style-name="ce169" table:formula="of:=[.B59]*[.C59]" office:value-type="currency" office:currency="USD" office:value="1.57" calcext:value-type="currency">
            <text:p>$1,57</text:p>
          </table:table-cell>
          <table:table-cell table:style-name="ce212" office:value-type="string" calcext:value-type="string">
            <text:p><text:a xlink:href="https://letyshops.com/r/aliexpress-d4270b4ecca1" xlink:type="simple">Aliexpress</text:a></text:p>
          </table:table-cell>
          <table:table-cell table:style-name="ce157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ужина OD8 L25</text:p>
          </table:table-cell>
          <table:table-cell table:style-name="ce188" table:formula="of:=1.75/10" office:value-type="currency" office:currency="USD" office:value="0.175" calcext:value-type="currency">
            <text:p>$0,18</text:p>
          </table:table-cell>
          <table:table-cell table:style-name="ce194" table:formula="of:=COM.MICROSOFT.FLOOR.PRECISE(IF([$Расчёты.B16]&gt;=300;3;2)*IF([$Расчёты.B17]&gt;=300;3;2);2)" office:value-type="float" office:value="6" calcext:value-type="float">
            <text:p>6</text:p>
          </table:table-cell>
          <table:table-cell table:style-name="ce201"/>
          <table:table-cell table:style-name="ce169" table:formula="of:=[.B60]*[.C60]" office:value-type="currency" office:currency="USD" office:value="1.05" calcext:value-type="currency">
            <text:p>$1,05</text:p>
          </table:table-cell>
          <table:table-cell table:style-name="ce211" office:value-type="string" calcext:value-type="string">
            <text:p><text:a xlink:href="https://letyshops.com/r/aliexpress-88b278e06ef8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37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200Вт</text:p>
          </table:table-cell>
          <table:table-cell table:style-name="ce188" table:formula="of:=2060/74" office:value-type="currency" office:currency="USD" office:value="27.8378378378378" calcext:value-type="currency">
            <text:p>$27,84</text:p>
          </table:table-cell>
          <table:table-cell table:style-name="ce194" table:formula="of:=IF([$Расчёты.$D$12]&lt;=200;1;0)" office:value-type="float" office:value="1" calcext:value-type="float">
            <text:p>1</text:p>
          </table:table-cell>
          <table:table-cell table:style-name="ce201"/>
          <table:table-cell table:style-name="ce169" table:formula="of:=[.B62]*[.C62]" office:value-type="currency" office:currency="USD" office:value="27.8378378378378" calcext:value-type="currency">
            <text:p>$27,84</text:p>
          </table:table-cell>
          <table:table-cell table:style-name="ce211" office:value-type="string" calcext:value-type="string">
            <text:p><text:a xlink:href="https://www.chipdip.ru/product/lrs-2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Блок питания 24в 350Вт</text:p>
          </table:table-cell>
          <table:table-cell table:style-name="ce189" table:formula="of:=2530/74" office:value-type="currency" office:currency="USD" office:value="34.1891891891892" calcext:value-type="currency">
            <text:p>$34,19</text:p>
          </table:table-cell>
          <table:table-cell table:style-name="ce196" table:formula="of:=IF(AND([$Расчёты.$D$12]&gt;200;[$Расчёты.$D$12]&lt;=350);1;0)" office:value-type="float" office:value="0" calcext:value-type="float">
            <text:p>0</text:p>
          </table:table-cell>
          <table:table-cell table:style-name="ce203"/>
          <table:table-cell table:style-name="ce207" table:formula="of:=[.B63]*[.C63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lrs-35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Блок питания 5в 15Вт</text:p>
          </table:table-cell>
          <table:table-cell table:style-name="ce189" table:formula="of:=610/74" office:value-type="currency" office:currency="USD" office:value="8.24324324324324" calcext:value-type="currency">
            <text:p>$8,24</text:p>
          </table:table-cell>
          <table:table-cell table:style-name="ce196" table:formula="of:=IF([$Настройки.B10]=[$БД.A46];1;0)" office:value-type="float" office:value="0" calcext:value-type="float">
            <text:p>0</text:p>
          </table:table-cell>
          <table:table-cell table:style-name="ce203"/>
          <table:table-cell table:style-name="ce207" table:formula="of:=[.B64]*[.C64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www.chipdip.ru/product/rs-15-5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реобразователь DC-DC 24→5в 3А</text:p>
          </table:table-cell>
          <table:table-cell table:style-name="ce188" table:formula="of:=990/74" office:value-type="currency" office:currency="USD" office:value="13.3783783783784" calcext:value-type="currency">
            <text:p>$13,38</text:p>
          </table:table-cell>
          <table:table-cell table:style-name="ce194" table:formula="of:=IF([$Настройки.B10]=[$БД.A45];1;0)" office:value-type="float" office:value="0" calcext:value-type="float">
            <text:p>0</text:p>
          </table:table-cell>
          <table:table-cell table:style-name="ce201"/>
          <table:table-cell table:style-name="ce169" table:formula="of:=[.B65]*[.C65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sd-15b-5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Rumba32 + 6x tmc2209</text:p>
          </table:table-cell>
          <table:table-cell table:style-name="ce189" office:value-type="currency" office:currency="USD" office:value="51.52" calcext:value-type="currency">
            <text:p>$51,52</text:p>
          </table:table-cell>
          <table:table-cell table:style-name="ce196" table:formula="of:=IF([$Настройки.$B$6]=[$БД.A21];1;0)" office:value-type="float" office:value="0" calcext:value-type="float">
            <text:p>0</text:p>
          </table:table-cell>
          <table:table-cell table:style-name="ce203"/>
          <table:table-cell table:style-name="ce207" table:formula="of:=[.B66]*[.C66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983637e6510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Spider + 8x tmc2209</text:p>
          </table:table-cell>
          <table:table-cell table:style-name="ce188" office:value-type="currency" office:currency="USD" office:value="64.99" calcext:value-type="currency">
            <text:p>$64,99</text:p>
          </table:table-cell>
          <table:table-cell table:style-name="ce194" table:formula="of:=IF([$Настройки.$B$6]=[$БД.A22];1;0)" office:value-type="float" office:value="1" calcext:value-type="float">
            <text:p>1</text:p>
          </table:table-cell>
          <table:table-cell table:style-name="ce201"/>
          <table:table-cell table:style-name="ce169" table:formula="of:=[.B67]*[.C67]" office:value-type="currency" office:currency="USD" office:value="64.99" calcext:value-type="currency">
            <text:p>$64,99</text:p>
          </table:table-cell>
          <table:table-cell table:style-name="ce211" office:value-type="string" calcext:value-type="string">
            <text:p><text:a xlink:href="https://letyshops.com/r/aliexpress-6caa1e86b34b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Octopus + 8x tmc2209</text:p>
          </table:table-cell>
          <table:table-cell table:style-name="ce189" office:value-type="currency" office:currency="USD" office:value="65.95" calcext:value-type="currency">
            <text:p>$65,95</text:p>
          </table:table-cell>
          <table:table-cell table:style-name="ce196" table:formula="of:=IF([$Настройки.$B$6]=[$БД.A23];1;0)" office:value-type="float" office:value="0" calcext:value-type="float">
            <text:p>0</text:p>
          </table:table-cell>
          <table:table-cell table:style-name="ce203"/>
          <table:table-cell table:style-name="ce207" table:formula="of:=[.B68]*[.C68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b4a708868bf4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83" table:formula="of:=[$БД.A27]" office:value-type="string" office:string-value="Raspberry Pi Zero W" calcext:value-type="string">
            <text:p>Raspberry Pi Zero W</text:p>
          </table:table-cell>
          <table:table-cell table:style-name="ce188" office:value-type="currency" office:currency="USD" office:value="20" calcext:value-type="currency">
            <text:p>$20,00</text:p>
          </table:table-cell>
          <table:table-cell table:style-name="ce194" table:formula="of:=IF([$Настройки.$B$8]=[$БД.A27];1;0)" office:value-type="float" office:value="0" calcext:value-type="float">
            <text:p>0</text:p>
          </table:table-cell>
          <table:table-cell table:style-name="ce201"/>
          <table:table-cell table:style-name="ce169" table:formula="of:=[.B69]*[.C69]" office:value-type="currency" office:currency="USD" office:value="0" calcext:value-type="currency">
            <text:p>$0,00</text:p>
          </table:table-cell>
          <table:table-cell table:style-name="ce211"/>
          <table:table-cell table:style-name="ce157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184" table:formula="of:=[$БД.A28]" office:value-type="string" office:string-value="Raspberry Pi 3B+" calcext:value-type="string">
            <text:p>Raspberry Pi 3B+</text:p>
          </table:table-cell>
          <table:table-cell table:style-name="ce189" office:value-type="currency" office:currency="USD" office:value="46.25" calcext:value-type="currency">
            <text:p>$46,25</text:p>
          </table:table-cell>
          <table:table-cell table:style-name="ce196" table:formula="of:=IF([$Настройки.$B$8]=[$БД.A28];1;0)" office:value-type="float" office:value="0" calcext:value-type="float">
            <text:p>0</text:p>
          </table:table-cell>
          <table:table-cell table:style-name="ce203"/>
          <table:table-cell table:style-name="ce207" table:formula="of:=[.B70]*[.C70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df0cfe5ca51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3" table:formula="of:=[$БД.A29]" office:value-type="string" office:string-value="Raspberry Pi 4" calcext:value-type="string">
            <text:p>Raspberry Pi 4</text:p>
          </table:table-cell>
          <table:table-cell table:style-name="ce188" office:value-type="currency" office:currency="USD" office:value="50.99" calcext:value-type="currency">
            <text:p>$50,99</text:p>
          </table:table-cell>
          <table:table-cell table:style-name="ce194" table:formula="of:=IF([$Настройки.$B$8]=[$БД.A29];1;0)" office:value-type="float" office:value="1" calcext:value-type="float">
            <text:p>1</text:p>
          </table:table-cell>
          <table:table-cell table:style-name="ce201"/>
          <table:table-cell table:style-name="ce169" table:formula="of:=[.B71]*[.C71]" office:value-type="currency" office:currency="USD" office:value="50.99" calcext:value-type="currency">
            <text:p>$50,99</text:p>
          </table:table-cell>
          <table:table-cell table:style-name="ce211" office:value-type="string" calcext:value-type="string">
            <text:p><text:a xlink:href="https://letyshops.com/r/aliexpress-4acabaab33f8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4" table:formula="of:=[$БД.A30]" office:value-type="string" office:string-value="Orange Pi Lite" calcext:value-type="string">
            <text:p>Orange Pi Lite</text:p>
          </table:table-cell>
          <table:table-cell table:style-name="ce189" office:value-type="currency" office:currency="USD" office:value="26.99" calcext:value-type="currency">
            <text:p>$26,99</text:p>
          </table:table-cell>
          <table:table-cell table:style-name="ce196" table:formula="of:=IF([$Настройки.$B$8]=[$БД.A30];1;0)" office:value-type="float" office:value="0" calcext:value-type="float">
            <text:p>0</text:p>
          </table:table-cell>
          <table:table-cell table:style-name="ce203"/>
          <table:table-cell table:style-name="ce207" table:formula="of:=[.B72]*[.C72]" office:value-type="currency" office:currency="USD" office:value="0" calcext:value-type="currency">
            <text:p>$0,00</text:p>
          </table:table-cell>
          <table:table-cell table:style-name="ce212" office:value-type="string" calcext:value-type="string">
            <text:p><text:a xlink:href="https://letyshops.com/r/aliexpress-39503f27008f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83" office:value-type="string" calcext:value-type="string">
            <text:p>Карта памяти microSD 32Gb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194" table:formula="of:=IF([$Настройки.B8]=[$БД.A26];0;1)" office:value-type="float" office:value="1" calcext:value-type="float">
            <text:p>1</text:p>
          </table:table-cell>
          <table:table-cell table:style-name="ce201"/>
          <table:table-cell table:style-name="ce169" table:formula="of:=[.B73]*[.C73]" office:value-type="currency" office:currency="USD" office:value="9.72972972972973" calcext:value-type="currency">
            <text:p>$9,73</text:p>
          </table:table-cell>
          <table:table-cell table:style-name="ce211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оптический</text:p>
          </table:table-cell>
          <table:table-cell table:style-name="ce188" office:value-type="currency" office:currency="USD" office:value="0.95" calcext:value-type="currency">
            <text:p>$0,95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74]*[.C74]" office:value-type="currency" office:currency="USD" office:value="0.95" calcext:value-type="currency">
            <text:p>$0,95</text:p>
          </table:table-cell>
          <table:table-cell table:style-name="ce211" office:value-type="string" calcext:value-type="string">
            <text:p><text:a xlink:href="https://letyshops.com/r/aliexpress-24f287fbaaf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Светодиодная лента</text:p>
          </table:table-cell>
          <table:table-cell table:style-name="ce189" table:formula="of:=1209/74/5" office:value-type="currency" office:currency="USD" office:value="3.26756756756757" calcext:value-type="currency">
            <text:p>$3,27</text:p>
          </table:table-cell>
          <table:table-cell table:style-name="ce196" table:formula="of:=IF([$Настройки.B9]=[$БД.A33];1;0)" office:value-type="float" office:value="1" calcext:value-type="float">
            <text:p>1</text:p>
          </table:table-cell>
          <table:table-cell table:style-name="ce203" table:formula="of:=[$Расчёты.B16]/1000" office:value-type="float" office:value="0.4" calcext:value-type="float">
            <text:p>0,40</text:p>
          </table:table-cell>
          <table:table-cell table:style-name="ce207" table:formula="of:=[.B75]*[.C75]*[.D75]" office:value-type="currency" office:currency="USD" office:value="1.30702702702703" calcext:value-type="currency">
            <text:p>$1,31</text:p>
          </table:table-cell>
          <table:table-cell table:style-name="ce212" office:value-type="string" calcext:value-type="string">
            <text:p><text:a xlink:href="https://letyshops.com/r/aliexpress-47e5283716a4" xlink:type="simple">Aliexpress</text:a></text:p>
          </table:table-cell>
          <table:table-cell table:style-name="ce157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7">
          <table:table-cell table:style-name="ce178" office:value-type="string" calcext:value-type="string">
            <text:p>Реле твердотельное 25А</text:p>
          </table:table-cell>
          <table:table-cell table:style-name="ce189" office:value-type="currency" office:currency="USD" office:value="3.07" calcext:value-type="currency">
            <text:p>$3,07</text:p>
          </table:table-cell>
          <table:table-cell table:style-name="ce196" table:formula="of:=IFERROR(COM.MICROSOFT.IFS([$Настройки.B2]=[#REF!];0;[$Настройки.B2]=[#REF!];0);1)" office:value-type="float" office:value="1" calcext:value-type="float">
            <text:p>1</text:p>
          </table:table-cell>
          <table:table-cell table:style-name="ce203"/>
          <table:table-cell table:style-name="ce207" table:formula="of:=[.B76]*[.C76]" office:value-type="currency" office:currency="USD" office:value="3.07" calcext:value-type="currency">
            <text:p>$3,07</text:p>
          </table:table-cell>
          <table:table-cell table:style-name="ce212" office:value-type="string" calcext:value-type="string">
            <text:p><text:a xlink:href="https://letyshops.com/r/aliexpress-abc8a3b74e7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механический</text:p>
          </table:table-cell>
          <table:table-cell table:style-name="ce188" table:formula="of:=(0.57+0.8)/10" office:value-type="currency" office:currency="USD" office:value="0.137" calcext:value-type="currency">
            <text:p>$0,14</text:p>
          </table:table-cell>
          <table:table-cell table:style-name="ce194" table:formula="of:=IF([$Расчёты.B19]=2;2;0)" office:value-type="float" office:value="2" calcext:value-type="float">
            <text:p>2</text:p>
          </table:table-cell>
          <table:table-cell table:style-name="ce201"/>
          <table:table-cell table:style-name="ce169" table:formula="of:=[.B77]*[.C77]" office:value-type="currency" office:currency="USD" office:value="0.274" calcext:value-type="currency">
            <text:p>$0,27</text:p>
          </table:table-cell>
          <table:table-cell table:style-name="ce211" office:value-type="string" calcext:value-type="string">
            <text:p><text:a xlink:href="https://letyshops.com/r/aliexpress-e1aff83268a3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37" office:value-type="string" calcext:value-type="string" table:number-columns-spanned="7" table:number-rows-spanned="1">
            <text:p>Зашивка и навесное</text:p>
          </table:table-cell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200мм</text:p>
          </table:table-cell>
          <table:table-cell table:style-name="ce188" table:formula="of:=999/74" office:value-type="currency" office:currency="USD" office:value="13.5" calcext:value-type="currency">
            <text:p>$13,50</text:p>
          </table:table-cell>
          <table:table-cell table:style-name="ce194" office:value-type="float" office:value="1" calcext:value-type="float">
            <text:p>1</text:p>
          </table:table-cell>
          <table:table-cell table:style-name="ce201"/>
          <table:table-cell table:style-name="ce169" table:formula="of:=[.B79]*[.C79]" office:value-type="currency" office:currency="USD" office:value="13.5" calcext:value-type="currency">
            <text:p>$13,50</text:p>
          </table:table-cell>
          <table:table-cell table:style-name="ce21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78" office:value-type="string" calcext:value-type="string">
            <text:p>Магнит D10 L1</text:p>
          </table:table-cell>
          <table:table-cell table:style-name="ce189" table:formula="of:=9.5/74" office:value-type="currency" office:currency="USD" office:value="0.128378378378378" calcext:value-type="currency">
            <text:p>$0,13</text:p>
          </table:table-cell>
          <table:table-cell table:style-name="ce196" table:formula="of:=2*[Расчёты.$B$19]" office:value-type="float" office:value="4" calcext:value-type="float">
            <text:p>4</text:p>
          </table:table-cell>
          <table:table-cell table:style-name="ce203"/>
          <table:table-cell table:style-name="ce207" table:formula="of:=[.B80]*[.C80]" office:value-type="currency" office:currency="USD" office:value="0.513513513513512" calcext:value-type="currency">
            <text:p>$0,51</text:p>
          </table:table-cell>
          <table:table-cell table:style-name="ce212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Подшипник f695zz</text:p>
          </table:table-cell>
          <table:table-cell table:style-name="ce188" table:formula="of:=8.89/10" office:value-type="currency" office:currency="USD" office:value="0.889" calcext:value-type="currency">
            <text:p>$0,89</text:p>
          </table:table-cell>
          <table:table-cell table:style-name="ce194" table:formula="of:=3*[$'Печатные детали'.F46]" office:value-type="float" office:value="24" calcext:value-type="float">
            <text:p>24</text:p>
          </table:table-cell>
          <table:table-cell table:style-name="ce201"/>
          <table:table-cell table:style-name="ce169" table:formula="of:=[.B81]*[.C81]" office:value-type="currency" office:currency="USD" office:value="21.336" calcext:value-type="currency">
            <text:p>$21,34</text:p>
          </table:table-cell>
          <table:table-cell table:style-name="ce211" office:value-type="string" calcext:value-type="string">
            <text:p><text:a xlink:href="https://letyshops.com/r/aliexpress-cef063966202" xlink:type="simple">Aliexpress</text:a></text:p>
          </table:table-cell>
          <table:table-cell table:style-name="ce157" office:value-type="string" calcext:value-type="string">
            <text:p>Можно заменить на вариант попроще и подешевле</text:p>
          </table:table-cell>
          <table:table-cell table:number-columns-repeated="1017"/>
        </table:table-row>
        <table:table-row table:style-name="ro6">
          <table:table-cell table:style-name="ce185" office:value-type="string" calcext:value-type="string" table:number-columns-spanned="4" table:number-rows-spanned="2">
            <text:p>Итого: </text:p>
          </table:table-cell>
          <table:covered-table-cell table:style-name="ce48"/>
          <table:covered-table-cell table:style-name="ce55"/>
          <table:covered-table-cell table:style-name="ce63"/>
          <table:table-cell table:style-name="ce209" table:formula="of:=SUM([.E$3:.E$81])" office:value-type="currency" office:currency="USD" office:value="682.570954954955" calcext:value-type="currency" table:number-columns-spanned="2" table:number-rows-spanned="2">
            <text:p>$682,57</text:p>
          </table:table-cell>
          <table:covered-table-cell table:style-name="ce75"/>
          <table:table-cell table:style-name="ce20" table:number-columns-spanned="1" table:number-rows-spanned="2"/>
          <table:table-cell table:number-columns-repeated="1017"/>
        </table:table-row>
        <table:table-row table:style-name="ro6">
          <table:covered-table-cell table:style-name="ce186"/>
          <table:covered-table-cell table:style-name="ce48"/>
          <table:covered-table-cell table:style-name="ce55"/>
          <table:covered-table-cell table:style-name="ce63"/>
          <table:covered-table-cell table:style-name="ce28"/>
          <table:covered-table-cell table:style-name="ce75"/>
          <table:covered-table-cell table:style-name="ce157"/>
          <table:table-cell table:number-columns-repeated="1017"/>
        </table:table-row>
        <table:table-row table:style-name="ro6" table:number-rows-repeated="1048487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4" table:default-cell-style-name="ce158"/>
        <table:table-column table:style-name="co1" table:default-cell-style-name="ce158"/>
        <table:table-column table:style-name="co15" table:default-cell-style-name="ce219"/>
        <table:table-column table:style-name="co16" table:default-cell-style-name="ce223"/>
        <table:table-column table:style-name="co17" table:default-cell-style-name="ce219"/>
        <table:table-column table:style-name="co18" table:default-cell-style-name="ce223"/>
        <table:table-column table:style-name="co19" table:default-cell-style-name="ce223"/>
        <table:table-column table:style-name="co20" table:default-cell-style-name="ce223"/>
        <table:table-column table:style-name="co21" table:default-cell-style-name="ce230"/>
        <table:table-column table:style-name="co3" table:number-columns-repeated="1015" table:default-cell-style-name="ce158"/>
        <table:table-row table:style-name="ro14">
          <table:table-cell table:style-name="ce176" office:value-type="string" calcext:value-type="string">
            <text:p>Обозначение</text:p>
          </table:table-cell>
          <table:table-cell table:style-name="ce176" office:value-type="string" calcext:value-type="string">
            <text:p>Наименование</text:p>
          </table:table-cell>
          <table:table-cell table:style-name="ce200" office:value-type="string" calcext:value-type="string">
            <text:p>Объём</text:p>
            <text:p>[см³]</text:p>
          </table:table-cell>
          <table:table-cell table:style-name="ce176" office:value-type="string" calcext:value-type="string">
            <text:p>Коэффициент заполнения</text:p>
          </table:table-cell>
          <table:table-cell table:style-name="ce200" office:value-type="string" calcext:value-type="string">
            <text:p>Масса единицы</text:p>
            <text:p>[г]</text:p>
          </table:table-cell>
          <table:table-cell table:style-name="ce176" office:value-type="string" calcext:value-type="string">
            <text:p>Количество</text:p>
          </table:table-cell>
          <table:table-cell table:style-name="ce176" office:value-type="string" calcext:value-type="string">
            <text:p>Итого масса</text:p>
            <text:p>[г]</text:p>
          </table:table-cell>
          <table:table-cell table:style-name="ce176" office:value-type="string" calcext:value-type="string">
            <text:p>Стоимость итого</text:p>
            <text:p>[$]</text:p>
          </table:table-cell>
          <table:table-cell table:style-name="ce176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Порта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1-01-01</text:p>
          </table:table-cell>
          <table:table-cell table:style-name="ce157" office:value-type="string" calcext:value-type="string">
            <text:p>Y axis carriage base</text:p>
          </table:table-cell>
          <table:table-cell table:style-name="ce217" table:formula="of:=29238/1000" office:value-type="float" office:value="29.238" calcext:value-type="float">
            <text:p>29,24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]*[.D3]*[$Настройки.$B$11]" office:value-type="float" office:value="30.6999" calcext:value-type="float">
            <text:p>30,70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3]*[.F3]" office:value-type="float" office:value="61.3998" calcext:value-type="float">
            <text:p>61,40</text:p>
          </table:table-cell>
          <table:table-cell table:style-name="ce227" table:formula="of:=[.E3]*[.F3]*[$Настройки.$B$12]/1000" office:value-type="currency" office:currency="USD" office:value="2.24026297297297" calcext:value-type="currency">
            <text:p>$2,24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1-01-02</text:p>
          </table:table-cell>
          <table:table-cell table:style-name="ce13" office:value-type="string" calcext:value-type="string">
            <text:p>Y axis belt clamp</text:p>
          </table:table-cell>
          <table:table-cell table:style-name="ce218" table:formula="of:=3923/1000" office:value-type="float" office:value="3.923" calcext:value-type="float">
            <text:p>3,92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4]*[.D4]*[$Настройки.$B$11]" office:value-type="float" office:value="4.11915" calcext:value-type="float">
            <text:p>4,12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4]*[.F4]" office:value-type="float" office:value="8.2383" calcext:value-type="float">
            <text:p>8,24</text:p>
          </table:table-cell>
          <table:table-cell table:style-name="ce172" table:formula="of:=[.E4]*[.F4]*[$Настройки.$B$12]/1000" office:value-type="currency" office:currency="USD" office:value="0.300586621621622" calcext:value-type="currency">
            <text:p>$0,30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1-01-03</text:p>
          </table:table-cell>
          <table:table-cell table:style-name="ce157" office:value-type="string" calcext:value-type="string">
            <text:p>X axis stopper</text:p>
          </table:table-cell>
          <table:table-cell table:style-name="ce217" office:value-type="float" office:value="1.401" calcext:value-type="float">
            <text:p>1,40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]*[.D5]*[$Настройки.$B$11]" office:value-type="float" office:value="1.47105" calcext:value-type="float">
            <text:p>1,47</text:p>
          </table:table-cell>
          <table:table-cell table:style-name="ce170" table:formula="of:=[$Расчёты.$B$19]" office:value-type="float" office:value="2" calcext:value-type="float">
            <text:p>2</text:p>
          </table:table-cell>
          <table:table-cell table:style-name="ce217" table:formula="of:=[.E5]*[.F5]" office:value-type="float" office:value="2.9421" calcext:value-type="float">
            <text:p>2,94</text:p>
          </table:table-cell>
          <table:table-cell table:style-name="ce227" table:formula="of:=[.E5]*[.F5]*[$Настройки.$B$12]/1000" office:value-type="currency" office:currency="USD" office:value="0.107346891891892" calcext:value-type="currency">
            <text:p>$0,11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>
            <text:p>V05-01-01-02-01(L)</text:p>
          </table:table-cell>
          <table:table-cell table:style-name="ce13" office:value-type="string" calcext:value-type="string">
            <text:p>BMG mount</text:p>
          </table:table-cell>
          <table:table-cell table:style-name="ce218" office:value-type="float" office:value="22.926" calcext:value-type="float">
            <text:p>22,93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6]*[.D6]*[$Настройки.$B$11]" office:value-type="float" office:value="24.0723" calcext:value-type="float">
            <text:p>24,07</text:p>
          </table:table-cell>
          <table:table-cell table:style-name="ce171" table:formula="of:=COM.MICROSOFT.IFS([$Настройки.B5]=[$БД.A17];1;[$Настройки.B5]=[$БД.A18];1)" office:value-type="float" office:value="1" calcext:value-type="float">
            <text:p>1</text:p>
          </table:table-cell>
          <table:table-cell table:style-name="ce218" table:formula="of:=[.E6]*[.F6]" office:value-type="float" office:value="24.0723" calcext:value-type="float">
            <text:p>24,07</text:p>
          </table:table-cell>
          <table:table-cell table:style-name="ce172" table:formula="of:=[.E6]*[.F6]*[$Настройки.$B$12]/1000" office:value-type="currency" office:currency="USD" office:value="0.878313648648649" calcext:value-type="currency">
            <text:p>$0,88</text:p>
          </table:table-cell>
          <table:table-cell table:style-name="ce175"/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1-02-01(R)</text:p>
          </table:table-cell>
          <table:table-cell table:style-name="ce157" office:value-type="string" calcext:value-type="string">
            <text:p>BMG mount</text:p>
          </table:table-cell>
          <table:table-cell table:style-name="ce217" office:value-type="float" office:value="24.774" calcext:value-type="float">
            <text:p>24,77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7]*[.D7]*[$Настройки.$B$11]" office:value-type="float" office:value="26.0127" calcext:value-type="float">
            <text:p>26,01</text:p>
          </table:table-cell>
          <table:table-cell table:style-name="ce170" table:formula="of:=IF(AND([$Расчёты.B19]=2;OR([$Настройки.B5]=[$БД.A17];[$Настройки.B5]=[$БД.A18]));1;0)" office:value-type="float" office:value="1" calcext:value-type="float">
            <text:p>1</text:p>
          </table:table-cell>
          <table:table-cell table:style-name="ce217" table:formula="of:=[.E7]*[.F7]" office:value-type="float" office:value="26.0127" calcext:value-type="float">
            <text:p>26,01</text:p>
          </table:table-cell>
          <table:table-cell table:style-name="ce227" table:formula="of:=[.E7]*[.F7]*[$Настройки.$B$12]/1000" office:value-type="currency" office:currency="USD" office:value="0.949112027027027" calcext:value-type="currency">
            <text:p>$0,95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3" office:value-type="string" calcext:value-type="string">
            <text:p>V05-01-01-02-02(L)</text:p>
          </table:table-cell>
          <table:table-cell table:style-name="ce13" office:value-type="string" calcext:value-type="string">
            <text:p>BMG e3d v6 5020 fan duct</text:p>
          </table:table-cell>
          <table:table-cell table:style-name="ce218" office:value-type="float" office:value="5.548" calcext:value-type="float">
            <text:p>5,55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8]*[.D8]*[$Настройки.$B$11]" office:value-type="float" office:value="5.8254" calcext:value-type="float">
            <text:p>5,83</text:p>
          </table:table-cell>
          <table:table-cell table:style-name="ce171" table:formula="of:=COM.MICROSOFT.IFS([$Настройки.B5]=[$БД.A17];1;[$Настройки.B5]=[$БД.A18];0)" office:value-type="float" office:value="1" calcext:value-type="float">
            <text:p>1</text:p>
          </table:table-cell>
          <table:table-cell table:style-name="ce218" table:formula="of:=[.E8]*[.F8]" office:value-type="float" office:value="5.8254" calcext:value-type="float">
            <text:p>5,83</text:p>
          </table:table-cell>
          <table:table-cell table:style-name="ce172" table:formula="of:=[.E8]*[.F8]*[$Настройки.$B$12]/1000" office:value-type="currency" office:currency="USD" office:value="0.212548378378378" calcext:value-type="currency">
            <text:p>$0,21</text:p>
          </table:table-cell>
          <table:table-cell table:style-name="ce175"/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1-02-02(R)</text:p>
          </table:table-cell>
          <table:table-cell table:style-name="ce157" office:value-type="string" calcext:value-type="string">
            <text:p>BMG e3d v6 5020 fan duct</text:p>
          </table:table-cell>
          <table:table-cell table:style-name="ce217" office:value-type="float" office:value="5.548" calcext:value-type="float">
            <text:p>5,5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9]*[.D9]*[$Настройки.$B$11]" office:value-type="float" office:value="5.8254" calcext:value-type="float">
            <text:p>5,83</text:p>
          </table:table-cell>
          <table:table-cell table:style-name="ce170" table:formula="of:=[.F8]" office:value-type="float" office:value="1" calcext:value-type="float">
            <text:p>1</text:p>
          </table:table-cell>
          <table:table-cell table:style-name="ce217" table:formula="of:=[.E9]*[.F9]" office:value-type="float" office:value="5.8254" calcext:value-type="float">
            <text:p>5,83</text:p>
          </table:table-cell>
          <table:table-cell table:style-name="ce227" table:formula="of:=[.E9]*[.F9]*[$Настройки.$B$12]/1000" office:value-type="currency" office:currency="USD" office:value="0.212548378378378" calcext:value-type="currency">
            <text:p>$0,21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1-02-03</text:p>
          </table:table-cell>
          <table:table-cell table:style-name="ce13" office:value-type="string" calcext:value-type="string">
            <text:p>X axis belt mount</text:p>
          </table:table-cell>
          <table:table-cell table:style-name="ce218" office:value-type="float" office:value="2.346" calcext:value-type="float">
            <text:p>2,35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0]*[.D10]*[$Настройки.$B$11]" office:value-type="float" office:value="2.4633" calcext:value-type="float">
            <text:p>2,46</text:p>
          </table:table-cell>
          <table:table-cell table:style-name="ce171" table:formula="of:=[.F6]+[.F7]" office:value-type="float" office:value="2" calcext:value-type="float">
            <text:p>2</text:p>
          </table:table-cell>
          <table:table-cell table:style-name="ce218" table:formula="of:=[.E10]*[.F10]" office:value-type="float" office:value="4.9266" calcext:value-type="float">
            <text:p>4,93</text:p>
          </table:table-cell>
          <table:table-cell table:style-name="ce172" table:formula="of:=[.E10]*[.F10]*[$Настройки.$B$12]/1000" office:value-type="currency" office:currency="USD" office:value="0.179754324324324" calcext:value-type="currency">
            <text:p>$0,18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1-02-04(L)</text:p>
          </table:table-cell>
          <table:table-cell table:style-name="ce157" office:value-type="string" calcext:value-type="string">
            <text:p>BMG e3d volcano 5020 fan duct</text:p>
          </table:table-cell>
          <table:table-cell table:style-name="ce217" office:value-type="float" office:value="6.1" calcext:value-type="float">
            <text:p>6,10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1]*[.D11]*[$Настройки.$B$11]" office:value-type="float" office:value="6.405" calcext:value-type="float">
            <text:p>6,41</text:p>
          </table:table-cell>
          <table:table-cell table:style-name="ce170" table:formula="of:=COM.MICROSOFT.IFS([$Настройки.B5]=[$БД.A17];0;[$Настройки.B5]=[$БД.A18];1)" office:value-type="float" office:value="0" calcext:value-type="float">
            <text:p>0</text:p>
          </table:table-cell>
          <table:table-cell table:style-name="ce217" table:formula="of:=[.E11]*[.F11]" office:value-type="float" office:value="0" calcext:value-type="float">
            <text:p>0,00</text:p>
          </table:table-cell>
          <table:table-cell table:style-name="ce227" table:formula="of:=[.E11]*[.F11]*[$Настройки.$B$12]/1000" office:value-type="currency" office:currency="USD" office:value="0" calcext:value-type="currency">
            <text:p>$0,00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3" office:value-type="string" calcext:value-type="string">
            <text:p>V05-01-01-02-04(R)</text:p>
          </table:table-cell>
          <table:table-cell table:style-name="ce13" office:value-type="string" calcext:value-type="string">
            <text:p>BMG e3d volcano 5020 fan duct</text:p>
          </table:table-cell>
          <table:table-cell table:style-name="ce218" office:value-type="float" office:value="6.1" calcext:value-type="float">
            <text:p>6,10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2]*[.D12]*[$Настройки.$B$11]" office:value-type="float" office:value="6.405" calcext:value-type="float">
            <text:p>6,41</text:p>
          </table:table-cell>
          <table:table-cell table:style-name="ce171" table:formula="of:=[.F11]" office:value-type="float" office:value="0" calcext:value-type="float">
            <text:p>0</text:p>
          </table:table-cell>
          <table:table-cell table:style-name="ce218" table:formula="of:=[.E12]*[.F12]" office:value-type="float" office:value="0" calcext:value-type="float">
            <text:p>0,00</text:p>
          </table:table-cell>
          <table:table-cell table:style-name="ce172" table:formula="of:=[.E12]*[.F12]*[$Настройки.$B$12]/1000" office:value-type="currency" office:currency="USD" office:value="0" calcext:value-type="currency">
            <text:p>$0,00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2-01</text:p>
          </table:table-cell>
          <table:table-cell table:style-name="ce157" office:value-type="string" calcext:value-type="string">
            <text:p>X axis motor mount</text:p>
          </table:table-cell>
          <table:table-cell table:style-name="ce217" office:value-type="float" office:value="43.857" calcext:value-type="float">
            <text:p>43,86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3]*[.D13]*[$Настройки.$B$11]" office:value-type="float" office:value="46.04985" calcext:value-type="float">
            <text:p>46,05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13]*[.F13]" office:value-type="float" office:value="92.0997" calcext:value-type="float">
            <text:p>92,10</text:p>
          </table:table-cell>
          <table:table-cell table:style-name="ce227" table:formula="of:=[.E13]*[.F13]*[$Настройки.$B$12]/1000" office:value-type="currency" office:currency="USD" office:value="3.36039445945946" calcext:value-type="currency">
            <text:p>$3,36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2-02</text:p>
          </table:table-cell>
          <table:table-cell table:style-name="ce13" office:value-type="string" calcext:value-type="string">
            <text:p>X axis motor strengthener</text:p>
          </table:table-cell>
          <table:table-cell table:style-name="ce218" office:value-type="float" office:value="9.508" calcext:value-type="float">
            <text:p>9,51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4]*[.D14]*[$Настройки.$B$11]" office:value-type="float" office:value="9.9834" calcext:value-type="float">
            <text:p>9,98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14]*[.F14]" office:value-type="float" office:value="19.9668" calcext:value-type="float">
            <text:p>19,97</text:p>
          </table:table-cell>
          <table:table-cell table:style-name="ce172" table:formula="of:=[.E14]*[.F14]*[$Настройки.$B$12]/1000" office:value-type="currency" office:currency="USD" office:value="0.728518378378378" calcext:value-type="currency">
            <text:p>$0,73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3-01</text:p>
          </table:table-cell>
          <table:table-cell table:style-name="ce157" office:value-type="string" calcext:value-type="string">
            <text:p>Y axis shaft end holder</text:p>
          </table:table-cell>
          <table:table-cell table:style-name="ce217" office:value-type="float" office:value="8.132" calcext:value-type="float">
            <text:p>8,13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5]*[.D15]*[$Настройки.$B$11]" office:value-type="float" office:value="8.5386" calcext:value-type="float">
            <text:p>8,54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15]*[.F15]" office:value-type="float" office:value="17.0772" calcext:value-type="float">
            <text:p>17,08</text:p>
          </table:table-cell>
          <table:table-cell table:style-name="ce227" table:formula="of:=[.E15]*[.F15]*[$Настройки.$B$12]/1000" office:value-type="currency" office:currency="USD" office:value="0.623087027027027" calcext:value-type="currency">
            <text:p>$0,62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3-02</text:p>
          </table:table-cell>
          <table:table-cell table:style-name="ce13" office:value-type="string" calcext:value-type="string">
            <text:p>Y axis motor mount</text:p>
          </table:table-cell>
          <table:table-cell table:style-name="ce218" office:value-type="float" office:value="71.236" calcext:value-type="float">
            <text:p>71,24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6]*[.D16]*[$Настройки.$B$11]" office:value-type="float" office:value="74.7978" calcext:value-type="float">
            <text:p>74,80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16]*[.F16]" office:value-type="float" office:value="149.5956" calcext:value-type="float">
            <text:p>149,60</text:p>
          </table:table-cell>
          <table:table-cell table:style-name="ce172" table:formula="of:=[.E16]*[.F16]*[$Настройки.$B$12]/1000" office:value-type="currency" office:currency="USD" office:value="5.45821783783784" calcext:value-type="currency">
            <text:p>$5,46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4-01</text:p>
          </table:table-cell>
          <table:table-cell table:style-name="ce157" office:value-type="string" calcext:value-type="string">
            <text:p>Left belt tensioner base</text:p>
          </table:table-cell>
          <table:table-cell table:style-name="ce217" office:value-type="float" office:value="101" calcext:value-type="float">
            <text:p>101,00</text:p>
          </table:table-cell>
          <table:table-cell table:style-name="ce220" office:value-type="percentage" office:value="0.5" calcext:value-type="percentage">
            <text:p>50,00%</text:p>
          </table:table-cell>
          <table:table-cell table:style-name="ce217" table:formula="of:=[.C17]*[.D17]*[$Настройки.$B$11]" office:value-type="float" office:value="53.025" calcext:value-type="float">
            <text:p>53,0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17]*[.F17]" office:value-type="float" office:value="53.025" calcext:value-type="float">
            <text:p>53,03</text:p>
          </table:table-cell>
          <table:table-cell table:style-name="ce227" table:formula="of:=[.E17]*[.F17]*[$Настройки.$B$12]/1000" office:value-type="currency" office:currency="USD" office:value="1.93469594594595" calcext:value-type="currency">
            <text:p>$1,93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4-02-01</text:p>
          </table:table-cell>
          <table:table-cell table:style-name="ce13" office:value-type="string" calcext:value-type="string">
            <text:p>Belt tensioner slider</text:p>
          </table:table-cell>
          <table:table-cell table:style-name="ce218" office:value-type="float" office:value="7.414" calcext:value-type="float">
            <text:p>7,41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18]*[.D18]*[$Настройки.$B$11]" office:value-type="float" office:value="7.7847" calcext:value-type="float">
            <text:p>7,78</text:p>
          </table:table-cell>
          <table:table-cell table:style-name="ce171" table:formula="of:=2+[$Расчёты.$B$19]" office:value-type="float" office:value="4" calcext:value-type="float">
            <text:p>4</text:p>
          </table:table-cell>
          <table:table-cell table:style-name="ce218" table:formula="of:=[.E18]*[.F18]" office:value-type="float" office:value="31.1388" calcext:value-type="float">
            <text:p>31,14</text:p>
          </table:table-cell>
          <table:table-cell table:style-name="ce172" table:formula="of:=[.E18]*[.F18]*[$Настройки.$B$12]/1000" office:value-type="currency" office:currency="USD" office:value="1.13614540540541" calcext:value-type="currency">
            <text:p>$1,14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1-04-02-02</text:p>
          </table:table-cell>
          <table:table-cell table:style-name="ce157" office:value-type="string" calcext:value-type="string">
            <text:p>Belt tensioner knob</text:p>
          </table:table-cell>
          <table:table-cell table:style-name="ce217" office:value-type="float" office:value="3.329" calcext:value-type="float">
            <text:p>3,33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19]*[.D19]*[$Настройки.$B$11]" office:value-type="float" office:value="3.49545" calcext:value-type="float">
            <text:p>3,50</text:p>
          </table:table-cell>
          <table:table-cell table:style-name="ce170" table:formula="of:=[.$F$18]" office:value-type="float" office:value="4" calcext:value-type="float">
            <text:p>4</text:p>
          </table:table-cell>
          <table:table-cell table:style-name="ce217" table:formula="of:=[.E19]*[.F19]" office:value-type="float" office:value="13.9818" calcext:value-type="float">
            <text:p>13,98</text:p>
          </table:table-cell>
          <table:table-cell table:style-name="ce227" table:formula="of:=[.E19]*[.F19]*[$Настройки.$B$12]/1000" office:value-type="currency" office:currency="USD" office:value="0.510146756756757" calcext:value-type="currency">
            <text:p>$0,51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4-02-03</text:p>
          </table:table-cell>
          <table:table-cell table:style-name="ce13" office:value-type="string" calcext:value-type="string">
            <text:p>Belt tensioner knob cap</text:p>
          </table:table-cell>
          <table:table-cell table:style-name="ce218" office:value-type="float" office:value="0.582" calcext:value-type="float">
            <text:p>0,58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0]*[.D20]*[$Настройки.$B$11]" office:value-type="float" office:value="0.6111" calcext:value-type="float">
            <text:p>0,61</text:p>
          </table:table-cell>
          <table:table-cell table:style-name="ce171" table:formula="of:=[.F19]" office:value-type="float" office:value="4" calcext:value-type="float">
            <text:p>4</text:p>
          </table:table-cell>
          <table:table-cell table:style-name="ce218" table:formula="of:=[.E20]*[.F20]" office:value-type="float" office:value="2.4444" calcext:value-type="float">
            <text:p>2,44</text:p>
          </table:table-cell>
          <table:table-cell table:style-name="ce172" table:formula="of:=[.E20]*[.F20]*[$Настройки.$B$12]/1000" office:value-type="currency" office:currency="USD" office:value="0.0891875675675676" calcext:value-type="currency">
            <text:p>$0,09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1-05-01</text:p>
          </table:table-cell>
          <table:table-cell table:style-name="ce157" office:value-type="string" calcext:value-type="string">
            <text:p>Right belt tensioner base</text:p>
          </table:table-cell>
          <table:table-cell table:style-name="ce217" office:value-type="float" office:value="100.2" calcext:value-type="float">
            <text:p>100,20</text:p>
          </table:table-cell>
          <table:table-cell table:style-name="ce220" office:value-type="percentage" office:value="0.5" calcext:value-type="percentage">
            <text:p>50,00%</text:p>
          </table:table-cell>
          <table:table-cell table:style-name="ce217" table:formula="of:=[.C21]*[.D21]*[$Настройки.$B$11]" office:value-type="float" office:value="52.605" calcext:value-type="float">
            <text:p>52,61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21]*[.F21]" office:value-type="float" office:value="52.605" calcext:value-type="float">
            <text:p>52,61</text:p>
          </table:table-cell>
          <table:table-cell table:style-name="ce227" table:formula="of:=[.E21]*[.F21]*[$Настройки.$B$12]/1000" office:value-type="currency" office:currency="USD" office:value="1.91937162162162" calcext:value-type="currency">
            <text:p>$1,92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1-06-01</text:p>
          </table:table-cell>
          <table:table-cell table:style-name="ce13" office:value-type="string" calcext:value-type="string">
            <text:p>X axis mechanical endstop mount</text:p>
          </table:table-cell>
          <table:table-cell table:style-name="ce218" office:value-type="float" office:value="3.615" calcext:value-type="float">
            <text:p>3,62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2]*[.D22]*[$Настройки.$B$11]" office:value-type="float" office:value="3.79575" calcext:value-type="float">
            <text:p>3,80</text:p>
          </table:table-cell>
          <table:table-cell table:style-name="ce171" table:formula="of:=IF([$Расчёты.B19]=2;2;0)" office:value-type="float" office:value="2" calcext:value-type="float">
            <text:p>2</text:p>
          </table:table-cell>
          <table:table-cell table:style-name="ce218" table:formula="of:=[.E22]*[.F22]" office:value-type="float" office:value="7.5915" calcext:value-type="float">
            <text:p>7,59</text:p>
          </table:table-cell>
          <table:table-cell table:style-name="ce172" table:formula="of:=[.E22]*[.F22]*[$Настройки.$B$12]/1000" office:value-type="currency" office:currency="USD" office:value="0.276987162162162" calcext:value-type="currency">
            <text:p>$0,28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Рам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2-01</text:p>
          </table:table-cell>
          <table:table-cell table:style-name="ce157" office:value-type="string" calcext:value-type="string">
            <text:p>Foot</text:p>
          </table:table-cell>
          <table:table-cell table:style-name="ce217" office:value-type="float" office:value="2.291" calcext:value-type="float">
            <text:p>2,29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24]*[.D24]*[$Настройки.$B$11]" office:value-type="float" office:value="2.40555" calcext:value-type="float">
            <text:p>2,41</text:p>
          </table:table-cell>
          <table:table-cell table:style-name="ce170" office:value-type="float" office:value="4" calcext:value-type="float">
            <text:p>4</text:p>
          </table:table-cell>
          <table:table-cell table:style-name="ce217" table:formula="of:=[.E24]*[.F24]" office:value-type="float" office:value="9.6222" calcext:value-type="float">
            <text:p>9,62</text:p>
          </table:table-cell>
          <table:table-cell table:style-name="ce227" table:formula="of:=[.E24]*[.F24]*[$Настройки.$B$12]/1000" office:value-type="currency" office:currency="USD" office:value="0.35108027027027" calcext:value-type="currency">
            <text:p>$0,3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Ось Z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3-01-01</text:p>
          </table:table-cell>
          <table:table-cell table:style-name="ce13" office:value-type="string" calcext:value-type="string">
            <text:p>Z axis beam mount</text:p>
          </table:table-cell>
          <table:table-cell table:style-name="ce218" office:value-type="float" office:value="99.089" calcext:value-type="float">
            <text:p>99,09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6]*[.D26]*[$Настройки.$B$11]" office:value-type="float" office:value="104.04345" calcext:value-type="float">
            <text:p>104,04</text:p>
          </table:table-cell>
          <table:table-cell table:style-name="ce171" table:formula="of:=[$Расчёты.B20]" office:value-type="float" office:value="2" calcext:value-type="float">
            <text:p>2</text:p>
          </table:table-cell>
          <table:table-cell table:style-name="ce218" table:formula="of:=[.E26]*[.F26]" office:value-type="float" office:value="208.0869" calcext:value-type="float">
            <text:p>208,09</text:p>
          </table:table-cell>
          <table:table-cell table:style-name="ce172" table:formula="of:=[.E26]*[.F26]*[$Настройки.$B$12]/1000" office:value-type="currency" office:currency="USD" office:value="7.59235986486487" calcext:value-type="currency">
            <text:p>$7,59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3-02-01</text:p>
          </table:table-cell>
          <table:table-cell table:style-name="ce157" office:value-type="string" calcext:value-type="string">
            <text:p>Z axis motor mount</text:p>
          </table:table-cell>
          <table:table-cell table:style-name="ce217" office:value-type="float" office:value="23.752" calcext:value-type="float">
            <text:p>23,7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27]*[.D27]*[$Настройки.$B$11]" office:value-type="float" office:value="24.9396" calcext:value-type="float">
            <text:p>24,94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27]*[.F27]" office:value-type="float" office:value="49.8792" calcext:value-type="float">
            <text:p>49,88</text:p>
          </table:table-cell>
          <table:table-cell table:style-name="ce227" table:formula="of:=[.E27]*[.F27]*[$Настройки.$B$12]/1000" office:value-type="currency" office:currency="USD" office:value="1.81991675675676" calcext:value-type="currency">
            <text:p>$1,82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3-03-01-02</text:p>
          </table:table-cell>
          <table:table-cell table:style-name="ce13" office:value-type="string" calcext:value-type="string">
            <text:p>Bed arm</text:p>
          </table:table-cell>
          <table:table-cell table:style-name="ce218" office:value-type="float" office:value="11.586" calcext:value-type="float">
            <text:p>11,59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28]*[.D28]*[$Настройки.$B$11]" office:value-type="float" office:value="12.1653" calcext:value-type="float">
            <text:p>12,17</text:p>
          </table:table-cell>
          <table:table-cell table:style-name="ce171" table:formula="of:=[$'Покупные изделия'.C60]" office:value-type="float" office:value="6" calcext:value-type="float">
            <text:p>6</text:p>
          </table:table-cell>
          <table:table-cell table:style-name="ce218" table:formula="of:=[.E28]*[.F28]" office:value-type="float" office:value="72.9918" calcext:value-type="float">
            <text:p>72,99</text:p>
          </table:table-cell>
          <table:table-cell table:style-name="ce172" table:formula="of:=[.E28]*[.F28]*[$Настройки.$B$12]/1000" office:value-type="currency" office:currency="USD" office:value="2.66321432432433" calcext:value-type="currency">
            <text:p>$2,66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3-01-03</text:p>
          </table:table-cell>
          <table:table-cell table:style-name="ce157" office:value-type="string" calcext:value-type="string">
            <text:p>Bed knob</text:p>
          </table:table-cell>
          <table:table-cell table:style-name="ce217" office:value-type="float" office:value="8.052" calcext:value-type="float">
            <text:p>8,0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29]*[.D29]*[$Настройки.$B$11]" office:value-type="float" office:value="8.4546" calcext:value-type="float">
            <text:p>8,45</text:p>
          </table:table-cell>
          <table:table-cell table:style-name="ce170" table:formula="of:=[.$F$28]" office:value-type="float" office:value="6" calcext:value-type="float">
            <text:p>6</text:p>
          </table:table-cell>
          <table:table-cell table:style-name="ce217" table:formula="of:=[.E29]*[.F29]" office:value-type="float" office:value="50.7276" calcext:value-type="float">
            <text:p>50,73</text:p>
          </table:table-cell>
          <table:table-cell table:style-name="ce227" table:formula="of:=[.E29]*[.F29]*[$Настройки.$B$12]/1000" office:value-type="currency" office:currency="USD" office:value="1.85087189189189" calcext:value-type="currency">
            <text:p>$1,8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3-03-01-01</text:p>
          </table:table-cell>
          <table:table-cell table:style-name="ce13" office:value-type="string" calcext:value-type="string">
            <text:p>2020 to 2060 mount</text:p>
          </table:table-cell>
          <table:table-cell table:style-name="ce218" office:value-type="float" office:value="11.859" calcext:value-type="float">
            <text:p>11,86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0]*[.D30]*[$Настройки.$B$11]" office:value-type="float" office:value="12.45195" calcext:value-type="float">
            <text:p>12,45</text:p>
          </table:table-cell>
          <table:table-cell table:style-name="ce171" table:formula="of:=[$'Профиль алюминиевый'.D12]*2" office:value-type="float" office:value="6" calcext:value-type="float">
            <text:p>6</text:p>
          </table:table-cell>
          <table:table-cell table:style-name="ce218" table:formula="of:=[.E30]*[.F30]" office:value-type="float" office:value="74.7117" calcext:value-type="float">
            <text:p>74,71</text:p>
          </table:table-cell>
          <table:table-cell table:style-name="ce172" table:formula="of:=[.E30]*[.F30]*[$Настройки.$B$12]/1000" office:value-type="currency" office:currency="USD" office:value="2.72596743243243" calcext:value-type="currency">
            <text:p>$2,73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3-05-01</text:p>
          </table:table-cell>
          <table:table-cell table:style-name="ce157" office:value-type="string" calcext:value-type="string">
            <text:p>Optical endstop mount</text:p>
          </table:table-cell>
          <table:table-cell table:style-name="ce217" office:value-type="float" office:value="2.032" calcext:value-type="float">
            <text:p>2,03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1]*[.D31]*[$Настройки.$B$11]" office:value-type="float" office:value="2.1336" calcext:value-type="float">
            <text:p>2,1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31]*[.F31]" office:value-type="float" office:value="2.1336" calcext:value-type="float">
            <text:p>2,13</text:p>
          </table:table-cell>
          <table:table-cell table:style-name="ce227" table:formula="of:=[.E31]*[.F31]*[$Настройки.$B$12]/1000" office:value-type="currency" office:currency="USD" office:value="0.0778475675675676" calcext:value-type="currency">
            <text:p>$0,08</text:p>
          </table:table-cell>
          <table:table-cell table:style-name="ce174"/>
          <table:table-cell table:number-columns-repeated="1015"/>
        </table:table-row>
        <table:table-row table:style-name="ro6">
          <table:table-cell table:style-name="ce13" office:value-type="string" calcext:value-type="string">
            <text:p>V05-03-05-02</text:p>
          </table:table-cell>
          <table:table-cell table:style-name="ce13" office:value-type="string" calcext:value-type="string">
            <text:p>Optical endstop trigger</text:p>
          </table:table-cell>
          <table:table-cell table:style-name="ce218" office:value-type="float" office:value="0.213" calcext:value-type="float">
            <text:p>0,21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2]*[.D32]*[$Настройки.$B$11]" office:value-type="float" office:value="0.22365" calcext:value-type="float">
            <text:p>0,22</text:p>
          </table:table-cell>
          <table:table-cell table:style-name="ce171" office:value-type="float" office:value="1" calcext:value-type="float">
            <text:p>1</text:p>
          </table:table-cell>
          <table:table-cell table:style-name="ce218" table:formula="of:=[.E32]*[.F32]" office:value-type="float" office:value="0.22365" calcext:value-type="float">
            <text:p>0,22</text:p>
          </table:table-cell>
          <table:table-cell table:style-name="ce172" table:formula="of:=[.E32]*[.F32]*[$Настройки.$B$12]/1000" office:value-type="currency" office:currency="USD" office:value="0.00816020270270271" calcext:value-type="currency">
            <text:p>$0,01</text:p>
          </table:table-cell>
          <table:table-cell table:style-name="ce175"/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Зашив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7-02-01</text:p>
          </table:table-cell>
          <table:table-cell table:style-name="ce157" office:value-type="string" calcext:value-type="string">
            <text:p>Front door hinge part A</text:p>
          </table:table-cell>
          <table:table-cell table:style-name="ce217" office:value-type="float" office:value="1.136" calcext:value-type="float">
            <text:p>1,14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4]*[.D34]*[$Настройки.$B$11]" office:value-type="float" office:value="1.1928" calcext:value-type="float">
            <text:p>1,19</text:p>
          </table:table-cell>
          <table:table-cell table:style-name="ce170" office:value-type="float" office:value="6" calcext:value-type="float">
            <text:p>6</text:p>
          </table:table-cell>
          <table:table-cell table:style-name="ce217" table:formula="of:=[.E34]*[.F34]" office:value-type="float" office:value="7.1568" calcext:value-type="float">
            <text:p>7,16</text:p>
          </table:table-cell>
          <table:table-cell table:style-name="ce227" table:formula="of:=[.E34]*[.F34]*[$Настройки.$B$12]/1000" office:value-type="currency" office:currency="USD" office:value="0.261126486486486" calcext:value-type="currency">
            <text:p>$0,26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4-07-02-02</text:p>
          </table:table-cell>
          <table:table-cell table:style-name="ce13" office:value-type="string" calcext:value-type="string">
            <text:p>Front door hinge part B</text:p>
          </table:table-cell>
          <table:table-cell table:style-name="ce218" office:value-type="float" office:value="2.185" calcext:value-type="float">
            <text:p>2,19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5]*[.D35]*[$Настройки.$B$11]" office:value-type="float" office:value="2.29425" calcext:value-type="float">
            <text:p>2,29</text:p>
          </table:table-cell>
          <table:table-cell table:style-name="ce171" office:value-type="float" office:value="6" calcext:value-type="float">
            <text:p>6</text:p>
          </table:table-cell>
          <table:table-cell table:style-name="ce218" table:formula="of:=[.E35]*[.F35]" office:value-type="float" office:value="13.7655" calcext:value-type="float">
            <text:p>13,77</text:p>
          </table:table-cell>
          <table:table-cell table:style-name="ce172" table:formula="of:=[.E35]*[.F35]*[$Настройки.$B$12]/1000" office:value-type="currency" office:currency="USD" office:value="0.50225472972973" calcext:value-type="currency">
            <text:p>$0,50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07-03</text:p>
          </table:table-cell>
          <table:table-cell table:style-name="ce157" office:value-type="string" calcext:value-type="string">
            <text:p>Front door handle</text:p>
          </table:table-cell>
          <table:table-cell table:style-name="ce217" office:value-type="float" office:value="2.566" calcext:value-type="float">
            <text:p>2,57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6]*[.D36]*[$Настройки.$B$11]" office:value-type="float" office:value="2.6943" calcext:value-type="float">
            <text:p>2,69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36]*[.F36]" office:value-type="float" office:value="5.3886" calcext:value-type="float">
            <text:p>5,39</text:p>
          </table:table-cell>
          <table:table-cell table:style-name="ce227" table:formula="of:=[.E36]*[.F36]*[$Настройки.$B$12]/1000" office:value-type="currency" office:currency="USD" office:value="0.196611081081081" calcext:value-type="currency">
            <text:p>$0,20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3" office:value-type="string" calcext:value-type="string">
            <text:p>V05-04-08(A)</text:p>
          </table:table-cell>
          <table:table-cell table:style-name="ce13" office:value-type="string" calcext:value-type="string">
            <text:p>Electronics box side grill</text:p>
          </table:table-cell>
          <table:table-cell table:style-name="ce218" office:value-type="float" office:value="13.418" calcext:value-type="float">
            <text:p>13,42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7]*[.D37]*[$Настройки.$B$11]" office:value-type="float" office:value="14.0889" calcext:value-type="float">
            <text:p>14,09</text:p>
          </table:table-cell>
          <table:table-cell table:style-name="ce171" office:value-type="float" office:value="5" calcext:value-type="float">
            <text:p>5</text:p>
          </table:table-cell>
          <table:table-cell table:style-name="ce218" table:formula="of:=[.E37]*[.F37]" office:value-type="float" office:value="70.4445" calcext:value-type="float">
            <text:p>70,44</text:p>
          </table:table-cell>
          <table:table-cell table:style-name="ce172" table:formula="of:=[.E37]*[.F37]*[$Настройки.$B$12]/1000" office:value-type="currency" office:currency="USD" office:value="2.5702722972973" calcext:value-type="currency">
            <text:p>$2,57</text:p>
          </table:table-cell>
          <table:table-cell table:style-name="ce175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57" office:value-type="string" calcext:value-type="string">
            <text:p>V05-04-08(B)</text:p>
          </table:table-cell>
          <table:table-cell table:style-name="ce157" office:value-type="string" calcext:value-type="string">
            <text:p>Electronics box side grill</text:p>
          </table:table-cell>
          <table:table-cell table:style-name="ce217" office:value-type="float" office:value="15.266" calcext:value-type="float">
            <text:p>15,27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38]*[.D38]*[$Настройки.$B$11]" office:value-type="float" office:value="16.0293" calcext:value-type="float">
            <text:p>16,0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38]*[.F38]" office:value-type="float" office:value="16.0293" calcext:value-type="float">
            <text:p>16,03</text:p>
          </table:table-cell>
          <table:table-cell table:style-name="ce227" table:formula="of:=[.E38]*[.F38]*[$Настройки.$B$12]/1000" office:value-type="currency" office:currency="USD" office:value="0.584852837837838" calcext:value-type="currency">
            <text:p>$0,58</text:p>
          </table:table-cell>
          <table:table-cell table:style-name="ce174"/>
          <table:table-cell table:number-columns-repeated="1015"/>
        </table:table-row>
        <table:table-row table:style-name="ro7">
          <table:table-cell table:style-name="ce13" office:value-type="string" calcext:value-type="string">
            <text:p>V05-04-10-01</text:p>
          </table:table-cell>
          <table:table-cell table:style-name="ce13" office:value-type="string" calcext:value-type="string">
            <text:p>Back door lock base</text:p>
          </table:table-cell>
          <table:table-cell table:style-name="ce218" office:value-type="float" office:value="3.973" calcext:value-type="float">
            <text:p>3,97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39]*[.D39]*[$Настройки.$B$11]" office:value-type="float" office:value="4.17165" calcext:value-type="float">
            <text:p>4,17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39]*[.F39]" office:value-type="float" office:value="8.3433" calcext:value-type="float">
            <text:p>8,34</text:p>
          </table:table-cell>
          <table:table-cell table:style-name="ce172" table:formula="of:=[.E39]*[.F39]*[$Настройки.$B$12]/1000" office:value-type="currency" office:currency="USD" office:value="0.304417702702703" calcext:value-type="currency">
            <text:p>$0,30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57" office:value-type="string" calcext:value-type="string">
            <text:p>V05-04-11</text:p>
          </table:table-cell>
          <table:table-cell table:style-name="ce157" office:value-type="string" calcext:value-type="string">
            <text:p>Print head cable guide</text:p>
          </table:table-cell>
          <table:table-cell table:style-name="ce217" office:value-type="float" office:value="9.835" calcext:value-type="float">
            <text:p>9,84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40]*[.D40]*[$Настройки.$B$11]" office:value-type="float" office:value="10.32675" calcext:value-type="float">
            <text:p>10,33</text:p>
          </table:table-cell>
          <table:table-cell table:style-name="ce170" table:formula="of:=[$Расчёты.B19]" office:value-type="float" office:value="2" calcext:value-type="float">
            <text:p>2</text:p>
          </table:table-cell>
          <table:table-cell table:style-name="ce217" table:formula="of:=[.E40]*[.F40]" office:value-type="float" office:value="20.6535" calcext:value-type="float">
            <text:p>20,65</text:p>
          </table:table-cell>
          <table:table-cell table:style-name="ce227" table:formula="of:=[.E40]*[.F40]*[$Настройки.$B$12]/1000" office:value-type="currency" office:currency="USD" office:value="0.753573648648649" calcext:value-type="currency">
            <text:p>$0,75</text:p>
          </table:table-cell>
          <table:table-cell table:style-name="ce17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Электрони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5"/>
        </table:table-row>
        <table:table-row table:style-name="ro6">
          <table:table-cell table:style-name="ce13" office:value-type="string" calcext:value-type="string">
            <text:p>V05-05-01</text:p>
          </table:table-cell>
          <table:table-cell table:style-name="ce13" office:value-type="string" calcext:value-type="string">
            <text:p>FYSETC SPIDER mount</text:p>
          </table:table-cell>
          <table:table-cell table:style-name="ce218" office:value-type="float" office:value="10" calcext:value-type="float">
            <text:p>10,00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42]*[.D42]*[$Настройки.$B$11]" office:value-type="float" office:value="10.5" calcext:value-type="float">
            <text:p>10,50</text:p>
          </table:table-cell>
          <table:table-cell table:style-name="ce171" office:value-type="float" office:value="1" calcext:value-type="float">
            <text:p>1</text:p>
          </table:table-cell>
          <table:table-cell table:style-name="ce218" table:formula="of:=[.E42]*[.F42]" office:value-type="float" office:value="10.5" calcext:value-type="float">
            <text:p>10,50</text:p>
          </table:table-cell>
          <table:table-cell table:style-name="ce172" table:formula="of:=[.E42]*[.F42]*[$Настройки.$B$12]/1000" office:value-type="currency" office:currency="USD" office:value="0.383108108108108" calcext:value-type="currency">
            <text:p>$0,38</text:p>
          </table:table-cell>
          <table:table-cell table:style-name="ce175"/>
          <table:table-cell table:style-name="Default" table:number-columns-repeated="1015"/>
        </table:table-row>
        <table:table-row table:style-name="ro6">
          <table:table-cell table:style-name="ce157" office:value-type="string" calcext:value-type="string">
            <text:p>V05-05-02</text:p>
          </table:table-cell>
          <table:table-cell table:style-name="ce157" office:value-type="string" calcext:value-type="string">
            <text:p>Raspberry Pi mount</text:p>
          </table:table-cell>
          <table:table-cell table:style-name="ce217" office:value-type="float" office:value="4.981" calcext:value-type="float">
            <text:p>4,98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43]*[.D43]*[$Настройки.$B$11]" office:value-type="float" office:value="5.23005" calcext:value-type="float">
            <text:p>5,23</text:p>
          </table:table-cell>
          <table:table-cell table:style-name="ce170" office:value-type="float" office:value="1" calcext:value-type="float">
            <text:p>1</text:p>
          </table:table-cell>
          <table:table-cell table:style-name="ce217" table:formula="of:=[.E43]*[.F43]" office:value-type="float" office:value="5.23005" calcext:value-type="float">
            <text:p>5,23</text:p>
          </table:table-cell>
          <table:table-cell table:style-name="ce227" table:formula="of:=[.E43]*[.F43]*[$Настройки.$B$12]/1000" office:value-type="currency" office:currency="USD" office:value="0.190826148648649" calcext:value-type="currency">
            <text:p>$0,19</text:p>
          </table:table-cell>
          <table:table-cell table:style-name="ce174"/>
          <table:table-cell table:style-name="Default"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Допы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6-01-01-01</text:p>
          </table:table-cell>
          <table:table-cell table:style-name="ce157" office:value-type="string" calcext:value-type="string">
            <text:p>Inner spool holder roller</text:p>
          </table:table-cell>
          <table:table-cell table:style-name="ce217"/>
          <table:table-cell table:style-name="ce220" office:value-type="percentage" office:value="1" calcext:value-type="percentage">
            <text:p>100,00%</text:p>
          </table:table-cell>
          <table:table-cell table:style-name="ce217" table:formula="of:=[.C45]*[.D45]*[$Настройки.$B$11]" office:value-type="float" office:value="0" calcext:value-type="float">
            <text:p>0,00</text:p>
          </table:table-cell>
          <table:table-cell table:style-name="ce170" table:formula="of:=4*[.F6]+4*[.F7]" office:value-type="float" office:value="8" calcext:value-type="float">
            <text:p>8</text:p>
          </table:table-cell>
          <table:table-cell table:style-name="ce217" table:formula="of:=[.E45]*[.F45]" office:value-type="float" office:value="0" calcext:value-type="float">
            <text:p>0,00</text:p>
          </table:table-cell>
          <table:table-cell table:style-name="ce227" table:formula="of:=[.E45]*[.F45]*[$Настройки.$B$12]/1000" office:value-type="currency" office:currency="USD" office:value="0" calcext:value-type="currency">
            <text:p>$0,00</text:p>
          </table:table-cell>
          <table:table-cell table:style-name="ce174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6-01-01-02</text:p>
          </table:table-cell>
          <table:table-cell table:style-name="ce13" office:value-type="string" calcext:value-type="string">
            <text:p>Inner spool holder rocker plate</text:p>
          </table:table-cell>
          <table:table-cell table:style-name="ce218"/>
          <table:table-cell table:style-name="ce221" office:value-type="percentage" office:value="1" calcext:value-type="percentage">
            <text:p>100,00%</text:p>
          </table:table-cell>
          <table:table-cell table:style-name="ce218" table:formula="of:=[.C46]*[.D46]*[$Настройки.$B$11]" office:value-type="float" office:value="0" calcext:value-type="float">
            <text:p>0,00</text:p>
          </table:table-cell>
          <table:table-cell table:style-name="ce171" table:formula="of:=[.F45]" office:value-type="float" office:value="8" calcext:value-type="float">
            <text:p>8</text:p>
          </table:table-cell>
          <table:table-cell table:style-name="ce218" table:formula="of:=[.E46]*[.F46]" office:value-type="float" office:value="0" calcext:value-type="float">
            <text:p>0,00</text:p>
          </table:table-cell>
          <table:table-cell table:style-name="ce172" table:formula="of:=[.E46]*[.F46]*[$Настройки.$B$12]/1000" office:value-type="currency" office:currency="USD" office:value="0" calcext:value-type="currency">
            <text:p>$0,00</text:p>
          </table:table-cell>
          <table:table-cell table:style-name="ce175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6-01-02</text:p>
          </table:table-cell>
          <table:table-cell table:style-name="ce157" office:value-type="string" calcext:value-type="string">
            <text:p>Inner spool holder mount part A</text:p>
          </table:table-cell>
          <table:table-cell table:style-name="ce217"/>
          <table:table-cell table:style-name="ce220" office:value-type="percentage" office:value="1" calcext:value-type="percentage">
            <text:p>100,00%</text:p>
          </table:table-cell>
          <table:table-cell table:style-name="ce217" table:formula="of:=[.C47]*[.D47]*[$Настройки.$B$11]" office:value-type="float" office:value="0" calcext:value-type="float">
            <text:p>0,00</text:p>
          </table:table-cell>
          <table:table-cell table:style-name="ce170" table:formula="of:=[.F45]/4" office:value-type="float" office:value="2" calcext:value-type="float">
            <text:p>2</text:p>
          </table:table-cell>
          <table:table-cell table:style-name="ce217" table:formula="of:=[.E47]*[.F47]" office:value-type="float" office:value="0" calcext:value-type="float">
            <text:p>0,00</text:p>
          </table:table-cell>
          <table:table-cell table:style-name="ce227" table:formula="of:=[.E47]*[.F47]*[$Настройки.$B$12]/1000" office:value-type="currency" office:currency="USD" office:value="0" calcext:value-type="currency">
            <text:p>$0,00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6-01-03</text:p>
          </table:table-cell>
          <table:table-cell table:style-name="ce13" office:value-type="string" calcext:value-type="string">
            <text:p>Inner spool holder mount part B</text:p>
          </table:table-cell>
          <table:table-cell table:style-name="ce218"/>
          <table:table-cell table:style-name="ce221" office:value-type="percentage" office:value="1" calcext:value-type="percentage">
            <text:p>100,00%</text:p>
          </table:table-cell>
          <table:table-cell table:style-name="ce218" table:formula="of:=[.C48]*[.D48]*[$Настройки.$B$11]" office:value-type="float" office:value="0" calcext:value-type="float">
            <text:p>0,00</text:p>
          </table:table-cell>
          <table:table-cell table:style-name="ce171" table:formula="of:=[.F47]" office:value-type="float" office:value="2" calcext:value-type="float">
            <text:p>2</text:p>
          </table:table-cell>
          <table:table-cell table:style-name="ce218" table:formula="of:=[.E48]*[.F48]" office:value-type="float" office:value="0" calcext:value-type="float">
            <text:p>0,00</text:p>
          </table:table-cell>
          <table:table-cell table:style-name="ce172" table:formula="of:=[.E48]*[.F48]*[$Настройки.$B$12]/1000" office:value-type="currency" office:currency="USD" office:value="0" calcext:value-type="currency">
            <text:p>$0,00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76" office:value-type="string" calcext:value-type="string" table:number-columns-spanned="9" table:number-rows-spanned="1">
            <text:p>Купо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1</text:p>
          </table:table-cell>
          <table:table-cell table:style-name="ce157" office:value-type="string" calcext:value-type="string">
            <text:p>Enclosure top corner</text:p>
          </table:table-cell>
          <table:table-cell table:style-name="ce217" office:value-type="float" office:value="7.65" calcext:value-type="float">
            <text:p>7,6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0]*[.D50]*[$Настройки.$B$11]" office:value-type="float" office:value="8.0325" calcext:value-type="float">
            <text:p>8,03</text:p>
          </table:table-cell>
          <table:table-cell table:style-name="ce170" office:value-type="float" office:value="4" calcext:value-type="float">
            <text:p>4</text:p>
          </table:table-cell>
          <table:table-cell table:style-name="ce217" table:formula="of:=[.E50]*[.F50]" office:value-type="float" office:value="32.13" calcext:value-type="float">
            <text:p>32,13</text:p>
          </table:table-cell>
          <table:table-cell table:style-name="ce227" table:formula="of:=[.E50]*[.F50]*[$Настройки.$B$12]/1000" office:value-type="currency" office:currency="USD" office:value="1.17231081081081" calcext:value-type="currency">
            <text:p>$1,17</text:p>
          </table:table-cell>
          <table:table-cell table:style-name="ce174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7-05</text:p>
          </table:table-cell>
          <table:table-cell table:style-name="ce13" office:value-type="string" calcext:value-type="string">
            <text:p>Enclosure top panel corner</text:p>
          </table:table-cell>
          <table:table-cell table:style-name="ce218" office:value-type="float" office:value="0.75" calcext:value-type="float">
            <text:p>0,75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51]*[.D51]*[$Настройки.$B$11]" office:value-type="float" office:value="0.7875" calcext:value-type="float">
            <text:p>0,79</text:p>
          </table:table-cell>
          <table:table-cell table:style-name="ce171" office:value-type="float" office:value="22" calcext:value-type="float">
            <text:p>22</text:p>
          </table:table-cell>
          <table:table-cell table:style-name="ce218" table:formula="of:=[.E51]*[.F51]" office:value-type="float" office:value="17.325" calcext:value-type="float">
            <text:p>17,33</text:p>
          </table:table-cell>
          <table:table-cell table:style-name="ce172" table:formula="of:=[.E51]*[.F51]*[$Настройки.$B$12]/1000" office:value-type="currency" office:currency="USD" office:value="0.632128378378379" calcext:value-type="currency">
            <text:p>$0,63</text:p>
          </table:table-cell>
          <table:table-cell table:style-name="ce175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6-01</text:p>
          </table:table-cell>
          <table:table-cell table:style-name="ce157" office:value-type="string" calcext:value-type="string">
            <text:p>Enclosure top hinge part A</text:p>
          </table:table-cell>
          <table:table-cell table:style-name="ce217" office:value-type="float" office:value="4.158" calcext:value-type="float">
            <text:p>4,16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2]*[.D52]*[$Настройки.$B$11]" office:value-type="float" office:value="4.3659" calcext:value-type="float">
            <text:p>4,37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52]*[.F52]" office:value-type="float" office:value="8.7318" calcext:value-type="float">
            <text:p>8,73</text:p>
          </table:table-cell>
          <table:table-cell table:style-name="ce227" table:formula="of:=[.E52]*[.F52]*[$Настройки.$B$12]/1000" office:value-type="currency" office:currency="USD" office:value="0.318592702702703" calcext:value-type="currency">
            <text:p>$0,32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3" office:value-type="string" calcext:value-type="string">
            <text:p>V05-07-06-02</text:p>
          </table:table-cell>
          <table:table-cell table:style-name="ce13" office:value-type="string" calcext:value-type="string">
            <text:p>Enclosure top hinge part B</text:p>
          </table:table-cell>
          <table:table-cell table:style-name="ce218" office:value-type="float" office:value="4.158" calcext:value-type="float">
            <text:p>4,16</text:p>
          </table:table-cell>
          <table:table-cell table:style-name="ce221" office:value-type="percentage" office:value="1" calcext:value-type="percentage">
            <text:p>100,00%</text:p>
          </table:table-cell>
          <table:table-cell table:style-name="ce218" table:formula="of:=[.C53]*[.D53]*[$Настройки.$B$11]" office:value-type="float" office:value="4.3659" calcext:value-type="float">
            <text:p>4,37</text:p>
          </table:table-cell>
          <table:table-cell table:style-name="ce171" office:value-type="float" office:value="2" calcext:value-type="float">
            <text:p>2</text:p>
          </table:table-cell>
          <table:table-cell table:style-name="ce218" table:formula="of:=[.E53]*[.F53]" office:value-type="float" office:value="8.7318" calcext:value-type="float">
            <text:p>8,73</text:p>
          </table:table-cell>
          <table:table-cell table:style-name="ce172" table:formula="of:=[.E53]*[.F53]*[$Настройки.$B$12]/1000" office:value-type="currency" office:currency="USD" office:value="0.318592702702703" calcext:value-type="currency">
            <text:p>$0,32</text:p>
          </table:table-cell>
          <table:table-cell table:style-name="ce175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157" office:value-type="string" calcext:value-type="string">
            <text:p>V05-07-08</text:p>
          </table:table-cell>
          <table:table-cell table:style-name="ce157" office:value-type="string" calcext:value-type="string">
            <text:p>Enclosure top mount</text:p>
          </table:table-cell>
          <table:table-cell table:style-name="ce217" office:value-type="float" office:value="36.35" calcext:value-type="float">
            <text:p>36,35</text:p>
          </table:table-cell>
          <table:table-cell table:style-name="ce220" office:value-type="percentage" office:value="1" calcext:value-type="percentage">
            <text:p>100,00%</text:p>
          </table:table-cell>
          <table:table-cell table:style-name="ce217" table:formula="of:=[.C54]*[.D54]*[$Настройки.$B$11]" office:value-type="float" office:value="38.1675" calcext:value-type="float">
            <text:p>38,17</text:p>
          </table:table-cell>
          <table:table-cell table:style-name="ce170" office:value-type="float" office:value="2" calcext:value-type="float">
            <text:p>2</text:p>
          </table:table-cell>
          <table:table-cell table:style-name="ce217" table:formula="of:=[.E54]*[.F54]" office:value-type="float" office:value="76.335" calcext:value-type="float">
            <text:p>76,34</text:p>
          </table:table-cell>
          <table:table-cell table:style-name="ce227" table:formula="of:=[.E54]*[.F54]*[$Настройки.$B$12]/1000" office:value-type="currency" office:currency="USD" office:value="2.78519594594595" calcext:value-type="currency">
            <text:p>$2,79</text:p>
          </table:table-cell>
          <table:table-cell table:style-name="ce174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15">
          <table:table-cell table:style-name="ce185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57"/>
          <table:covered-table-cell table:style-name="ce217"/>
          <table:covered-table-cell table:style-name="ce220"/>
          <table:covered-table-cell table:style-name="ce224"/>
          <table:covered-table-cell table:style-name="ce225"/>
          <table:table-cell table:style-name="ce226" table:formula="of:=SUM([.G3:.G54])" office:value-type="float" office:value="1347.9102" calcext:value-type="float">
            <text:p>1 347,91</text:p>
          </table:table-cell>
          <table:table-cell table:style-name="ce228" table:formula="of:=SUM([.H3:.H54])" office:value-type="currency" office:currency="USD" office:value="49.1805072972973" calcext:value-type="currency">
            <text:p>$49,18</text:p>
          </table:table-cell>
          <table:table-cell table:style-name="ce174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222"/>
          <table:table-cell table:number-columns-repeated="3"/>
          <table:table-cell table:style-name="ce229"/>
          <table:table-cell table:number-columns-repeated="1016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58"/>
        <table:table-column table:style-name="co23" table:default-cell-style-name="ce158"/>
        <table:table-column table:style-name="co3" table:default-cell-style-name="ce158"/>
        <table:table-column table:style-name="co24" table:default-cell-style-name="ce158"/>
        <table:table-column table:style-name="co25" table:number-columns-repeated="2" table:default-cell-style-name="ce158"/>
        <table:table-column table:style-name="co25" table:default-cell-style-name="ce210"/>
        <table:table-column table:style-name="co3" table:number-columns-repeated="1017" table:default-cell-style-name="ce158"/>
        <table:table-row table:style-name="ro9">
          <table:table-cell table:style-name="ce160" office:value-type="string" calcext:value-type="string">
            <text:p>Наименование детали</text:p>
          </table:table-cell>
          <table:table-cell table:style-name="ce160" office:value-type="string" calcext:value-type="string">
            <text:p>Тип профиля</text:p>
          </table:table-cell>
          <table:table-cell table:style-name="ce160" office:value-type="string" calcext:value-type="string">
            <text:p>Длина</text:p>
            <text:p>[м]</text:p>
          </table:table-cell>
          <table:table-cell table:style-name="ce160" office:value-type="string" calcext:value-type="string">
            <text:p>Количество</text:p>
            <text:p>[шт]</text:p>
          </table:table-cell>
          <table:table-cell table:style-name="ce160" office:value-type="string" calcext:value-type="string">
            <text:p>Цена профиля</text:p>
            <text:p>[$/м]</text:p>
          </table:table-cell>
          <table:table-cell table:style-name="ce160" office:value-type="string" calcext:value-type="string">
            <text:p>Цена реза</text:p>
            <text:p>[$]</text:p>
          </table:table-cell>
          <table:table-cell table:style-name="ce232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портала</text:p>
          </table:table-cell>
          <table:table-cell table:style-name="ce157" table:content-validation-name="val11" office:value-type="string" calcext:value-type="string">
            <text:p>2060 T-slot</text:p>
          </table:table-cell>
          <table:table-cell table:style-name="ce157" table:formula="of:=[$Расчёты.B28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28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Поперечная балка портала</text:p>
          </table:table-cell>
          <table:table-cell table:style-name="ce13" table:content-validation-name="val11" office:value-type="string" calcext:value-type="string">
            <text:p>2020 T-slot</text:p>
          </table:table-cell>
          <table:table-cell table:style-name="ce13" table:formula="of:=[$Расчёты.B27]" office:value-type="float" office:value="0.65" calcext:value-type="float">
            <text:p>0,65</text:p>
          </table:table-cell>
          <table:table-cell table:style-name="ce13" office:value-type="float" office:value="2" calcext:value-type="float">
            <text:p>2</text:p>
          </table:table-cell>
          <table:table-cell table:style-name="ce207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балка портала</text:p>
          </table:table-cell>
          <table:table-cell table:style-name="ce157" table:content-validation-name="val11" office:value-type="string" calcext:value-type="string">
            <text:p>2020 T-slot</text:p>
          </table:table-cell>
          <table:table-cell table:style-name="ce157" table:formula="of:=[$Расчёты.B27]-0.12" office:value-type="float" office:value="0.53" calcext:value-type="float">
            <text:p>0,53</text:p>
          </table:table-cell>
          <table:table-cell table:style-name="ce157" office:value-type="float" office:value="1" calcext:value-type="float">
            <text:p>1</text:p>
          </table:table-cell>
          <table:table-cell table:style-name="ce28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Угловая стойка</text:p>
          </table:table-cell>
          <table:table-cell table:style-name="ce13" table:content-validation-name="val11" office:value-type="string" calcext:value-type="string">
            <text:p>2020 T-slot</text:p>
          </table:table-cell>
          <table:table-cell table:style-name="ce13" table:formula="of:=[$Расчёты.B29]-0.02+[$Расчёты.B30]" office:value-type="float" office:value="0.44" calcext:value-type="float">
            <text:p>0,44</text:p>
          </table:table-cell>
          <table:table-cell table:style-name="ce13" office:value-type="float" office:value="4" calcext:value-type="float">
            <text:p>4</text:p>
          </table:table-cell>
          <table:table-cell table:style-name="ce207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стойка</text:p>
          </table:table-cell>
          <table:table-cell table:style-name="ce157" table:content-validation-name="val11" office:value-type="string" calcext:value-type="string">
            <text:p>2020 T-slot</text:p>
          </table:table-cell>
          <table:table-cell table:style-name="ce157" table:formula="of:=[$Расчёты.B29]-0.04" office:value-type="float" office:value="0.39" calcext:value-type="float">
            <text:p>0,39</text:p>
          </table:table-cell>
          <table:table-cell table:style-name="ce157" office:value-type="float" office:value="2" calcext:value-type="float">
            <text:p>2</text:p>
          </table:table-cell>
          <table:table-cell table:style-name="ce28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Вспомогательная поперечина</text:p>
          </table:table-cell>
          <table:table-cell table:style-name="ce13" table:content-validation-name="val11" office:value-type="string" calcext:value-type="string">
            <text:p>2020 T-slot</text:p>
          </table:table-cell>
          <table:table-cell table:style-name="ce13" table:formula="of:=[$Расчёты.B27]-0.04" office:value-type="float" office:value="0.61" calcext:value-type="float">
            <text:p>0,61</text:p>
          </table:table-cell>
          <table:table-cell table:style-name="ce13" office:value-type="float" office:value="1" calcext:value-type="float">
            <text:p>1</text:p>
          </table:table-cell>
          <table:table-cell table:style-name="ce207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основания</text:p>
          </table:table-cell>
          <table:table-cell table:style-name="ce157" table:content-validation-name="val11" office:value-type="string" calcext:value-type="string">
            <text:p>2020 T-slot</text:p>
          </table:table-cell>
          <table:table-cell table:style-name="ce157" table:formula="of:=[$Расчёты.B27]-0.04" office:value-type="float" office:value="0.61" calcext:value-type="float">
            <text:p>0,61</text:p>
          </table:table-cell>
          <table:table-cell table:style-name="ce157" office:value-type="float" office:value="2" calcext:value-type="float">
            <text:p>2</text:p>
          </table:table-cell>
          <table:table-cell table:style-name="ce28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Продольная балка основания</text:p>
          </table:table-cell>
          <table:table-cell table:style-name="ce13" table:content-validation-name="val11" office:value-type="string" calcext:value-type="string">
            <text:p>2020 T-slot</text:p>
          </table:table-cell>
          <table:table-cell table:style-name="ce13" table:formula="of:=[$Расчёты.B28]-0.04" office:value-type="float" office:value="0.45" calcext:value-type="float">
            <text:p>0,45</text:p>
          </table:table-cell>
          <table:table-cell table:style-name="ce13" office:value-type="float" office:value="2" calcext:value-type="float">
            <text:p>2</text:p>
          </table:table-cell>
          <table:table-cell table:style-name="ce207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Стойка оси Z</text:p>
          </table:table-cell>
          <table:table-cell table:style-name="ce157" table:content-validation-name="val11" office:value-type="string" calcext:value-type="string">
            <text:p>2020 V-slot</text:p>
          </table:table-cell>
          <table:table-cell table:style-name="ce157" table:formula="of:=[$Расчёты.B29]-0.04" office:value-type="float" office:value="0.39" calcext:value-type="float">
            <text:p>0,39</text:p>
          </table:table-cell>
          <table:table-cell table:style-name="ce157" table:formula="of:=[$Расчёты.B20]" office:value-type="float" office:value="2" calcext:value-type="float">
            <text:p>2</text:p>
          </table:table-cell>
          <table:table-cell table:style-name="ce28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Поперечная балка рамы стола</text:p>
          </table:table-cell>
          <table:table-cell table:style-name="ce13" table:content-validation-name="val11" office:value-type="string" calcext:value-type="string">
            <text:p>2060 T-slot</text:p>
          </table:table-cell>
          <table:table-cell table:style-name="ce13" table:formula="of:=[$Расчёты.B25]" office:value-type="float" office:value="0.5" calcext:value-type="float">
            <text:p>0,5</text:p>
          </table:table-cell>
          <table:table-cell table:style-name="ce13" table:formula="of:=[.D10]/2" office:value-type="float" office:value="1" calcext:value-type="float">
            <text:p>1</text:p>
          </table:table-cell>
          <table:table-cell table:style-name="ce207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ые балки рамы стола</text:p>
          </table:table-cell>
          <table:table-cell table:style-name="ce157" table:content-validation-name="val11" office:value-type="string" calcext:value-type="string">
            <text:p>2020 T-slot</text:p>
          </table:table-cell>
          <table:table-cell table:style-name="ce157" table:formula="of:=[$Расчёты.B26]" office:value-type="float" office:value="0.32" calcext:value-type="float">
            <text:p>0,32</text:p>
          </table:table-cell>
          <table:table-cell table:style-name="ce157" table:formula="of:=IF([$Расчёты.B16]&gt;=300;3;2)" office:value-type="float" office:value="3" calcext:value-type="float">
            <text:p>3</text:p>
          </table:table-cell>
          <table:table-cell table:style-name="ce28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Балка оси X</text:p>
          </table:table-cell>
          <table:table-cell table:style-name="ce13" table:content-validation-name="val11" office:value-type="string" calcext:value-type="string">
            <text:p>2020 T-slot облегчённый</text:p>
          </table:table-cell>
          <table:table-cell table:style-name="ce13" table:formula="of:=[$Расчёты.B24]" office:value-type="float" office:value="0.5" calcext:value-type="float">
            <text:p>0,5</text:p>
          </table:table-cell>
          <table:table-cell table:style-name="ce13" office:value-type="float" office:value="1" calcext:value-type="float">
            <text:p>1</text:p>
          </table:table-cell>
          <table:table-cell table:style-name="ce207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07" table:formula="of:=20/74" office:value-type="currency" office:currency="USD" office:value="0.27027027027027" calcext:value-type="currency">
            <text:p>$0,27</text:p>
          </table:table-cell>
          <table:table-cell table:style-name="ce207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6">
          <table:table-cell table:style-name="ce185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1"/>
          <table:covered-table-cell table:number-columns-repeated="2" table:style-name="ce21"/>
          <table:covered-table-cell table:number-columns-repeated="2" table:style-name="ce90"/>
          <table:table-cell table:style-name="ce228" table:formula="of:=SUM([.G2:.G13])" office:value-type="currency" office:currency="USD" office:value="68.0412702702703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1"/>
          <table:table-cell table:number-columns-repeated="2"/>
          <table:table-cell table:style-name="ce210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10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10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office:forms form:automatic-focus="false" form:apply-design-mode="false"/>
        <table:table-column table:style-name="co26" table:default-cell-style-name="ce249"/>
        <table:table-column table:style-name="co27" table:default-cell-style-name="ce298"/>
        <table:table-column table:style-name="co28" table:default-cell-style-name="ce249"/>
        <table:table-column table:style-name="co29" table:number-columns-repeated="35" table:default-cell-style-name="ce249"/>
        <table:table-column table:style-name="co3" table:number-columns-repeated="986" table:default-cell-style-name="ce249"/>
        <table:table-row table:style-name="ro17">
          <table:table-cell table:style-name="ce233" table:number-columns-spanned="2" table:number-rows-spanned="5"/>
          <table:covered-table-cell table:style-name="ce250"/>
          <table:table-cell table:style-name="ce176" office:value-type="string" calcext:value-type="string">
            <text:p>Тип</text:p>
          </table:table-cell>
          <table:table-cell table:style-name="ce125" office:value-type="string" calcext:value-type="string" table:number-columns-spanned="8" table:number-rows-spanned="1">
            <text:p>Винт с полукруглой головкой</text:p>
          </table:table-cell>
          <table:covered-table-cell table:number-columns-repeated="4" table:style-name="ce125"/>
          <table:covered-table-cell table:number-columns-repeated="3" table:style-name="ce355"/>
          <table:table-cell table:style-name="ce125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25"/>
          <table:covered-table-cell table:number-columns-repeated="2" table:style-name="ce133"/>
          <table:table-cell table:style-name="ce125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355"/>
          <table:table-cell table:style-name="ce133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55"/>
          <table:table-cell table:style-name="ce125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55"/>
          <table:table-cell table:style-name="ce125" office:value-type="string" calcext:value-type="string" table:number-columns-spanned="2" table:number-rows-spanned="1">
            <text:p>Т-гайка</text:p>
          </table:table-cell>
          <table:covered-table-cell table:style-name="ce355"/>
          <table:table-cell table:style-name="ce365" office:value-type="string" calcext:value-type="string">
            <text:p>Резьб. Вставка</text:p>
          </table:table-cell>
          <table:table-cell table:style-name="ce365" office:value-type="string" calcext:value-type="string">
            <text:p>Болт</text:p>
          </table:table-cell>
          <table:table-cell table:style-name="ce133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3"/>
          <table:table-cell table:style-name="ce366"/>
          <table:table-cell table:style-name="ce368" table:number-columns-repeated="985"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D резьбы</text:p>
          </table:table-cell>
          <table:table-cell table:style-name="ce126" office:value-type="string" calcext:value-type="string" table:number-columns-spanned="3" table:number-rows-spanned="1">
            <text:p>M3</text:p>
          </table:table-cell>
          <table:covered-table-cell table:number-columns-repeated="2" table:style-name="ce126" office:value-type="string" calcext:value-type="string">
            <text:p>M3</text:p>
          </table:covered-table-cell>
          <table:table-cell table:style-name="ce126" office:value-type="string" calcext:value-type="string" table:number-columns-spanned="4" table:number-rows-spanned="1">
            <text:p>M4</text:p>
          </table:table-cell>
          <table:covered-table-cell table:style-name="ce126" office:value-type="string" calcext:value-type="string">
            <text:p>M4</text:p>
          </table:covered-table-cell>
          <table:covered-table-cell table:style-name="ce120" office:value-type="string" calcext:value-type="string">
            <text:p>M4</text:p>
          </table:covered-table-cell>
          <table:covered-table-cell table:style-name="ce120"/>
          <table:table-cell table:style-name="ce290" office:value-type="string" calcext:value-type="string">
            <text:p>M6</text:p>
          </table:table-cell>
          <table:table-cell table:style-name="ce126" office:value-type="string" calcext:value-type="string" table:number-columns-spanned="2" table:number-rows-spanned="1">
            <text:p>M3</text:p>
          </table:table-cell>
          <table:covered-table-cell table:style-name="ce120"/>
          <table:table-cell table:style-name="ce126" office:value-type="string" calcext:value-type="string" table:number-columns-spanned="2" table:number-rows-spanned="1">
            <text:p>M4</text:p>
          </table:table-cell>
          <table:covered-table-cell table:style-name="ce120"/>
          <table:table-cell table:style-name="ce126" office:value-type="string" calcext:value-type="string" table:number-columns-spanned="8" table:number-rows-spanned="1">
            <text:p>M3</text:p>
          </table:table-cell>
          <table:covered-table-cell table:style-name="ce120" office:value-type="string" calcext:value-type="string">
            <text:p>M3</text:p>
          </table:covered-table-cell>
          <table:covered-table-cell table:style-name="ce120"/>
          <table:covered-table-cell table:number-columns-repeated="2" table:style-name="ce120" office:value-type="string" calcext:value-type="string">
            <text:p>M3</text:p>
          </table:covered-table-cell>
          <table:covered-table-cell table:style-name="ce120"/>
          <table:covered-table-cell table:number-columns-repeated="2" table:style-name="ce120" office:value-type="string" calcext:value-type="string">
            <text:p>M3</text:p>
          </table:covered-table-cell>
          <table:table-cell table:style-name="ce126" office:value-type="string" calcext:value-type="string" table:number-columns-spanned="2" table:number-rows-spanned="1">
            <text:p>M4</text:p>
          </table:table-cell>
          <table:covered-table-cell table:style-name="ce120"/>
          <table:table-cell table:style-name="ce290" office:value-type="string" calcext:value-type="string">
            <text:p>M6</text:p>
          </table:table-cell>
          <table:table-cell table:style-name="ce126" office:value-type="string" calcext:value-type="string" table:number-columns-spanned="2" table:number-rows-spanned="1">
            <text:p>M3</text:p>
          </table:table-cell>
          <table:covered-table-cell table:style-name="ce120"/>
          <table:table-cell table:style-name="ce126" office:value-type="string" calcext:value-type="string" table:number-columns-spanned="1" table:number-rows-spanned="2">
            <text:p>M3</text:p>
          </table:table-cell>
          <table:table-cell table:style-name="ce126" office:value-type="string" calcext:value-type="string" table:number-columns-spanned="1" table:number-rows-spanned="2">
            <text:p>M4</text:p>
          </table:table-cell>
          <table:table-cell table:style-name="ce126" office:value-type="string" calcext:value-type="string" table:number-columns-spanned="1" table:number-rows-spanned="2">
            <text:p>M5</text:p>
          </table:table-cell>
          <table:table-cell table:style-name="ce126" office:value-type="string" calcext:value-type="string" table:number-columns-spanned="1" table:number-rows-spanned="2">
            <text:p>М3</text:p>
          </table:table-cell>
          <table:table-cell table:style-name="ce126" office:value-type="string" calcext:value-type="string" table:number-columns-spanned="1" table:number-rows-spanned="2">
            <text:p>М4</text:p>
          </table:table-cell>
          <table:table-cell table:style-name="ce126" office:value-type="string" calcext:value-type="string">
            <text:p>M3</text:p>
          </table:table-cell>
          <table:table-cell table:style-name="ce290" office:value-type="string" calcext:value-type="string">
            <text:p>М5</text:p>
          </table:table-cell>
          <table:table-cell table:style-name="ce126" office:value-type="string" calcext:value-type="string" table:number-columns-spanned="1" table:number-rows-spanned="2">
            <text:p>М3</text:p>
          </table:table-cell>
          <table:table-cell table:style-name="ce126" office:value-type="string" calcext:value-type="string" table:number-columns-spanned="1" table:number-rows-spanned="2">
            <text:p>М4</text:p>
          </table:table-cell>
          <table:table-cell table:style-name="ce133" office:value-type="string" calcext:value-type="string" table:number-columns-spanned="1" table:number-rows-spanned="2">
            <text:p>M8 Рег.</text:p>
          </table:table-cell>
          <table:table-cell table:style-name="ce296"/>
          <table:table-cell table:style-name="ce298" table:number-columns-repeated="985"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L винта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0" calcext:value-type="float">
            <text:p>10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number-columns-repeated="2"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40" calcext:value-type="float">
            <text:p>40</text:p>
          </table:table-cell>
          <table:covered-table-cell table:number-columns-repeated="5" table:style-name="ce120"/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50" calcext:value-type="float">
            <text:p>50</text:p>
          </table:table-cell>
          <table:covered-table-cell table:number-columns-repeated="3" table:style-name="ce120"/>
          <table:table-cell table:style-name="ce296"/>
          <table:table-cell table:style-name="ce298" table:number-columns-repeated="985"/>
        </table:table-row>
        <table:table-row table:style-name="ro6">
          <table:covered-table-cell table:style-name="ce235"/>
          <table:covered-table-cell table:style-name="ce259"/>
          <table:table-cell table:style-name="ce232" office:value-type="string" calcext:value-type="string">
            <text:p>Цена ед.</text:p>
          </table:table-cell>
          <table:table-cell table:style-name="ce343" table:formula="of:=3.33/74" office:value-type="currency" office:currency="USD" office:value="0.045" calcext:value-type="currency">
            <text:p>$0,05</text:p>
          </table:table-cell>
          <table:table-cell table:style-name="ce343" table:formula="of:=3.75/74" office:value-type="currency" office:currency="USD" office:value="0.0506756756756757" calcext:value-type="currency">
            <text:p>$0,05</text:p>
          </table:table-cell>
          <table:table-cell table:style-name="ce343" table:formula="of:=4.9/74" office:value-type="currency" office:currency="USD" office:value="0.0662162162162162" calcext:value-type="currency">
            <text:p>$0,07</text:p>
          </table:table-cell>
          <table:table-cell table:style-name="ce343" table:formula="of:=6.06/74" office:value-type="currency" office:currency="USD" office:value="0.0818918918918919" calcext:value-type="currency">
            <text:p>$0,08</text:p>
          </table:table-cell>
          <table:table-cell table:style-name="ce343" table:formula="of:=5.95/74" office:value-type="currency" office:currency="USD" office:value="0.0804054054054054" calcext:value-type="currency">
            <text:p>$0,08</text:p>
          </table:table-cell>
          <table:table-cell table:style-name="ce343" table:formula="of:=5.6/74" office:value-type="currency" office:currency="USD" office:value="0.0756756756756757" calcext:value-type="currency">
            <text:p>$0,08</text:p>
          </table:table-cell>
          <table:table-cell table:style-name="ce343" table:formula="of:=10.71/74" office:value-type="currency" office:currency="USD" office:value="0.14472972972973" calcext:value-type="currency">
            <text:p>$0,14</text:p>
          </table:table-cell>
          <table:table-cell table:style-name="ce343" table:formula="of:=10.12/74" office:value-type="currency" office:currency="USD" office:value="0.136756756756757" calcext:value-type="currency">
            <text:p>$0,14</text:p>
          </table:table-cell>
          <table:table-cell table:style-name="ce343" table:formula="of:=3.92/74" office:value-type="currency" office:currency="USD" office:value="0.052972972972973" calcext:value-type="currency">
            <text:p>$0,05</text:p>
          </table:table-cell>
          <table:table-cell table:style-name="ce343" table:formula="of:=7.59/74" office:value-type="currency" office:currency="USD" office:value="0.102567567567568" calcext:value-type="currency">
            <text:p>$0,10</text:p>
          </table:table-cell>
          <table:table-cell table:style-name="ce343" table:formula="of:=8.75/74" office:value-type="currency" office:currency="USD" office:value="0.118243243243243" calcext:value-type="currency">
            <text:p>$0,12</text:p>
          </table:table-cell>
          <table:table-cell table:style-name="ce343" table:formula="of:=7.53/74" office:value-type="currency" office:currency="USD" office:value="0.101756756756757" calcext:value-type="currency">
            <text:p>$0,10</text:p>
          </table:table-cell>
          <table:table-cell table:style-name="ce343" table:formula="of:=2.21/74" office:value-type="currency" office:currency="USD" office:value="0.0298648648648649" calcext:value-type="currency">
            <text:p>$0,03</text:p>
          </table:table-cell>
          <table:table-cell table:style-name="ce343" table:formula="of:=2.87/74" office:value-type="currency" office:currency="USD" office:value="0.0387837837837838" calcext:value-type="currency">
            <text:p>$0,04</text:p>
          </table:table-cell>
          <table:table-cell table:style-name="ce343" table:formula="of:=4.31/74" office:value-type="currency" office:currency="USD" office:value="0.0582432432432432" calcext:value-type="currency">
            <text:p>$0,06</text:p>
          </table:table-cell>
          <table:table-cell table:style-name="ce343" table:formula="of:=2.55/74" office:value-type="currency" office:currency="USD" office:value="0.0344594594594595" calcext:value-type="currency">
            <text:p>$0,03</text:p>
          </table:table-cell>
          <table:table-cell table:style-name="ce343" table:formula="of:=4.1/74" office:value-type="currency" office:currency="USD" office:value="0.0554054054054054" calcext:value-type="currency">
            <text:p>$0,06</text:p>
          </table:table-cell>
          <table:table-cell table:style-name="ce343" table:formula="of:=7.88/73" office:value-type="currency" office:currency="USD" office:value="0.107945205479452" calcext:value-type="currency">
            <text:p>$0,11</text:p>
          </table:table-cell>
          <table:table-cell table:style-name="ce343" table:formula="of:=9.31/74" office:value-type="currency" office:currency="USD" office:value="0.125810810810811" calcext:value-type="currency">
            <text:p>$0,13</text:p>
          </table:table-cell>
          <table:table-cell table:style-name="ce343" table:formula="of:=18.27/74" office:value-type="currency" office:currency="USD" office:value="0.246891891891892" calcext:value-type="currency">
            <text:p>$0,25</text:p>
          </table:table-cell>
          <table:table-cell table:style-name="ce343" table:formula="of:=4.97/74" office:value-type="currency" office:currency="USD" office:value="0.0671621621621622" calcext:value-type="currency">
            <text:p>$0,07</text:p>
          </table:table-cell>
          <table:table-cell table:style-name="ce343" table:formula="of:=4.8/74" office:value-type="currency" office:currency="USD" office:value="0.0648648648648649" calcext:value-type="currency">
            <text:p>$0,06</text:p>
          </table:table-cell>
          <table:table-cell table:style-name="ce343" table:formula="of:=10.12/74" office:value-type="currency" office:currency="USD" office:value="0.136756756756757" calcext:value-type="currency">
            <text:p>$0,14</text:p>
          </table:table-cell>
          <table:table-cell table:style-name="ce343" table:formula="of:=3.22/74" office:value-type="currency" office:currency="USD" office:value="0.0435135135135135" calcext:value-type="currency">
            <text:p>$0,04</text:p>
          </table:table-cell>
          <table:table-cell table:style-name="ce343" table:formula="of:=7.95/74" office:value-type="currency" office:currency="USD" office:value="0.107432432432432" calcext:value-type="currency">
            <text:p>$0,11</text:p>
          </table:table-cell>
          <table:table-cell table:style-name="ce343" table:formula="of:=2.52/74" office:value-type="currency" office:currency="USD" office:value="0.0340540540540541" calcext:value-type="currency">
            <text:p>$0,03</text:p>
          </table:table-cell>
          <table:table-cell table:style-name="ce343" table:formula="of:=2.42/74" office:value-type="currency" office:currency="USD" office:value="0.0327027027027027" calcext:value-type="currency">
            <text:p>$0,03</text:p>
          </table:table-cell>
          <table:table-cell table:style-name="ce343" table:formula="of:=3.05/74" office:value-type="currency" office:currency="USD" office:value="0.0412162162162162" calcext:value-type="currency">
            <text:p>$0,04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4.43/100" office:value-type="currency" office:currency="USD" office:value="0.0443" calcext:value-type="currency">
            <text:p>$0,04</text:p>
          </table:table-cell>
          <table:table-cell table:style-name="ce343" table:formula="of:=17.4/74" office:value-type="currency" office:currency="USD" office:value="0.235135135135135" calcext:value-type="currency">
            <text:p>$0,24</text:p>
          </table:table-cell>
          <table:table-cell table:style-name="ce343" table:formula="of:=0.6/74" office:value-type="currency" office:currency="USD" office:value="0.00810810810810811" calcext:value-type="currency">
            <text:p>$0,01</text:p>
          </table:table-cell>
          <table:table-cell table:style-name="ce343" table:formula="of:=0.91/74" office:value-type="currency" office:currency="USD" office:value="0.0122972972972973" calcext:value-type="currency">
            <text:p>$0,01</text:p>
          </table:table-cell>
          <table:table-cell table:style-name="ce343" table:formula="of:=28.67/74" office:value-type="currency" office:currency="USD" office:value="0.387432432432432" calcext:value-type="currency">
            <text:p>$0,39</text:p>
          </table:table-cell>
          <table:table-cell table:style-name="ce367"/>
          <table:table-cell table:style-name="ce369" table:number-columns-repeated="985"/>
        </table:table-row>
        <table:table-row table:style-name="ro7">
          <table:covered-table-cell table:style-name="ce236"/>
          <table:covered-table-cell table:style-name="ce255"/>
          <table:table-cell table:style-name="ce160" office:value-type="string" calcext:value-type="string">
            <text:p>Ссылка</text:p>
          </table:table-cell>
          <table:table-cell table:style-name="ce29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29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29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aliexpress.ru/item/32958273559.html" xlink:type="simple">Link</text:a></text:p>
          </table:table-cell>
          <table:table-cell table:style-name="ce29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29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248"/>
          <table:table-cell table:number-columns-repeated="985"/>
        </table:table-row>
        <table:table-row table:style-name="ro6">
          <table:table-cell table:style-name="ce237" office:value-type="string" calcext:value-type="string">
            <text:p>Сборка</text:p>
          </table:table-cell>
          <table:table-cell table:style-name="ce237" office:value-type="string" calcext:value-type="string">
            <text:p>Ед.</text:p>
          </table:table-cell>
          <table:table-cell table:style-name="ce313" table:number-columns-repeated="36"/>
          <table:table-cell table:style-name="ce248"/>
          <table:table-cell table:number-columns-repeated="985"/>
        </table:table-row>
        <table:table-row table:style-name="ro6">
          <table:table-cell table:style-name="ce157" office:value-type="string" calcext:value-type="string">
            <text:p>V05-00-00 — K3D VOSTOK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344" table:number-columns-repeated="7"/>
          <table:table-cell table:style-name="ce344" office:value-type="float" office:value="34" calcext:value-type="float">
            <text:p>34</text:p>
          </table:table-cell>
          <table:table-cell table:style-name="ce344" table:number-columns-repeated="27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1-00 — XY porta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3"/>
          <table:table-cell table:style-name="ce212" office:value-type="float" office:value="12" calcext:value-type="float">
            <text:p>12</text:p>
          </table:table-cell>
          <table:table-cell table:style-name="ce212" table:number-columns-repeated="4"/>
          <table:table-cell table:style-name="ce212" office:value-type="float" office:value="12" calcext:value-type="float">
            <text:p>12</text:p>
          </table:table-cell>
          <table:table-cell table:style-name="ce212" table:number-columns-repeated="6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1-00 — X axis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344" table:number-columns-repeated="23"/>
          <table:table-cell table:style-name="ce344" office:value-type="float" office:value="13" calcext:value-type="float">
            <text:p>13</text:p>
          </table:table-cell>
          <table:table-cell table:style-name="ce344" table:number-columns-repeated="4"/>
          <table:table-cell table:style-name="ce344" office:value-type="float" office:value="13" calcext:value-type="float">
            <text:p>13</text:p>
          </table:table-cell>
          <table:table-cell table:style-name="ce344" table:number-columns-repeated="6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1-01-01-00 — Y axis carria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office:value-type="float" office:value="2" calcext:value-type="float">
            <text:p>2</text:p>
          </table:table-cell>
          <table:table-cell table:style-name="ce212" table:number-columns-repeated="11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2"/>
          <table:table-cell table:style-name="ce212" table:formula="of:=4+6" office:value-type="float" office:value="10" calcext:value-type="float">
            <text:p>10</text:p>
          </table:table-cell>
          <table:table-cell table:style-name="ce212" table:number-columns-repeated="3"/>
          <table:table-cell table:style-name="ce212" office:value-type="float" office:value="2" calcext:value-type="float">
            <text:p>2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1-01-02-00 — BMG Print head</text:p>
          </table:table-cell>
          <table:table-cell table:style-name="ce75" table:formula="of:=[$Расчёты.B19]" office:value-type="float" office:value="2" calcext:value-type="float">
            <text:p>2</text:p>
          </table:table-cell>
          <table:table-cell table:style-name="ce313"/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float" office:value="4" calcext:value-type="float">
            <text:p>4</text:p>
          </table:table-cell>
          <table:table-cell table:style-name="ce344" table:number-columns-repeated="12"/>
          <table:table-cell table:style-name="ce344" office:value-type="float" office:value="1" calcext:value-type="float">
            <text:p>1</text:p>
          </table:table-cell>
          <table:table-cell table:style-name="ce344" table:number-columns-repeated="8"/>
          <table:table-cell table:style-name="ce344" office:value-type="float" office:value="3" calcext:value-type="float">
            <text:p>3</text:p>
          </table:table-cell>
          <table:table-cell table:style-name="ce344" office:value-type="float" office:value="1" calcext:value-type="float">
            <text:p>1</text:p>
          </table:table-cell>
          <table:table-cell table:style-name="ce344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1-01-03-00 — Roller assembly</text:p>
          </table:table-cell>
          <table:table-cell table:style-name="ce212" table:formula="of:=4*[.B11]+2" office:value-type="float" office:value="10" calcext:value-type="float">
            <text:p>10</text:p>
          </table:table-cell>
          <table:table-cell table:style-name="ce313"/>
          <table:table-cell table:style-name="ce212" table:number-columns-repeated="32"/>
          <table:table-cell table:style-name="ce212" office:value-type="float" office:value="2" calcext:value-type="float">
            <text:p>2</text:p>
          </table:table-cell>
          <table:table-cell table:style-name="ce212" table:number-columns-repeated="2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2-00 — X axis drive assembly</text:p>
          </table:table-cell>
          <table:table-cell table:style-name="ce75" office:value-type="float" office:value="2" calcext:value-type="float">
            <text:p>2</text:p>
          </table:table-cell>
          <table:table-cell table:style-name="ce313"/>
          <table:table-cell table:style-name="ce344" office:value-type="float" office:value="4" calcext:value-type="float">
            <text:p>4</text:p>
          </table:table-cell>
          <table:table-cell table:style-name="ce344" table:number-columns-repeated="3"/>
          <table:table-cell table:style-name="ce344" office:value-type="float" office:value="6" calcext:value-type="float">
            <text:p>6</text:p>
          </table:table-cell>
          <table:table-cell table:style-name="ce344" office:value-type="float" office:value="1" calcext:value-type="float">
            <text:p>1</text:p>
          </table:table-cell>
          <table:table-cell table:style-name="ce344" table:number-columns-repeated="3"/>
          <table:table-cell table:style-name="ce344" office:value-type="float" office:value="4" calcext:value-type="float">
            <text:p>4</text:p>
          </table:table-cell>
          <table:table-cell table:style-name="ce344" table:number-columns-repeated="15"/>
          <table:table-cell table:style-name="ce344" office:value-type="float" office:value="4" calcext:value-type="float">
            <text:p>4</text:p>
          </table:table-cell>
          <table:table-cell table:style-name="ce344" table:number-columns-repeated="3"/>
          <table:table-cell table:style-name="ce344" office:value-type="float" office:value="7" calcext:value-type="float">
            <text:p>7</text:p>
          </table:table-cell>
          <table:table-cell table:style-name="ce344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1-03-00 — Y axis drive assembly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/>
          <table:table-cell table:style-name="ce212" office:value-type="float" office:value="8" calcext:value-type="float">
            <text:p>8</text:p>
          </table:table-cell>
          <table:table-cell table:style-name="ce212" table:number-columns-repeated="2"/>
          <table:table-cell table:style-name="ce212" office:value-type="float" office:value="4" calcext:value-type="float">
            <text:p>4</text:p>
          </table:table-cell>
          <table:table-cell table:style-name="ce212" table:number-columns-repeated="3"/>
          <table:table-cell table:number-columns-repeated="2" table:style-name="ce212" office:value-type="float" office:value="4" calcext:value-type="float">
            <text:p>4</text:p>
          </table:table-cell>
          <table:table-cell table:style-name="ce212" table:number-columns-repeated="19"/>
          <table:table-cell table:style-name="ce212" office:value-type="float" office:value="4" calcext:value-type="float">
            <text:p>4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4-00 — Left belt tensioner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344" table:number-columns-repeated="4"/>
          <table:table-cell table:style-name="ce344" office:value-type="float" office:value="4" calcext:value-type="float">
            <text:p>4</text:p>
          </table:table-cell>
          <table:table-cell table:style-name="ce344" table:number-columns-repeated="11"/>
          <table:table-cell table:style-name="ce344" table:formula="of:=[.AI15]" office:value-type="float" office:value="2" calcext:value-type="float">
            <text:p>2</text:p>
          </table:table-cell>
          <table:table-cell table:style-name="ce344" table:number-columns-repeated="3"/>
          <table:table-cell table:style-name="ce344" office:value-type="float" office:value="1" calcext:value-type="float">
            <text:p>1</text:p>
          </table:table-cell>
          <table:table-cell table:style-name="ce344" table:number-columns-repeated="6"/>
          <table:table-cell table:style-name="ce344" table:formula="of:=[.AI15]" office:value-type="float" office:value="2" calcext:value-type="float">
            <text:p>2</text:p>
          </table:table-cell>
          <table:table-cell table:style-name="ce344"/>
          <table:table-cell table:style-name="ce344" office:value-type="float" office:value="5" calcext:value-type="float">
            <text:p>5</text:p>
          </table:table-cell>
          <table:table-cell table:style-name="ce344"/>
          <table:table-cell table:style-name="ce344" office:value-type="float" office:value="2" calcext:value-type="float">
            <text:p>2</text:p>
          </table:table-cell>
          <table:table-cell table:style-name="ce344" table:number-columns-repeated="3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1-05-00 — Right belt tensione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4"/>
          <table:table-cell table:style-name="ce212" office:value-type="float" office:value="4" calcext:value-type="float">
            <text:p>4</text:p>
          </table:table-cell>
          <table:table-cell table:style-name="ce212" table:number-columns-repeated="11"/>
          <table:table-cell table:style-name="ce212" table:formula="of:=[.AI16]" office:value-type="float" office:value="2" calcext:value-type="float">
            <text:p>2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6"/>
          <table:table-cell table:style-name="ce212" table:formula="of:=[.AI16]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5" calcext:value-type="float">
            <text:p>5</text:p>
          </table:table-cell>
          <table:table-cell table:style-name="ce212"/>
          <table:table-cell table:style-name="ce212" table:formula="of:=[$Расчёты.B19]" office:value-type="float" office:value="2" calcext:value-type="float">
            <text:p>2</text:p>
          </table:table-cell>
          <table:table-cell table:style-name="ce212" table:number-columns-repeated="3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1-06-00 — X axis mechanical endstop</text:p>
          </table:table-cell>
          <table:table-cell table:style-name="ce75" table:formula="of:=IF([$Расчёты.B19]=2;2;0)" office:value-type="float" office:value="2" calcext:value-type="float">
            <text:p>2</text:p>
          </table:table-cell>
          <table:table-cell table:style-name="ce313"/>
          <table:table-cell table:style-name="ce75" table:number-columns-repeated="23"/>
          <table:table-cell table:style-name="ce75" office:value-type="float" office:value="2" calcext:value-type="float">
            <text:p>2</text:p>
          </table:table-cell>
          <table:table-cell table:style-name="ce75" table:number-columns-repeated="11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2-00 — Lower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14"/>
          <table:table-cell table:style-name="ce248"/>
          <table:table-cell table:number-columns-repeated="985"/>
        </table:table-row>
        <table:table-row table:style-name="ro6">
          <table:table-cell table:style-name="ce246" office:value-type="string" calcext:value-type="string">
            <text:p>V05-03-00 — Z axis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75" table:number-columns-repeated="3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1-00 — Z axis guide</text:p>
          </table:table-cell>
          <table:table-cell table:style-name="ce212" table:formula="of:=[$Расчёты.B20]" office:value-type="float" office:value="2" calcext:value-type="float">
            <text:p>2</text:p>
          </table:table-cell>
          <table:table-cell table:style-name="ce313"/>
          <table:table-cell table:style-name="ce212" table:number-columns-repeated="11"/>
          <table:table-cell table:style-name="ce212" office:value-type="float" office:value="3" calcext:value-type="float">
            <text:p>3</text:p>
          </table:table-cell>
          <table:table-cell table:style-name="ce212" table:number-columns-repeated="8"/>
          <table:table-cell table:style-name="ce212" office:value-type="float" office:value="6" calcext:value-type="float">
            <text:p>6</text:p>
          </table:table-cell>
          <table:table-cell table:style-name="ce212" table:number-columns-repeated="5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6" calcext:value-type="float">
            <text:p>6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3-02-00 — Z axis drive</text:p>
          </table:table-cell>
          <table:table-cell table:style-name="ce75" office:value-type="float" office:value="2" calcext:value-type="float">
            <text:p>2</text:p>
          </table:table-cell>
          <table:table-cell table:style-name="ce313"/>
          <table:table-cell table:style-name="ce75"/>
          <table:table-cell table:style-name="ce75" office:value-type="float" office:value="4" calcext:value-type="float">
            <text:p>4</text:p>
          </table:table-cell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table:number-columns-repeated="3"/>
          <table:table-cell table:style-name="ce75" office:value-type="float" office:value="4" calcext:value-type="float">
            <text:p>4</text:p>
          </table:table-cell>
          <table:table-cell table:style-name="ce75" table:number-columns-repeated="20"/>
          <table:table-cell table:style-name="ce75" office:value-type="float" office:value="3" calcext:value-type="float">
            <text:p>3</text:p>
          </table:table-cell>
          <table:table-cell table:style-name="ce75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3-00 — Heatbed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5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3-03-01-00 — Bed arm</text:p>
          </table:table-cell>
          <table:table-cell table:style-name="ce75" table:formula="of:=[$'Покупные изделия'.C60]/2" office:value-type="float" office:value="3" calcext:value-type="float">
            <text:p>3</text:p>
          </table:table-cell>
          <table:table-cell table:style-name="ce313"/>
          <table:table-cell table:style-name="ce75" table:number-columns-repeated="4"/>
          <table:table-cell table:style-name="ce75" office:value-type="float" office:value="10" calcext:value-type="float">
            <text:p>10</text:p>
          </table:table-cell>
          <table:table-cell table:style-name="ce75" table:number-columns-repeated="15"/>
          <table:table-cell table:style-name="ce75" office:value-type="float" office:value="2" calcext:value-type="float">
            <text:p>2</text:p>
          </table:table-cell>
          <table:table-cell table:style-name="ce75" table:number-columns-repeated="4"/>
          <table:table-cell table:style-name="ce75" office:value-type="float" office:value="2" calcext:value-type="float">
            <text:p>2</text:p>
          </table:table-cell>
          <table:table-cell table:style-name="ce75" table:number-columns-repeated="3"/>
          <table:table-cell table:style-name="ce75" office:value-type="float" office:value="12" calcext:value-type="float">
            <text:p>12</text:p>
          </table:table-cell>
          <table:table-cell table:style-name="ce75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3-04-00 — Heatbed instal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19"/>
          <table:table-cell table:style-name="ce212" table:formula="of:=[.B23]*2" office:value-type="float" office:value="6" calcext:value-type="float">
            <text:p>6</text:p>
          </table:table-cell>
          <table:table-cell table:style-name="ce212" table:number-columns-repeated="10"/>
          <table:table-cell table:style-name="ce212" table:formula="of:=[.W24]" office:value-type="float" office:value="6" calcext:value-type="float">
            <text:p>6</text:p>
          </table:table-cell>
          <table:table-cell table:style-name="ce212" table:number-columns-repeated="4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3-05-00 — Optical endstop install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75" table:number-columns-repeated="4"/>
          <table:table-cell table:style-name="ce75" office:value-type="float" office:value="2" calcext:value-type="float">
            <text:p>2</text:p>
          </table:table-cell>
          <table:table-cell table:style-name="ce75" table:number-columns-repeated="18"/>
          <table:table-cell table:style-name="ce75" office:value-type="float" office:value="2" calcext:value-type="float">
            <text:p>2</text:p>
          </table:table-cell>
          <table:table-cell table:style-name="ce75" table:number-columns-repeated="5"/>
          <table:table-cell table:style-name="ce75" office:value-type="float" office:value="2" calcext:value-type="float">
            <text:p>2</text:p>
          </table:table-cell>
          <table:table-cell table:style-name="ce75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4-00 — Enclosur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7"/>
          <table:table-cell table:style-name="ce212" office:value-type="float" office:value="4" calcext:value-type="float">
            <text:p>4</text:p>
          </table:table-cell>
          <table:table-cell table:style-name="ce212" table:number-columns-repeated="2"/>
          <table:table-cell table:style-name="ce212" table:formula="of:=201+IF([Расчёты.$B$20]=2;0;10)" office:value-type="float" office:value="201" calcext:value-type="float">
            <text:p>201</text:p>
          </table:table-cell>
          <table:table-cell table:style-name="ce212" table:number-columns-repeated="18"/>
          <table:table-cell table:style-name="ce212" table:formula="of:=201+IF([Расчёты.$B$20]=2;0;10)" office:value-type="float" office:value="201" calcext:value-type="float">
            <text:p>201</text:p>
          </table:table-cell>
          <table:table-cell table:style-name="ce212" table:number-columns-repeated="5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4-07-00 — Front door</text:p>
          </table:table-cell>
          <table:table-cell table:style-name="ce75" office:value-type="float" office:value="2" calcext:value-type="float">
            <text:p>2</text:p>
          </table:table-cell>
          <table:table-cell table:style-name="ce313"/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75" table:number-columns-repeated="33"/>
          <table:table-cell table:style-name="ce248"/>
          <table:table-cell table:number-columns-repeated="985"/>
        </table:table-row>
        <table:table-row table:style-name="ro6">
          <table:table-cell table:style-name="ce243" office:value-type="string" calcext:value-type="string">
            <text:p>V05-04-07-02-00 — Enclosure hinge</text:p>
          </table:table-cell>
          <table:table-cell table:style-name="ce212" table:formula="of:=[.B27]*2" office:value-type="float" office:value="4" calcext:value-type="float">
            <text:p>4</text:p>
          </table:table-cell>
          <table:table-cell table:style-name="ce313"/>
          <table:table-cell table:style-name="ce212" table:number-columns-repeated="13"/>
          <table:table-cell table:number-columns-repeated="2" table:style-name="ce212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1" calcext:value-type="float">
            <text:p>1</text:p>
          </table:table-cell>
          <table:table-cell table:style-name="ce212" table:number-columns-repeated="18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4-08(B) — Electronics box side grill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75" table:number-columns-repeated="13"/>
          <table:table-cell table:style-name="ce75" office:value-type="float" office:value="2" calcext:value-type="float">
            <text:p>2</text:p>
          </table:table-cell>
          <table:table-cell table:style-name="ce75" table:number-columns-repeated="11"/>
          <table:table-cell table:style-name="ce75" office:value-type="float" office:value="2" calcext:value-type="float">
            <text:p>2</text:p>
          </table:table-cell>
          <table:table-cell table:style-name="ce75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4-09-00 — Back doo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6"/>
          <table:table-cell table:style-name="ce212" office:value-type="float" office:value="4" calcext:value-type="float">
            <text:p>4</text:p>
          </table:table-cell>
          <table:table-cell table:style-name="ce212" table:number-columns-repeated="19"/>
          <table:table-cell table:style-name="ce212" office:value-type="float" office:value="4" calcext:value-type="float">
            <text:p>4</text:p>
          </table:table-cell>
          <table:table-cell table:style-name="ce212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4-07-02-00 — Enclosure hinge</text:p>
          </table:table-cell>
          <table:table-cell table:style-name="ce75" table:formula="of:=[.B30]*2" office:value-type="float" office:value="2" calcext:value-type="float">
            <text:p>2</text:p>
          </table:table-cell>
          <table:table-cell table:style-name="ce313"/>
          <table:table-cell table:style-name="ce75" table:number-columns-repeated="13"/>
          <table:table-cell table:number-columns-repeated="2"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table:number-columns-repeated="18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4-10-00 — Back door lock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number-columns-repeated="8"/>
          <table:table-cell table:style-name="ce212" office:value-type="float" office:value="1" calcext:value-type="float">
            <text:p>1</text:p>
          </table:table-cell>
          <table:table-cell table:style-name="ce212" table:number-columns-repeated="26"/>
          <table:table-cell table:style-name="ce248"/>
          <table:table-cell table:number-columns-repeated="985"/>
        </table:table-row>
        <table:table-row table:style-name="ro6">
          <table:table-cell table:style-name="ce246" office:value-type="string" calcext:value-type="string">
            <text:p>V05-05-00 — Electronics</text:p>
          </table:table-cell>
          <table:table-cell table:style-name="ce75" office:value-type="float" office:value="1" calcext:value-type="float">
            <text:p>1</text:p>
          </table:table-cell>
          <table:table-cell table:style-name="ce313"/>
          <table:table-cell table:style-name="ce75" office:value-type="float" office:value="8" calcext:value-type="float">
            <text:p>8</text:p>
          </table:table-cell>
          <table:table-cell table:style-name="ce75" table:number-columns-repeated="2"/>
          <table:table-cell table:style-name="ce75" table:formula="of:=4+[$'Покупные изделия'.C64]*2" office:value-type="float" office:value="4" calcext:value-type="float">
            <text:p>4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75" table:number-columns-repeated="20"/>
          <table:table-cell table:style-name="ce75" office:value-type="float" office:value="2" calcext:value-type="float">
            <text:p>2</text:p>
          </table:table-cell>
          <table:table-cell table:style-name="ce75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5" office:value-type="string" calcext:value-type="string">
            <text:p>V05-06-01-00 — Inner spool holder</text:p>
          </table:table-cell>
          <table:table-cell table:style-name="ce212" table:formula="of:=[$'Печатные детали'.F45]/4" office:value-type="float" office:value="2" calcext:value-type="float">
            <text:p>2</text:p>
          </table:table-cell>
          <table:table-cell table:style-name="ce313"/>
          <table:table-cell table:style-name="ce212" table:number-columns-repeated="5"/>
          <table:table-cell table:style-name="ce212" office:value-type="float" office:value="4" calcext:value-type="float">
            <text:p>4</text:p>
          </table:table-cell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8"/>
          <table:table-cell table:style-name="ce248"/>
          <table:table-cell table:number-columns-repeated="985"/>
        </table:table-row>
        <table:table-row table:style-name="ro6">
          <table:table-cell table:style-name="ce244" office:value-type="string" calcext:value-type="string">
            <text:p>V05-06-01-01-00 — Inner spool holder rocker</text:p>
          </table:table-cell>
          <table:table-cell table:style-name="ce75" table:formula="of:=[$'Печатные детали'.F46]/2" office:value-type="float" office:value="4" calcext:value-type="float">
            <text:p>4</text:p>
          </table:table-cell>
          <table:table-cell table:style-name="ce313"/>
          <table:table-cell table:style-name="ce75" office:value-type="float" office:value="6" calcext:value-type="float">
            <text:p>6</text:p>
          </table:table-cell>
          <table:table-cell table:style-name="ce75" table:number-columns-repeated="34"/>
          <table:table-cell table:style-name="ce248"/>
          <table:table-cell table:number-columns-repeated="985"/>
        </table:table-row>
        <table:table-row table:style-name="ro6">
          <table:table-cell table:style-name="ce238" office:value-type="string" calcext:value-type="string">
            <text:p>V05-07-00 — Enclosure top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formula="of:=24+44" office:value-type="float" office:value="68" calcext:value-type="float">
            <text:p>68</text:p>
          </table:table-cell>
          <table:table-cell table:style-name="ce212" table:number-columns-repeated="20"/>
          <table:table-cell table:style-name="ce212" office:value-type="float" office:value="2" calcext:value-type="float">
            <text:p>2</text:p>
          </table:table-cell>
          <table:table-cell table:style-name="ce212" table:number-columns-repeated="13"/>
          <table:table-cell table:style-name="ce248"/>
          <table:table-cell table:number-columns-repeated="985"/>
        </table:table-row>
        <table:table-row table:style-name="ro6">
          <table:table-cell table:style-name="ce241" office:value-type="string" calcext:value-type="string">
            <text:p>V05-07-06-00 — Enclosure top hinge</text:p>
          </table:table-cell>
          <table:table-cell table:style-name="ce75" office:value-type="float" office:value="2" calcext:value-type="float">
            <text:p>2</text:p>
          </table:table-cell>
          <table:table-cell table:style-name="ce313"/>
          <table:table-cell table:style-name="ce75" table:number-columns-repeated="17"/>
          <table:table-cell table:style-name="ce75" office:value-type="float" office:value="1" calcext:value-type="float">
            <text:p>1</text:p>
          </table:table-cell>
          <table:table-cell table:style-name="ce75" table:number-columns-repeated="7"/>
          <table:table-cell table:style-name="ce75" office:value-type="float" office:value="5" calcext:value-type="float">
            <text:p>5</text:p>
          </table:table-cell>
          <table:table-cell table:style-name="ce75" table:number-columns-repeated="9"/>
          <table:table-cell table:style-name="ce248"/>
          <table:table-cell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263"/>
          <table:table-cell table:style-name="ce255" table:formula="of:=[.D7]*[.$B$7]+[.D8]*[.$B$8]+[.D9]*[.$B$9]+[.D10]*[.$B$10]+[.D11]*[.$B$11]+[.D12]*[.$B$12]+[.D13]*[.$B$13]+[.D14]*[.$B$14]+[.D15]*[.$B$15]+[.D16]*[.$B$16]+[.D17]*[.$B$17]+[.D18]*[.$B$18]+[.D19]*[.$B$19]+[.D20]*[.$B$20]+[.D21]*[.$B$21]+[.D22]*[.$B$22]+[.D23]*[.$B$23]+[.D24]*[.$B$24]+[.D25]*[.$B$25]+[.D26]*[.$B$26]+[.D27]*[.$B$27]+[.D28]*[.$B$28]+[.D29]*[.$B$29]+[.D30]*[.$B$30]+[.D31]*[.$B$31]+[.D32]*[.$B$32]+[.D33]*[.$B$33]+[.D34]*[.$B$34]+[.D35]*[.$B$35]+[.D36]*[.$B$36]+[.D37]*[.$B$37]" office:value-type="float" office:value="120" calcext:value-type="float">
            <text:p>120</text:p>
          </table:table-cell>
          <table:table-cell table:style-name="ce255" table:formula="of:=[.E7]*[.$B$7]+[.E8]*[.$B$8]+[.E9]*[.$B$9]+[.E10]*[.$B$10]+[.E11]*[.$B$11]+[.E12]*[.$B$12]+[.E13]*[.$B$13]+[.E14]*[.$B$14]+[.E15]*[.$B$15]+[.E16]*[.$B$16]+[.E17]*[.$B$17]+[.E18]*[.$B$18]+[.E19]*[.$B$19]+[.E20]*[.$B$20]+[.E21]*[.$B$21]+[.E22]*[.$B$22]+[.E23]*[.$B$23]+[.E24]*[.$B$24]+[.E25]*[.$B$25]+[.E26]*[.$B$26]+[.E27]*[.$B$27]+[.E28]*[.$B$28]+[.E29]*[.$B$29]+[.E30]*[.$B$30]+[.E31]*[.$B$31]+[.E32]*[.$B$32]+[.E33]*[.$B$33]+[.E34]*[.$B$34]+[.E35]*[.$B$35]+[.E36]*[.$B$36]+[.E37]*[.$B$37]" office:value-type="float" office:value="20" calcext:value-type="float">
            <text:p>20</text:p>
          </table:table-cell>
          <table:table-cell table:style-name="ce255" table:formula="of:=[.F7]*[.$B$7]+[.F8]*[.$B$8]+[.F9]*[.$B$9]+[.F10]*[.$B$10]+[.F11]*[.$B$11]+[.F12]*[.$B$12]+[.F13]*[.$B$13]+[.F14]*[.$B$14]+[.F15]*[.$B$15]+[.F16]*[.$B$16]+[.F17]*[.$B$17]+[.F18]*[.$B$18]+[.F19]*[.$B$19]+[.F20]*[.$B$20]+[.F21]*[.$B$21]+[.F22]*[.$B$22]+[.F23]*[.$B$23]+[.F24]*[.$B$24]+[.F25]*[.$B$25]+[.F26]*[.$B$26]+[.F27]*[.$B$27]+[.F28]*[.$B$28]+[.F29]*[.$B$29]+[.F30]*[.$B$30]+[.F31]*[.$B$31]+[.F32]*[.$B$32]+[.F33]*[.$B$33]+[.F34]*[.$B$34]+[.F35]*[.$B$35]+[.F36]*[.$B$36]+[.F37]*[.$B$37]" office:value-type="float" office:value="8" calcext:value-type="float">
            <text:p>8</text:p>
          </table:table-cell>
          <table:table-cell table:style-name="ce255" table:formula="of:=[.G7]*[.$B$7]+[.G8]*[.$B$8]+[.G9]*[.$B$9]+[.G10]*[.$B$10]+[.G11]*[.$B$11]+[.G12]*[.$B$12]+[.G13]*[.$B$13]+[.G14]*[.$B$14]+[.G15]*[.$B$15]+[.G16]*[.$B$16]+[.G17]*[.$B$17]+[.G18]*[.$B$18]+[.G19]*[.$B$19]+[.G20]*[.$B$20]+[.G21]*[.$B$21]+[.G22]*[.$B$22]+[.G23]*[.$B$23]+[.G24]*[.$B$24]+[.G25]*[.$B$25]+[.G26]*[.$B$26]+[.G27]*[.$B$27]+[.G28]*[.$B$28]+[.G29]*[.$B$29]+[.G30]*[.$B$30]+[.G31]*[.$B$31]+[.G32]*[.$B$32]+[.G33]*[.$B$33]+[.G34]*[.$B$34]+[.G35]*[.$B$35]+[.G36]*[.$B$36]+[.G37]*[.$B$37]" office:value-type="float" office:value="4" calcext:value-type="float">
            <text:p>4</text:p>
          </table:table-cell>
          <table:table-cell table:style-name="ce255" table:formula="of:=[.H7]*[.$B$7]+[.H8]*[.$B$8]+[.H9]*[.$B$9]+[.H10]*[.$B$10]+[.H11]*[.$B$11]+[.H12]*[.$B$12]+[.H13]*[.$B$13]+[.H14]*[.$B$14]+[.H15]*[.$B$15]+[.H16]*[.$B$16]+[.H17]*[.$B$17]+[.H18]*[.$B$18]+[.H19]*[.$B$19]+[.H20]*[.$B$20]+[.H21]*[.$B$21]+[.H22]*[.$B$22]+[.H23]*[.$B$23]+[.H24]*[.$B$24]+[.H25]*[.$B$25]+[.H26]*[.$B$26]+[.H27]*[.$B$27]+[.H28]*[.$B$28]+[.H29]*[.$B$29]+[.H30]*[.$B$30]+[.H31]*[.$B$31]+[.H32]*[.$B$32]+[.H33]*[.$B$33]+[.H34]*[.$B$34]+[.H35]*[.$B$35]+[.H36]*[.$B$36]+[.H37]*[.$B$37]" office:value-type="float" office:value="62" calcext:value-type="float">
            <text:p>62</text:p>
          </table:table-cell>
          <table:table-cell table:style-name="ce255" table:formula="of:=[.I7]*[.$B$7]+[.I8]*[.$B$8]+[.I9]*[.$B$9]+[.I10]*[.$B$10]+[.I11]*[.$B$11]+[.I12]*[.$B$12]+[.I13]*[.$B$13]+[.I14]*[.$B$14]+[.I15]*[.$B$15]+[.I16]*[.$B$16]+[.I17]*[.$B$17]+[.I18]*[.$B$18]+[.I19]*[.$B$19]+[.I20]*[.$B$20]+[.I21]*[.$B$21]+[.I22]*[.$B$22]+[.I23]*[.$B$23]+[.I24]*[.$B$24]+[.I25]*[.$B$25]+[.I26]*[.$B$26]+[.I27]*[.$B$27]+[.I28]*[.$B$28]+[.I29]*[.$B$29]+[.I30]*[.$B$30]+[.I31]*[.$B$31]+[.I32]*[.$B$32]+[.I33]*[.$B$33]+[.I34]*[.$B$34]+[.I35]*[.$B$35]+[.I36]*[.$B$36]+[.I37]*[.$B$37]" office:value-type="float" office:value="12" calcext:value-type="float">
            <text:p>12</text:p>
          </table:table-cell>
          <table:table-cell table:style-name="ce255" table:formula="of:=[.J7]*[.$B$7]+[.J8]*[.$B$8]+[.J9]*[.$B$9]+[.J10]*[.$B$10]+[.J11]*[.$B$11]+[.J12]*[.$B$12]+[.J13]*[.$B$13]+[.J14]*[.$B$14]+[.J15]*[.$B$15]+[.J16]*[.$B$16]+[.J17]*[.$B$17]+[.J18]*[.$B$18]+[.J19]*[.$B$19]+[.J20]*[.$B$20]+[.J21]*[.$B$21]+[.J22]*[.$B$22]+[.J23]*[.$B$23]+[.J24]*[.$B$24]+[.J25]*[.$B$25]+[.J26]*[.$B$26]+[.J27]*[.$B$27]+[.J28]*[.$B$28]+[.J29]*[.$B$29]+[.J30]*[.$B$30]+[.J31]*[.$B$31]+[.J32]*[.$B$32]+[.J33]*[.$B$33]+[.J34]*[.$B$34]+[.J35]*[.$B$35]+[.J36]*[.$B$36]+[.J37]*[.$B$37]" office:value-type="float" office:value="4" calcext:value-type="float">
            <text:p>4</text:p>
          </table:table-cell>
          <table:table-cell table:style-name="ce255" table:formula="of:=[.K7]*[.$B$7]+[.K8]*[.$B$8]+[.K9]*[.$B$9]+[.K10]*[.$B$10]+[.K11]*[.$B$11]+[.K12]*[.$B$12]+[.K13]*[.$B$13]+[.K14]*[.$B$14]+[.K15]*[.$B$15]+[.K16]*[.$B$16]+[.K17]*[.$B$17]+[.K18]*[.$B$18]+[.K19]*[.$B$19]+[.K20]*[.$B$20]+[.K21]*[.$B$21]+[.K22]*[.$B$22]+[.K23]*[.$B$23]+[.K24]*[.$B$24]+[.K25]*[.$B$25]+[.K26]*[.$B$26]+[.K27]*[.$B$27]+[.K28]*[.$B$28]+[.K29]*[.$B$29]+[.K30]*[.$B$30]+[.K31]*[.$B$31]+[.K32]*[.$B$32]+[.K33]*[.$B$33]+[.K34]*[.$B$34]+[.K35]*[.$B$35]+[.K36]*[.$B$36]+[.K37]*[.$B$37]" office:value-type="float" office:value="38" calcext:value-type="float">
            <text:p>38</text:p>
          </table:table-cell>
          <table:table-cell table:style-name="ce255" table:formula="of:=[.L7]*[.$B$7]+[.L8]*[.$B$8]+[.L9]*[.$B$9]+[.L10]*[.$B$10]+[.L11]*[.$B$11]+[.L12]*[.$B$12]+[.L13]*[.$B$13]+[.L14]*[.$B$14]+[.L15]*[.$B$15]+[.L16]*[.$B$16]+[.L17]*[.$B$17]+[.L18]*[.$B$18]+[.L19]*[.$B$19]+[.L20]*[.$B$20]+[.L21]*[.$B$21]+[.L22]*[.$B$22]+[.L23]*[.$B$23]+[.L24]*[.$B$24]+[.L25]*[.$B$25]+[.L26]*[.$B$26]+[.L27]*[.$B$27]+[.L28]*[.$B$28]+[.L29]*[.$B$29]+[.L30]*[.$B$30]+[.L31]*[.$B$31]+[.L32]*[.$B$32]+[.L33]*[.$B$33]+[.L34]*[.$B$34]+[.L35]*[.$B$35]+[.L36]*[.$B$36]+[.L37]*[.$B$37]" office:value-type="float" office:value="14" calcext:value-type="float">
            <text:p>14</text:p>
          </table:table-cell>
          <table:table-cell table:style-name="ce255" table:formula="of:=[.M7]*[.$B$7]+[.M8]*[.$B$8]+[.M9]*[.$B$9]+[.M10]*[.$B$10]+[.M11]*[.$B$11]+[.M12]*[.$B$12]+[.M13]*[.$B$13]+[.M14]*[.$B$14]+[.M15]*[.$B$15]+[.M16]*[.$B$16]+[.M17]*[.$B$17]+[.M18]*[.$B$18]+[.M19]*[.$B$19]+[.M20]*[.$B$20]+[.M21]*[.$B$21]+[.M22]*[.$B$22]+[.M23]*[.$B$23]+[.M24]*[.$B$24]+[.M25]*[.$B$25]+[.M26]*[.$B$26]+[.M27]*[.$B$27]+[.M28]*[.$B$28]+[.M29]*[.$B$29]+[.M30]*[.$B$30]+[.M31]*[.$B$31]+[.M32]*[.$B$32]+[.M33]*[.$B$33]+[.M34]*[.$B$34]+[.M35]*[.$B$35]+[.M36]*[.$B$36]+[.M37]*[.$B$37]" office:value-type="float" office:value="12" calcext:value-type="float">
            <text:p>12</text:p>
          </table:table-cell>
          <table:table-cell table:style-name="ce255" table:formula="of:=[.N7]*[.$B$7]+[.N8]*[.$B$8]+[.N9]*[.$B$9]+[.N10]*[.$B$10]+[.N11]*[.$B$11]+[.N12]*[.$B$12]+[.N13]*[.$B$13]+[.N14]*[.$B$14]+[.N15]*[.$B$15]+[.N16]*[.$B$16]+[.N17]*[.$B$17]+[.N18]*[.$B$18]+[.N19]*[.$B$19]+[.N20]*[.$B$20]+[.N21]*[.$B$21]+[.N22]*[.$B$22]+[.N23]*[.$B$23]+[.N24]*[.$B$24]+[.N25]*[.$B$25]+[.N26]*[.$B$26]+[.N27]*[.$B$27]+[.N28]*[.$B$28]+[.N29]*[.$B$29]+[.N30]*[.$B$30]+[.N31]*[.$B$31]+[.N32]*[.$B$32]+[.N33]*[.$B$33]+[.N34]*[.$B$34]+[.N35]*[.$B$35]+[.N36]*[.$B$36]+[.N37]*[.$B$37]" office:value-type="float" office:value="201" calcext:value-type="float">
            <text:p>201</text:p>
          </table:table-cell>
          <table:table-cell table:style-name="ce255" table:formula="of:=[.O7]*[.$B$7]+[.O8]*[.$B$8]+[.O9]*[.$B$9]+[.O10]*[.$B$10]+[.O11]*[.$B$11]+[.O12]*[.$B$12]+[.O13]*[.$B$13]+[.O14]*[.$B$14]+[.O15]*[.$B$15]+[.O16]*[.$B$16]+[.O17]*[.$B$17]+[.O18]*[.$B$18]+[.O19]*[.$B$19]+[.O20]*[.$B$20]+[.O21]*[.$B$21]+[.O22]*[.$B$22]+[.O23]*[.$B$23]+[.O24]*[.$B$24]+[.O25]*[.$B$25]+[.O26]*[.$B$26]+[.O27]*[.$B$27]+[.O28]*[.$B$28]+[.O29]*[.$B$29]+[.O30]*[.$B$30]+[.O31]*[.$B$31]+[.O32]*[.$B$32]+[.O33]*[.$B$33]+[.O34]*[.$B$34]+[.O35]*[.$B$35]+[.O36]*[.$B$36]+[.O37]*[.$B$37]" office:value-type="float" office:value="6" calcext:value-type="float">
            <text:p>6</text:p>
          </table:table-cell>
          <table:table-cell table:style-name="ce255" table:formula="of:=[.P7]*[.$B$7]+[.P8]*[.$B$8]+[.P9]*[.$B$9]+[.P10]*[.$B$10]+[.P11]*[.$B$11]+[.P12]*[.$B$12]+[.P13]*[.$B$13]+[.P14]*[.$B$14]+[.P15]*[.$B$15]+[.P16]*[.$B$16]+[.P17]*[.$B$17]+[.P18]*[.$B$18]+[.P19]*[.$B$19]+[.P20]*[.$B$20]+[.P21]*[.$B$21]+[.P22]*[.$B$22]+[.P23]*[.$B$23]+[.P24]*[.$B$24]+[.P25]*[.$B$25]+[.P26]*[.$B$26]+[.P27]*[.$B$27]+[.P28]*[.$B$28]+[.P29]*[.$B$29]+[.P30]*[.$B$30]+[.P31]*[.$B$31]+[.P32]*[.$B$32]+[.P33]*[.$B$33]+[.P34]*[.$B$34]+[.P35]*[.$B$35]+[.P36]*[.$B$36]+[.P37]*[.$B$37]" office:value-type="float" office:value="8" calcext:value-type="float">
            <text:p>8</text:p>
          </table:table-cell>
          <table:table-cell table:style-name="ce255" table:formula="of:=[.Q7]*[.$B$7]+[.Q8]*[.$B$8]+[.Q9]*[.$B$9]+[.Q10]*[.$B$10]+[.Q11]*[.$B$11]+[.Q12]*[.$B$12]+[.Q13]*[.$B$13]+[.Q14]*[.$B$14]+[.Q15]*[.$B$15]+[.Q16]*[.$B$16]+[.Q17]*[.$B$17]+[.Q18]*[.$B$18]+[.Q19]*[.$B$19]+[.Q20]*[.$B$20]+[.Q21]*[.$B$21]+[.Q22]*[.$B$22]+[.Q23]*[.$B$23]+[.Q24]*[.$B$24]+[.Q25]*[.$B$25]+[.Q26]*[.$B$26]+[.Q27]*[.$B$27]+[.Q28]*[.$B$28]+[.Q29]*[.$B$29]+[.Q30]*[.$B$30]+[.Q31]*[.$B$31]+[.Q32]*[.$B$32]+[.Q33]*[.$B$33]+[.Q34]*[.$B$34]+[.Q35]*[.$B$35]+[.Q36]*[.$B$36]+[.Q37]*[.$B$37]" office:value-type="float" office:value="16" calcext:value-type="float">
            <text:p>16</text:p>
          </table:table-cell>
          <table:table-cell table:style-name="ce255" table:formula="of:=[.R7]*[.$B$7]+[.R8]*[.$B$8]+[.R9]*[.$B$9]+[.R10]*[.$B$10]+[.R11]*[.$B$11]+[.R12]*[.$B$12]+[.R13]*[.$B$13]+[.R14]*[.$B$14]+[.R15]*[.$B$15]+[.R16]*[.$B$16]+[.R17]*[.$B$17]+[.R18]*[.$B$18]+[.R19]*[.$B$19]+[.R20]*[.$B$20]+[.R21]*[.$B$21]+[.R22]*[.$B$22]+[.R23]*[.$B$23]+[.R24]*[.$B$24]+[.R25]*[.$B$25]+[.R26]*[.$B$26]+[.R27]*[.$B$27]+[.R28]*[.$B$28]+[.R29]*[.$B$29]+[.R30]*[.$B$30]+[.R31]*[.$B$31]+[.R32]*[.$B$32]+[.R33]*[.$B$33]+[.R34]*[.$B$34]+[.R35]*[.$B$35]+[.R36]*[.$B$36]+[.R37]*[.$B$37]" office:value-type="float" office:value="12" calcext:value-type="float">
            <text:p>12</text:p>
          </table:table-cell>
          <table:table-cell table:style-name="ce255" table:formula="of:=[.S7]*[.$B$7]+[.S8]*[.$B$8]+[.S9]*[.$B$9]+[.S10]*[.$B$10]+[.S11]*[.$B$11]+[.S12]*[.$B$12]+[.S13]*[.$B$13]+[.S14]*[.$B$14]+[.S15]*[.$B$15]+[.S16]*[.$B$16]+[.S17]*[.$B$17]+[.S18]*[.$B$18]+[.S19]*[.$B$19]+[.S20]*[.$B$20]+[.S21]*[.$B$21]+[.S22]*[.$B$22]+[.S23]*[.$B$23]+[.S24]*[.$B$24]+[.S25]*[.$B$25]+[.S26]*[.$B$26]+[.S27]*[.$B$27]+[.S28]*[.$B$28]+[.S29]*[.$B$29]+[.S30]*[.$B$30]+[.S31]*[.$B$31]+[.S32]*[.$B$32]+[.S33]*[.$B$33]+[.S34]*[.$B$34]+[.S35]*[.$B$35]+[.S36]*[.$B$36]+[.S37]*[.$B$37]" office:value-type="float" office:value="2" calcext:value-type="float">
            <text:p>2</text:p>
          </table:table-cell>
          <table:table-cell table:style-name="ce255" table:formula="of:=[.T7]*[.$B$7]+[.T8]*[.$B$8]+[.T9]*[.$B$9]+[.T10]*[.$B$10]+[.T11]*[.$B$11]+[.T12]*[.$B$12]+[.T13]*[.$B$13]+[.T14]*[.$B$14]+[.T15]*[.$B$15]+[.T16]*[.$B$16]+[.T17]*[.$B$17]+[.T18]*[.$B$18]+[.T19]*[.$B$19]+[.T20]*[.$B$20]+[.T21]*[.$B$21]+[.T22]*[.$B$22]+[.T23]*[.$B$23]+[.T24]*[.$B$24]+[.T25]*[.$B$25]+[.T26]*[.$B$26]+[.T27]*[.$B$27]+[.T28]*[.$B$28]+[.T29]*[.$B$29]+[.T30]*[.$B$30]+[.T31]*[.$B$31]+[.T32]*[.$B$32]+[.T33]*[.$B$33]+[.T34]*[.$B$34]+[.T35]*[.$B$35]+[.T36]*[.$B$36]+[.T37]*[.$B$37]" office:value-type="float" office:value="10" calcext:value-type="float">
            <text:p>10</text:p>
          </table:table-cell>
          <table:table-cell table:style-name="ce255" table:formula="of:=[.U7]*[.$B$7]+[.U8]*[.$B$8]+[.U9]*[.$B$9]+[.U10]*[.$B$10]+[.U11]*[.$B$11]+[.U12]*[.$B$12]+[.U13]*[.$B$13]+[.U14]*[.$B$14]+[.U15]*[.$B$15]+[.U16]*[.$B$16]+[.U17]*[.$B$17]+[.U18]*[.$B$18]+[.U19]*[.$B$19]+[.U20]*[.$B$20]+[.U21]*[.$B$21]+[.U22]*[.$B$22]+[.U23]*[.$B$23]+[.U24]*[.$B$24]+[.U25]*[.$B$25]+[.U26]*[.$B$26]+[.U27]*[.$B$27]+[.U28]*[.$B$28]+[.U29]*[.$B$29]+[.U30]*[.$B$30]+[.U31]*[.$B$31]+[.U32]*[.$B$32]+[.U33]*[.$B$33]+[.U34]*[.$B$34]+[.U35]*[.$B$35]+[.U36]*[.$B$36]+[.U37]*[.$B$37]" office:value-type="float" office:value="2" calcext:value-type="float">
            <text:p>2</text:p>
          </table:table-cell>
          <table:table-cell table:style-name="ce255" table:formula="of:=[.V7]*[.$B$7]+[.V8]*[.$B$8]+[.V9]*[.$B$9]+[.V10]*[.$B$10]+[.V11]*[.$B$11]+[.V12]*[.$B$12]+[.V13]*[.$B$13]+[.V14]*[.$B$14]+[.V15]*[.$B$15]+[.V16]*[.$B$16]+[.V17]*[.$B$17]+[.V18]*[.$B$18]+[.V19]*[.$B$19]+[.V20]*[.$B$20]+[.V21]*[.$B$21]+[.V22]*[.$B$22]+[.V23]*[.$B$23]+[.V24]*[.$B$24]+[.V25]*[.$B$25]+[.V26]*[.$B$26]+[.V27]*[.$B$27]+[.V28]*[.$B$28]+[.V29]*[.$B$29]+[.V30]*[.$B$30]+[.V31]*[.$B$31]+[.V32]*[.$B$32]+[.V33]*[.$B$33]+[.V34]*[.$B$34]+[.V35]*[.$B$35]+[.V36]*[.$B$36]+[.V37]*[.$B$37]" office:value-type="float" office:value="6" calcext:value-type="float">
            <text:p>6</text:p>
          </table:table-cell>
          <table:table-cell table:style-name="ce255" table:formula="of:=[.W7]*[.$B$7]+[.W8]*[.$B$8]+[.W9]*[.$B$9]+[.W10]*[.$B$10]+[.W11]*[.$B$11]+[.W12]*[.$B$12]+[.W13]*[.$B$13]+[.W14]*[.$B$14]+[.W15]*[.$B$15]+[.W16]*[.$B$16]+[.W17]*[.$B$17]+[.W18]*[.$B$18]+[.W19]*[.$B$19]+[.W20]*[.$B$20]+[.W21]*[.$B$21]+[.W22]*[.$B$22]+[.W23]*[.$B$23]+[.W24]*[.$B$24]+[.W25]*[.$B$25]+[.W26]*[.$B$26]+[.W27]*[.$B$27]+[.W28]*[.$B$28]+[.W29]*[.$B$29]+[.W30]*[.$B$30]+[.W31]*[.$B$31]+[.W32]*[.$B$32]+[.W33]*[.$B$33]+[.W34]*[.$B$34]+[.W35]*[.$B$35]+[.W36]*[.$B$36]+[.W37]*[.$B$37]" office:value-type="float" office:value="6" calcext:value-type="float">
            <text:p>6</text:p>
          </table:table-cell>
          <table:table-cell table:style-name="ce255" table:formula="of:=[.X7]*[.$B$7]+[.X8]*[.$B$8]+[.X9]*[.$B$9]+[.X10]*[.$B$10]+[.X11]*[.$B$11]+[.X12]*[.$B$12]+[.X13]*[.$B$13]+[.X14]*[.$B$14]+[.X15]*[.$B$15]+[.X16]*[.$B$16]+[.X17]*[.$B$17]+[.X18]*[.$B$18]+[.X19]*[.$B$19]+[.X20]*[.$B$20]+[.X21]*[.$B$21]+[.X22]*[.$B$22]+[.X23]*[.$B$23]+[.X24]*[.$B$24]+[.X25]*[.$B$25]+[.X26]*[.$B$26]+[.X27]*[.$B$27]+[.X28]*[.$B$28]+[.X29]*[.$B$29]+[.X30]*[.$B$30]+[.X31]*[.$B$31]+[.X32]*[.$B$32]+[.X33]*[.$B$33]+[.X34]*[.$B$34]+[.X35]*[.$B$35]+[.X36]*[.$B$36]+[.X37]*[.$B$37]" office:value-type="float" office:value="24" calcext:value-type="float">
            <text:p>24</text:p>
          </table:table-cell>
          <table:table-cell table:style-name="ce255" table:formula="of:=[.Y7]*[.$B$7]+[.Y8]*[.$B$8]+[.Y9]*[.$B$9]+[.Y10]*[.$B$10]+[.Y11]*[.$B$11]+[.Y12]*[.$B$12]+[.Y13]*[.$B$13]+[.Y14]*[.$B$14]+[.Y15]*[.$B$15]+[.Y16]*[.$B$16]+[.Y17]*[.$B$17]+[.Y18]*[.$B$18]+[.Y19]*[.$B$19]+[.Y20]*[.$B$20]+[.Y21]*[.$B$21]+[.Y22]*[.$B$22]+[.Y23]*[.$B$23]+[.Y24]*[.$B$24]+[.Y25]*[.$B$25]+[.Y26]*[.$B$26]+[.Y27]*[.$B$27]+[.Y28]*[.$B$28]+[.Y29]*[.$B$29]+[.Y30]*[.$B$30]+[.Y31]*[.$B$31]+[.Y32]*[.$B$32]+[.Y33]*[.$B$33]+[.Y34]*[.$B$34]+[.Y35]*[.$B$35]+[.Y36]*[.$B$36]+[.Y37]*[.$B$37]" office:value-type="float" office:value="6" calcext:value-type="float">
            <text:p>6</text:p>
          </table:table-cell>
          <table:table-cell table:style-name="ce255" table:formula="of:=[.Z7]*[.$B$7]+[.Z8]*[.$B$8]+[.Z9]*[.$B$9]+[.Z10]*[.$B$10]+[.Z11]*[.$B$11]+[.Z12]*[.$B$12]+[.Z13]*[.$B$13]+[.Z14]*[.$B$14]+[.Z15]*[.$B$15]+[.Z16]*[.$B$16]+[.Z17]*[.$B$17]+[.Z18]*[.$B$18]+[.Z19]*[.$B$19]+[.Z20]*[.$B$20]+[.Z21]*[.$B$21]+[.Z22]*[.$B$22]+[.Z23]*[.$B$23]+[.Z24]*[.$B$24]+[.Z25]*[.$B$25]+[.Z26]*[.$B$26]+[.Z27]*[.$B$27]+[.Z28]*[.$B$28]+[.Z29]*[.$B$29]+[.Z30]*[.$B$30]+[.Z31]*[.$B$31]+[.Z32]*[.$B$32]+[.Z33]*[.$B$33]+[.Z34]*[.$B$34]+[.Z35]*[.$B$35]+[.Z36]*[.$B$36]+[.Z37]*[.$B$37]" office:value-type="float" office:value="2" calcext:value-type="float">
            <text:p>2</text:p>
          </table:table-cell>
          <table:table-cell table:style-name="ce255" table:formula="of:=[.AA7]*[.$B$7]+[.AA8]*[.$B$8]+[.AA9]*[.$B$9]+[.AA10]*[.$B$10]+[.AA11]*[.$B$11]+[.AA12]*[.$B$12]+[.AA13]*[.$B$13]+[.AA14]*[.$B$14]+[.AA15]*[.$B$15]+[.AA16]*[.$B$16]+[.AA17]*[.$B$17]+[.AA18]*[.$B$18]+[.AA19]*[.$B$19]+[.AA20]*[.$B$20]+[.AA21]*[.$B$21]+[.AA22]*[.$B$22]+[.AA23]*[.$B$23]+[.AA24]*[.$B$24]+[.AA25]*[.$B$25]+[.AA26]*[.$B$26]+[.AA27]*[.$B$27]+[.AA28]*[.$B$28]+[.AA29]*[.$B$29]+[.AA30]*[.$B$30]+[.AA31]*[.$B$31]+[.AA32]*[.$B$32]+[.AA33]*[.$B$33]+[.AA34]*[.$B$34]+[.AA35]*[.$B$35]+[.AA36]*[.$B$36]+[.AA37]*[.$B$37]" office:value-type="float" office:value="31" calcext:value-type="float">
            <text:p>31</text:p>
          </table:table-cell>
          <table:table-cell table:style-name="ce255" table:formula="of:=[.AB7]*[.$B$7]+[.AB8]*[.$B$8]+[.AB9]*[.$B$9]+[.AB10]*[.$B$10]+[.AB11]*[.$B$11]+[.AB12]*[.$B$12]+[.AB13]*[.$B$13]+[.AB14]*[.$B$14]+[.AB15]*[.$B$15]+[.AB16]*[.$B$16]+[.AB17]*[.$B$17]+[.AB18]*[.$B$18]+[.AB19]*[.$B$19]+[.AB20]*[.$B$20]+[.AB21]*[.$B$21]+[.AB22]*[.$B$22]+[.AB23]*[.$B$23]+[.AB24]*[.$B$24]+[.AB25]*[.$B$25]+[.AB26]*[.$B$26]+[.AB27]*[.$B$27]+[.AB28]*[.$B$28]+[.AB29]*[.$B$29]+[.AB30]*[.$B$30]+[.AB31]*[.$B$31]+[.AB32]*[.$B$32]+[.AB33]*[.$B$33]+[.AB34]*[.$B$34]+[.AB35]*[.$B$35]+[.AB36]*[.$B$36]+[.AB37]*[.$B$37]" office:value-type="float" office:value="6" calcext:value-type="float">
            <text:p>6</text:p>
          </table:table-cell>
          <table:table-cell table:style-name="ce255" table:formula="of:=[.AC7]*[.$B$7]+[.AC8]*[.$B$8]+[.AC9]*[.$B$9]+[.AC10]*[.$B$10]+[.AC11]*[.$B$11]+[.AC12]*[.$B$12]+[.AC13]*[.$B$13]+[.AC14]*[.$B$14]+[.AC15]*[.$B$15]+[.AC16]*[.$B$16]+[.AC17]*[.$B$17]+[.AC18]*[.$B$18]+[.AC19]*[.$B$19]+[.AC20]*[.$B$20]+[.AC21]*[.$B$21]+[.AC22]*[.$B$22]+[.AC23]*[.$B$23]+[.AC24]*[.$B$24]+[.AC25]*[.$B$25]+[.AC26]*[.$B$26]+[.AC27]*[.$B$27]+[.AC28]*[.$B$28]+[.AC29]*[.$B$29]+[.AC30]*[.$B$30]+[.AC31]*[.$B$31]+[.AC32]*[.$B$32]+[.AC33]*[.$B$33]+[.AC34]*[.$B$34]+[.AC35]*[.$B$35]+[.AC36]*[.$B$36]+[.AC37]*[.$B$37]" office:value-type="float" office:value="48" calcext:value-type="float">
            <text:p>48</text:p>
          </table:table-cell>
          <table:table-cell table:style-name="ce255" table:formula="of:=[.AD7]*[.$B$7]+[.AD8]*[.$B$8]+[.AD9]*[.$B$9]+[.AD10]*[.$B$10]+[.AD11]*[.$B$11]+[.AD12]*[.$B$12]+[.AD13]*[.$B$13]+[.AD14]*[.$B$14]+[.AD15]*[.$B$15]+[.AD16]*[.$B$16]+[.AD17]*[.$B$17]+[.AD18]*[.$B$18]+[.AD19]*[.$B$19]+[.AD20]*[.$B$20]+[.AD21]*[.$B$21]+[.AD22]*[.$B$22]+[.AD23]*[.$B$23]+[.AD24]*[.$B$24]+[.AD25]*[.$B$25]+[.AD26]*[.$B$26]+[.AD27]*[.$B$27]+[.AD28]*[.$B$28]+[.AD29]*[.$B$29]+[.AD30]*[.$B$30]+[.AD31]*[.$B$31]+[.AD32]*[.$B$32]+[.AD33]*[.$B$33]+[.AD34]*[.$B$34]+[.AD35]*[.$B$35]+[.AD36]*[.$B$36]+[.AD37]*[.$B$37]" office:value-type="float" office:value="20" calcext:value-type="float">
            <text:p>20</text:p>
          </table:table-cell>
          <table:table-cell table:style-name="ce255" table:formula="of:=[.AE7]*[.$B$7]+[.AE8]*[.$B$8]+[.AE9]*[.$B$9]+[.AE10]*[.$B$10]+[.AE11]*[.$B$11]+[.AE12]*[.$B$12]+[.AE13]*[.$B$13]+[.AE14]*[.$B$14]+[.AE15]*[.$B$15]+[.AE16]*[.$B$16]+[.AE17]*[.$B$17]+[.AE18]*[.$B$18]+[.AE19]*[.$B$19]+[.AE20]*[.$B$20]+[.AE21]*[.$B$21]+[.AE22]*[.$B$22]+[.AE23]*[.$B$23]+[.AE24]*[.$B$24]+[.AE25]*[.$B$25]+[.AE26]*[.$B$26]+[.AE27]*[.$B$27]+[.AE28]*[.$B$28]+[.AE29]*[.$B$29]+[.AE30]*[.$B$30]+[.AE31]*[.$B$31]+[.AE32]*[.$B$32]+[.AE33]*[.$B$33]+[.AE34]*[.$B$34]+[.AE35]*[.$B$35]+[.AE36]*[.$B$36]+[.AE37]*[.$B$37]" office:value-type="float" office:value="4" calcext:value-type="float">
            <text:p>4</text:p>
          </table:table-cell>
          <table:table-cell table:style-name="ce255" table:formula="of:=[.AF7]*[.$B$7]+[.AF8]*[.$B$8]+[.AF9]*[.$B$9]+[.AF10]*[.$B$10]+[.AF11]*[.$B$11]+[.AF12]*[.$B$12]+[.AF13]*[.$B$13]+[.AF14]*[.$B$14]+[.AF15]*[.$B$15]+[.AF16]*[.$B$16]+[.AF17]*[.$B$17]+[.AF18]*[.$B$18]+[.AF19]*[.$B$19]+[.AF20]*[.$B$20]+[.AF21]*[.$B$21]+[.AF22]*[.$B$22]+[.AF23]*[.$B$23]+[.AF24]*[.$B$24]+[.AF25]*[.$B$25]+[.AF26]*[.$B$26]+[.AF27]*[.$B$27]+[.AF28]*[.$B$28]+[.AF29]*[.$B$29]+[.AF30]*[.$B$30]+[.AF31]*[.$B$31]+[.AF32]*[.$B$32]+[.AF33]*[.$B$33]+[.AF34]*[.$B$34]+[.AF35]*[.$B$35]+[.AF36]*[.$B$36]+[.AF37]*[.$B$37]" office:value-type="float" office:value="25" calcext:value-type="float">
            <text:p>25</text:p>
          </table:table-cell>
          <table:table-cell table:style-name="ce255" table:formula="of:=[.AG7]*[.$B$7]+[.AG8]*[.$B$8]+[.AG9]*[.$B$9]+[.AG10]*[.$B$10]+[.AG11]*[.$B$11]+[.AG12]*[.$B$12]+[.AG13]*[.$B$13]+[.AG14]*[.$B$14]+[.AG15]*[.$B$15]+[.AG16]*[.$B$16]+[.AG17]*[.$B$17]+[.AG18]*[.$B$18]+[.AG19]*[.$B$19]+[.AG20]*[.$B$20]+[.AG21]*[.$B$21]+[.AG22]*[.$B$22]+[.AG23]*[.$B$23]+[.AG24]*[.$B$24]+[.AG25]*[.$B$25]+[.AG26]*[.$B$26]+[.AG27]*[.$B$27]+[.AG28]*[.$B$28]+[.AG29]*[.$B$29]+[.AG30]*[.$B$30]+[.AG31]*[.$B$31]+[.AG32]*[.$B$32]+[.AG33]*[.$B$33]+[.AG34]*[.$B$34]+[.AG35]*[.$B$35]+[.AG36]*[.$B$36]+[.AG37]*[.$B$37]" office:value-type="float" office:value="289" calcext:value-type="float">
            <text:p>289</text:p>
          </table:table-cell>
          <table:table-cell table:style-name="ce255" table:formula="of:=[.AH7]*[.$B$7]+[.AH8]*[.$B$8]+[.AH9]*[.$B$9]+[.AH10]*[.$B$10]+[.AH11]*[.$B$11]+[.AH12]*[.$B$12]+[.AH13]*[.$B$13]+[.AH14]*[.$B$14]+[.AH15]*[.$B$15]+[.AH16]*[.$B$16]+[.AH17]*[.$B$17]+[.AH18]*[.$B$18]+[.AH19]*[.$B$19]+[.AH20]*[.$B$20]+[.AH21]*[.$B$21]+[.AH22]*[.$B$22]+[.AH23]*[.$B$23]+[.AH24]*[.$B$24]+[.AH25]*[.$B$25]+[.AH26]*[.$B$26]+[.AH27]*[.$B$27]+[.AH28]*[.$B$28]+[.AH29]*[.$B$29]+[.AH30]*[.$B$30]+[.AH31]*[.$B$31]+[.AH32]*[.$B$32]+[.AH33]*[.$B$33]+[.AH34]*[.$B$34]+[.AH35]*[.$B$35]+[.AH36]*[.$B$36]+[.AH37]*[.$B$37]" office:value-type="float" office:value="6" calcext:value-type="float">
            <text:p>6</text:p>
          </table:table-cell>
          <table:table-cell table:style-name="ce255" table:formula="of:=[.AI7]*[.$B$7]+[.AI8]*[.$B$8]+[.AI9]*[.$B$9]+[.AI10]*[.$B$10]+[.AI11]*[.$B$11]+[.AI12]*[.$B$12]+[.AI13]*[.$B$13]+[.AI14]*[.$B$14]+[.AI15]*[.$B$15]+[.AI16]*[.$B$16]+[.AI17]*[.$B$17]+[.AI18]*[.$B$18]+[.AI19]*[.$B$19]+[.AI20]*[.$B$20]+[.AI21]*[.$B$21]+[.AI22]*[.$B$22]+[.AI23]*[.$B$23]+[.AI24]*[.$B$24]+[.AI25]*[.$B$25]+[.AI26]*[.$B$26]+[.AI27]*[.$B$27]+[.AI28]*[.$B$28]+[.AI29]*[.$B$29]+[.AI30]*[.$B$30]+[.AI31]*[.$B$31]+[.AI32]*[.$B$32]+[.AI33]*[.$B$33]+[.AI34]*[.$B$34]+[.AI35]*[.$B$35]+[.AI36]*[.$B$36]+[.AI37]*[.$B$37]" office:value-type="float" office:value="4" calcext:value-type="float">
            <text:p>4</text:p>
          </table:table-cell>
          <table:table-cell table:style-name="ce255" table:formula="of:=[.AJ7]*[.$B$7]+[.AJ8]*[.$B$8]+[.AJ9]*[.$B$9]+[.AJ10]*[.$B$10]+[.AJ11]*[.$B$11]+[.AJ12]*[.$B$12]+[.AJ13]*[.$B$13]+[.AJ14]*[.$B$14]+[.AJ15]*[.$B$15]+[.AJ16]*[.$B$16]+[.AJ17]*[.$B$17]+[.AJ18]*[.$B$18]+[.AJ19]*[.$B$19]+[.AJ20]*[.$B$20]+[.AJ21]*[.$B$21]+[.AJ22]*[.$B$22]+[.AJ23]*[.$B$23]+[.AJ24]*[.$B$24]+[.AJ25]*[.$B$25]+[.AJ26]*[.$B$26]+[.AJ27]*[.$B$27]+[.AJ28]*[.$B$28]+[.AJ29]*[.$B$29]+[.AJ30]*[.$B$30]+[.AJ31]*[.$B$31]+[.AJ32]*[.$B$32]+[.AJ33]*[.$B$33]+[.AJ34]*[.$B$34]+[.AJ35]*[.$B$35]+[.AJ36]*[.$B$36]+[.AJ37]*[.$B$37]" office:value-type="float" office:value="20" calcext:value-type="float">
            <text:p>20</text:p>
          </table:table-cell>
          <table:table-cell table:style-name="ce255" table:formula="of:=[.AK7]*[.$B$7]+[.AK8]*[.$B$8]+[.AK9]*[.$B$9]+[.AK10]*[.$B$10]+[.AK11]*[.$B$11]+[.AK12]*[.$B$12]+[.AK13]*[.$B$13]+[.AK14]*[.$B$14]+[.AK15]*[.$B$15]+[.AK16]*[.$B$16]+[.AK17]*[.$B$17]+[.AK18]*[.$B$18]+[.AK19]*[.$B$19]+[.AK20]*[.$B$20]+[.AK21]*[.$B$21]+[.AK22]*[.$B$22]+[.AK23]*[.$B$23]+[.AK24]*[.$B$24]+[.AK25]*[.$B$25]+[.AK26]*[.$B$26]+[.AK27]*[.$B$27]+[.AK28]*[.$B$28]+[.AK29]*[.$B$29]+[.AK30]*[.$B$30]+[.AK31]*[.$B$31]+[.AK32]*[.$B$32]+[.AK33]*[.$B$33]+[.AK34]*[.$B$34]+[.AK35]*[.$B$35]+[.AK36]*[.$B$36]+[.AK37]*[.$B$37]" office:value-type="float" office:value="0" calcext:value-type="float">
            <text:p>0</text:p>
          </table:table-cell>
          <table:table-cell table:style-name="ce255" table:formula="of:=[.AL7]*[.$B$7]+[.AL8]*[.$B$8]+[.AL9]*[.$B$9]+[.AL10]*[.$B$10]+[.AL11]*[.$B$11]+[.AL12]*[.$B$12]+[.AL13]*[.$B$13]+[.AL14]*[.$B$14]+[.AL15]*[.$B$15]+[.AL16]*[.$B$16]+[.AL17]*[.$B$17]+[.AL18]*[.$B$18]+[.AL19]*[.$B$19]+[.AL20]*[.$B$20]+[.AL21]*[.$B$21]+[.AL22]*[.$B$22]+[.AL23]*[.$B$23]+[.AL24]*[.$B$24]+[.AL25]*[.$B$25]+[.AL26]*[.$B$26]+[.AL27]*[.$B$27]+[.AL28]*[.$B$28]+[.AL29]*[.$B$29]+[.AL30]*[.$B$30]+[.AL31]*[.$B$31]+[.AL32]*[.$B$32]+[.AL33]*[.$B$33]+[.AL34]*[.$B$34]+[.AL35]*[.$B$35]+[.AL36]*[.$B$36]+[.AL37]*[.$B$37]" office:value-type="float" office:value="3" calcext:value-type="float">
            <text:p>3</text:p>
          </table:table-cell>
          <table:table-cell table:style-name="ce296"/>
          <table:table-cell table:style-name="ce298"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263"/>
          <table:table-cell table:style-name="ce259" table:formula="of:=[.D38]*[.D4]" office:value-type="currency" office:currency="USD" office:value="5.4" calcext:value-type="currency">
            <text:p>$5,40</text:p>
          </table:table-cell>
          <table:table-cell table:style-name="ce259" table:formula="of:=[.E38]*[.E4]" office:value-type="currency" office:currency="USD" office:value="1.01351351351351" calcext:value-type="currency">
            <text:p>$1,01</text:p>
          </table:table-cell>
          <table:table-cell table:style-name="ce259" table:formula="of:=[.F38]*[.F4]" office:value-type="currency" office:currency="USD" office:value="0.52972972972973" calcext:value-type="currency">
            <text:p>$0,53</text:p>
          </table:table-cell>
          <table:table-cell table:style-name="ce259" table:formula="of:=[.G38]*[.G4]" office:value-type="currency" office:currency="USD" office:value="0.327567567567568" calcext:value-type="currency">
            <text:p>$0,33</text:p>
          </table:table-cell>
          <table:table-cell table:style-name="ce259" table:formula="of:=[.H38]*[.H4]" office:value-type="currency" office:currency="USD" office:value="4.98513513513514" calcext:value-type="currency">
            <text:p>$4,99</text:p>
          </table:table-cell>
          <table:table-cell table:style-name="ce259" table:formula="of:=[.I38]*[.I4]" office:value-type="currency" office:currency="USD" office:value="0.908108108108108" calcext:value-type="currency">
            <text:p>$0,91</text:p>
          </table:table-cell>
          <table:table-cell table:style-name="ce259" table:formula="of:=[.J38]*[.J4]" office:value-type="currency" office:currency="USD" office:value="0.57891891891892" calcext:value-type="currency">
            <text:p>$0,58</text:p>
          </table:table-cell>
          <table:table-cell table:style-name="ce259" table:formula="of:=[.K38]*[.K4]" office:value-type="currency" office:currency="USD" office:value="5.19675675675677" calcext:value-type="currency">
            <text:p>$5,20</text:p>
          </table:table-cell>
          <table:table-cell table:style-name="ce259" table:formula="of:=[.L38]*[.L4]" office:value-type="currency" office:currency="USD" office:value="0.741621621621622" calcext:value-type="currency">
            <text:p>$0,74</text:p>
          </table:table-cell>
          <table:table-cell table:style-name="ce259" table:formula="of:=[.M38]*[.M4]" office:value-type="currency" office:currency="USD" office:value="1.23081081081082" calcext:value-type="currency">
            <text:p>$1,23</text:p>
          </table:table-cell>
          <table:table-cell table:style-name="ce364" table:formula="of:=[.N38]*[.N4]" office:value-type="currency" office:currency="USD" office:value="23.7668918918918" calcext:value-type="currency">
            <text:p>$23,8</text:p>
          </table:table-cell>
          <table:table-cell table:style-name="ce259" table:formula="of:=[.O38]*[.O4]" office:value-type="currency" office:currency="USD" office:value="0.610540540540542" calcext:value-type="currency">
            <text:p>$0,61</text:p>
          </table:table-cell>
          <table:table-cell table:style-name="ce259" table:formula="of:=[.P38]*[.P4]" office:value-type="currency" office:currency="USD" office:value="0.238918918918919" calcext:value-type="currency">
            <text:p>$0,24</text:p>
          </table:table-cell>
          <table:table-cell table:style-name="ce259" table:formula="of:=[.Q38]*[.Q4]" office:value-type="currency" office:currency="USD" office:value="0.620540540540541" calcext:value-type="currency">
            <text:p>$0,62</text:p>
          </table:table-cell>
          <table:table-cell table:style-name="ce259" table:formula="of:=[.R38]*[.R4]" office:value-type="currency" office:currency="USD" office:value="0.698918918918918" calcext:value-type="currency">
            <text:p>$0,70</text:p>
          </table:table-cell>
          <table:table-cell table:style-name="ce259" table:formula="of:=[.S38]*[.S4]" office:value-type="currency" office:currency="USD" office:value="0.068918918918919" calcext:value-type="currency">
            <text:p>$0,07</text:p>
          </table:table-cell>
          <table:table-cell table:style-name="ce259" table:formula="of:=[.T38]*[.T4]" office:value-type="currency" office:currency="USD" office:value="0.554054054054054" calcext:value-type="currency">
            <text:p>$0,55</text:p>
          </table:table-cell>
          <table:table-cell table:style-name="ce259" table:formula="of:=[.U38]*[.U4]" office:value-type="currency" office:currency="USD" office:value="0.215890410958904" calcext:value-type="currency">
            <text:p>$0,22</text:p>
          </table:table-cell>
          <table:table-cell table:style-name="ce259" table:formula="of:=[.V38]*[.V4]" office:value-type="currency" office:currency="USD" office:value="0.754864864864866" calcext:value-type="currency">
            <text:p>$0,75</text:p>
          </table:table-cell>
          <table:table-cell table:style-name="ce259" table:formula="of:=[.W38]*[.W4]" office:value-type="currency" office:currency="USD" office:value="1.48135135135135" calcext:value-type="currency">
            <text:p>$1,48</text:p>
          </table:table-cell>
          <table:table-cell table:style-name="ce259" table:formula="of:=[.X38]*[.X4]" office:value-type="currency" office:currency="USD" office:value="1.61189189189189" calcext:value-type="currency">
            <text:p>$1,61</text:p>
          </table:table-cell>
          <table:table-cell table:style-name="ce259" table:formula="of:=[.Y38]*[.Y4]" office:value-type="currency" office:currency="USD" office:value="0.389189189189189" calcext:value-type="currency">
            <text:p>$0,39</text:p>
          </table:table-cell>
          <table:table-cell table:style-name="ce259" table:formula="of:=[.Z38]*[.Z4]" office:value-type="currency" office:currency="USD" office:value="0.273513513513514" calcext:value-type="currency">
            <text:p>$0,27</text:p>
          </table:table-cell>
          <table:table-cell table:style-name="ce259" table:formula="of:=[.AA38]*[.AA4]" office:value-type="currency" office:currency="USD" office:value="1.34891891891892" calcext:value-type="currency">
            <text:p>$1,35</text:p>
          </table:table-cell>
          <table:table-cell table:style-name="ce259" table:formula="of:=[.AB38]*[.AB4]" office:value-type="currency" office:currency="USD" office:value="0.644594594594592" calcext:value-type="currency">
            <text:p>$0,64</text:p>
          </table:table-cell>
          <table:table-cell table:style-name="ce259" table:formula="of:=[.AC38]*[.AC4]" office:value-type="currency" office:currency="USD" office:value="1.6345945945946" calcext:value-type="currency">
            <text:p>$1,63</text:p>
          </table:table-cell>
          <table:table-cell table:style-name="ce259" table:formula="of:=[.AD38]*[.AD4]" office:value-type="currency" office:currency="USD" office:value="0.654054054054054" calcext:value-type="currency">
            <text:p>$0,65</text:p>
          </table:table-cell>
          <table:table-cell table:style-name="ce259" table:formula="of:=[.AE38]*[.AE4]" office:value-type="currency" office:currency="USD" office:value="0.164864864864865" calcext:value-type="currency">
            <text:p>$0,16</text:p>
          </table:table-cell>
          <table:table-cell table:style-name="ce259" table:formula="of:=[.AF38]*[.AF4]" office:value-type="currency" office:currency="USD" office:value="2.1475" calcext:value-type="currency">
            <text:p>$2,15</text:p>
          </table:table-cell>
          <table:table-cell table:style-name="ce364" table:formula="of:=[.AG38]*[.AG4]" office:value-type="currency" office:currency="USD" office:value="24.8251" calcext:value-type="currency">
            <text:p>$24,8</text:p>
          </table:table-cell>
          <table:table-cell table:style-name="ce259" table:formula="of:=[.AH38]*[.AH4]" office:value-type="currency" office:currency="USD" office:value="0.2658" calcext:value-type="currency">
            <text:p>$0,27</text:p>
          </table:table-cell>
          <table:table-cell table:style-name="ce259" table:formula="of:=[.AI38]*[.AI4]" office:value-type="currency" office:currency="USD" office:value="0.94054054054054" calcext:value-type="currency">
            <text:p>$0,94</text:p>
          </table:table-cell>
          <table:table-cell table:style-name="ce259" table:formula="of:=[.AJ38]*[.AJ4]" office:value-type="currency" office:currency="USD" office:value="0.162162162162162" calcext:value-type="currency">
            <text:p>$0,16</text:p>
          </table:table-cell>
          <table:table-cell table:style-name="ce259" table:formula="of:=[.AK38]*[.AK4]" office:value-type="currency" office:currency="USD" office:value="0" calcext:value-type="currency">
            <text:p>$0,00</text:p>
          </table:table-cell>
          <table:table-cell table:style-name="ce259" table:formula="of:=[.AL38]*[.AL4]" office:value-type="currency" office:currency="USD" office:value="1.1622972972973" calcext:value-type="currency">
            <text:p>$1,16</text:p>
          </table:table-cell>
          <table:table-cell table:style-name="ce296"/>
          <table:table-cell table:style-name="ce298" table:number-columns-repeated="985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20"/>
          <table:covered-table-cell table:style-name="ce338"/>
          <table:table-cell table:style-name="ce345" table:formula="of:=SUM([.D39:.AL39])" office:value-type="currency" office:currency="USD" office:value="86.1480741947427" calcext:value-type="currency" table:number-columns-spanned="35" table:number-rows-spanned="1">
            <text:p>$86,15</text:p>
          </table:table-cell>
          <table:covered-table-cell table:number-columns-repeated="34" table:style-name="ce352"/>
          <table:table-cell table:style-name="ce248"/>
          <table:table-cell table:number-columns-repeated="985"/>
        </table:table-row>
        <table:table-row table:style-name="ro6">
          <table:table-cell table:style-name="ce248"/>
          <table:table-cell table:style-name="ce296"/>
          <table:table-cell table:style-name="ce248" table:number-columns-repeated="37"/>
          <table:table-cell table:number-columns-repeated="985"/>
        </table:table-row>
        <table:table-row table:style-name="ro6">
          <table:table-cell table:style-name="ce248"/>
          <table:table-cell table:style-name="ce296"/>
          <table:table-cell table:style-name="ce248" table:number-columns-repeated="2"/>
          <table:table-cell table:style-name="ce248" office:value-type="string" calcext:value-type="string">
            <text:p><text:s/></text:p>
          </table:table-cell>
          <table:table-cell table:style-name="ce248" table:number-columns-repeated="34"/>
          <table:table-cell table:number-columns-repeated="985"/>
        </table:table-row>
        <table:table-row table:style-name="ro6" table:number-rows-repeated="6">
          <table:table-cell table:style-name="ce248"/>
          <table:table-cell table:style-name="ce296"/>
          <table:table-cell table:style-name="ce248" table:number-columns-repeated="37"/>
          <table:table-cell table:number-columns-repeated="985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" table:number-columns-repeated="1021" table:default-cell-style-name="ce249"/>
        <table:table-row table:style-name="ro6">
          <table:table-cell table:style-name="ce370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41"/>
          <table:table-cell table:number-columns-repeated="1021"/>
        </table:table-row>
        <table:table-row table:style-name="ro6">
          <table:table-cell table:style-name="ce141" office:value-type="string" calcext:value-type="string">
            <text:p>Название</text:p>
          </table:table-cell>
          <table:table-cell table:style-name="ce141" office:value-type="string" calcext:value-type="string">
            <text:p>Размер по Х</text:p>
          </table:table-cell>
          <table:table-cell table:style-name="ce141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300x200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300x300</text:p>
          </table:table-cell>
          <table:table-cell table:number-columns-repeated="2" table:style-name="ce35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00х250 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00x300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00x400</text:p>
          </table:table-cell>
          <table:table-cell table:number-columns-repeated="2" table:style-name="ce35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450x450</text:p>
          </table:table-cell>
          <table:table-cell table:number-columns-repeated="2" table:style-name="ce35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AC 510x510</text:p>
          </table:table-cell>
          <table:table-cell table:number-columns-repeated="2" table:style-name="ce35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72" office:value-type="string" calcext:value-type="string">
            <text:p>Название</text:p>
          </table:table-cell>
          <table:table-cell table:style-name="ce373" office:value-type="string" calcext:value-type="string">
            <text:p>Количество</text:p>
          </table:table-cell>
          <table:table-cell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Одиночный экструдер</text:p>
          </table:table-cell>
          <table:table-cell table:style-name="ce352" office:value-type="float" office:value="1" calcext:value-type="float">
            <text:p>1</text:p>
          </table:table-cell>
          <table:table-cell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IDEX</text:p>
          </table:table-cell>
          <table:table-cell table:style-name="ce352" office:value-type="float" office:value="2" calcext:value-type="float">
            <text:p>2</text:p>
          </table:table-cell>
          <table:table-cell table:style-name="ce35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BMG + e3d v6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BMG + e3d volcano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Rumba32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Fysetc spider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BTT Octopus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Orange Pi Lite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Да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20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35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60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 24в 1000В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От платы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Понижающий преобразователь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style-name="ce352" office:value-type="string" calcext:value-type="string">
            <text:p>Блок питания</text:p>
          </table:table-cell>
          <table:table-cell table:style-name="ce35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3" table:number-rows-spanned="1">
            <text:p>Варианты количества стоек оси Z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6" table:number-rows-repeated="1048516">
          <table:table-cell table:number-columns-repeated="1024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249"/>
        <table:table-column table:style-name="co33" table:default-cell-style-name="ce249"/>
        <table:table-column table:style-name="co34" table:default-cell-style-name="ce249"/>
        <table:table-column table:style-name="co35" table:default-cell-style-name="ce249"/>
        <table:table-column table:style-name="co3" table:number-columns-repeated="1020" table:default-cell-style-name="ce249"/>
        <table:table-row table:style-name="ro18">
          <table:table-cell table:style-name="ce14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44"/>
          <table:table-cell table:number-columns-repeated="1020"/>
        </table:table-row>
        <table:table-row table:style-name="ro13">
          <table:table-cell table:style-name="ce144" office:value-type="string" calcext:value-type="string">
            <text:p>Потребитель</text:p>
          </table:table-cell>
          <table:table-cell table:style-name="ce144" office:value-type="string" calcext:value-type="string">
            <text:p>Потребляемая мощность единицы [Вт]</text:p>
          </table:table-cell>
          <table:table-cell table:style-name="ce144" office:value-type="string" calcext:value-type="string">
            <text:p>Количество</text:p>
          </table:table-cell>
          <table:table-cell table:style-name="ce14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Нагреватель хотэнда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table:formula="of:=COM.MICROSOFT.IFS([$Настройки.B4]=[$БД.A13];1;[$Настройки.B4]=[$БД.A14];2)" office:value-type="float" office:value="2" calcext:value-type="float">
            <text:p>2</text:p>
          </table:table-cell>
          <table:table-cell table:style-name="ce375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экструдера</text:p>
          </table:table-cell>
          <table:table-cell table:style-name="ce375" table:formula="of:=24*1/4" office:value-type="float" office:value="6" calcext:value-type="float">
            <text:p>6</text:p>
          </table:table-cell>
          <table:table-cell table:style-name="ce375" table:formula="of:=COM.MICROSOFT.IFS([$Настройки.B4]=[$БД.A13];1;[$Настройки.B4]=[$БД.A14];2)" office:value-type="float" office:value="2" calcext:value-type="float">
            <text:p>2</text:p>
          </table:table-cell>
          <table:table-cell table:style-name="ce375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X или Y</text:p>
          </table:table-cell>
          <table:table-cell table:style-name="ce375" table:formula="of:=24*2/4" office:value-type="float" office:value="12" calcext:value-type="float">
            <text:p>12</text:p>
          </table:table-cell>
          <table:table-cell table:style-name="ce375" table:formula="of:=COM.MICROSOFT.IFS([$Настройки.B4]=[$БД.A13];2;[$Настройки.B4]=[$БД.A14];3)" office:value-type="float" office:value="3" calcext:value-type="float">
            <text:p>3</text:p>
          </table:table-cell>
          <table:table-cell table:style-name="ce375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Z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[.B20]" office:value-type="float" office:value="2" calcext:value-type="float">
            <text:p>2</text:p>
          </table:table-cell>
          <table:table-cell table:style-name="ce375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76" office:value-type="string" calcext:value-type="string">
            <text:p>Питание управляющей платы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COM.MICROSOFT.IFS([$Настройки.B10]=[$БД.A43];0;[$Настройки.B10]=[$БД.A44];1;[$Настройки.B10]=[$БД.A45];1;[$Настройки.B10]=[$БД.A46];0)" office:value-type="float" office:value="1" calcext:value-type="float">
            <text:p>1</text:p>
          </table:table-cell>
          <table:table-cell table:style-name="ce375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платы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5" calcext:value-type="float">
            <text:p>5</text:p>
          </table:table-cell>
          <table:table-cell table:style-name="ce375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хотэнда</text:p>
          </table:table-cell>
          <table:table-cell table:style-name="ce375" office:value-type="float" office:value="1.5" calcext:value-type="float">
            <text:p>1,5</text:p>
          </table:table-cell>
          <table:table-cell table:style-name="ce375" table:formula="of:=COM.MICROSOFT.IFS([$Настройки.B4]=[$БД.A13];1;[$Настройки.B4]=[$БД.A14];2)" office:value-type="float" office:value="2" calcext:value-type="float">
            <text:p>2</text:p>
          </table:table-cell>
          <table:table-cell table:style-name="ce375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модели</text:p>
          </table:table-cell>
          <table:table-cell table:style-name="ce375" office:value-type="float" office:value="2.4" calcext:value-type="float">
            <text:p>2,4</text:p>
          </table:table-cell>
          <table:table-cell table:style-name="ce375" table:formula="of:=COM.MICROSOFT.IFS([$Настройки.B4]=[$БД.A13];1;[$Настройки.B4]=[$БД.A14];2)" office:value-type="float" office:value="2" calcext:value-type="float">
            <text:p>2</text:p>
          </table:table-cell>
          <table:table-cell table:style-name="ce375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Подсветка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IF([$Настройки.B9]=[$БД.A33];1;0)*[$'Покупные изделия'.D75]" office:value-type="float" office:value="0.4" calcext:value-type="float">
            <text:p>0,4</text:p>
          </table:table-cell>
          <table:table-cell table:style-name="ce375" table:formula="of:=[.B11]*[.C11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77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75"/>
          <table:table-cell table:style-name="ce375" table:formula="of:=SUM([.D$3:.D$11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2" table:number-rows-spanned="1">
            <text:p>Параметры принтера</text:p>
          </table:table-cell>
          <table:covered-table-cell table:style-name="ce378"/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0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области печати X</text:p>
          </table:table-cell>
          <table:table-cell table:style-name="ce378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)" office:value-type="float" office:value="400" calcext:value-type="float">
            <text:p>4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области печати Y</text:p>
          </table:table-cell>
          <table:table-cell table:style-name="ce378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)" office:value-type="float" office:value="250" calcext:value-type="float">
            <text:p>25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Размер стола Y</text:p>
          </table:table-cell>
          <table:table-cell table:style-name="ce378" table:formula="of:=[.B17]+50" office:value-type="float" office:value="300" calcext:value-type="float">
            <text:p>3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78" office:value-type="string" calcext:value-type="string">
            <text:p>Количество экструдеров</text:p>
          </table:table-cell>
          <table:table-cell table:style-name="ce378" table:formula="of:=COM.MICROSOFT.IFS([$Настройки.B4]=[$БД.A13];[$БД.B13];[$Настройки.B4]=[$БД.A14];[$БД.B14])" office:value-type="float" office:value="2" calcext:value-type="float">
            <text:p>2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Количество стоек Z</text:p>
          </table:table-cell>
          <table:table-cell table:style-name="ce352" table:formula="of:=[$Настройки.B7]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70" office:value-type="string" calcext:value-type="string" table:number-columns-spanned="2" table:number-rows-spanned="1">
            <text:p>Расчёт размеров рамы</text:p>
          </table:table-cell>
          <table:covered-table-cell table:style-name="ce352"/>
          <table:table-cell table:number-columns-repeated="1022"/>
        </table:table-row>
        <table:table-row table:style-name="ro6">
          <table:table-cell table:style-name="ce370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балки оси X</text:p>
          </table:table-cell>
          <table:table-cell table:style-name="ce375" table:formula="of:=COM.MICROSOFT.CEILING.PRECISE([.$B$16]+IF([$Настройки.B4]=[$БД.A13];[$БД.B13];[$БД.B14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оперечной балки оси Z</text:p>
          </table:table-cell>
          <table:table-cell table:style-name="ce375" table:formula="of:=[.B24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леч оси Z</text:p>
          </table:table-cell>
          <table:table-cell table:style-name="ce375" table:formula="of:=([.B18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X</text:p>
          </table:table-cell>
          <table:table-cell table:style-name="ce375" table:formula="of:=[.B24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Y</text:p>
          </table:table-cell>
          <table:table-cell table:style-name="ce375" table:formula="of:=([.B18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79" office:value-type="string" calcext:value-type="string">
            <text:p>Габарит основной части рамы по оси Z</text:p>
          </table:table-cell>
          <table:table-cell table:style-name="ce375" table:formula="of:=([$Настройки.B3]+165+IF([$Настройки.B5]=[$БД.A18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79" office:value-type="string" calcext:value-type="string">
            <text:p>Удлинение угловых стоек для образования ножек</text:p>
          </table:table-cell>
          <table:table-cell table:style-name="ce375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4:'Покупные изделия'.C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15:18:41.4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10-07T15:33:43.175000000</dc:date>
    <meta:editing-duration>P6DT19H11M50S</meta:editing-duration>
    <meta:editing-cycles>304</meta:editing-cycles>
    <meta:generator>LibreOffice/7.1.4.2$Windows_X86_64 LibreOffice_project/a529a4fab45b75fefc5b6226684193eb000654f6</meta:generator>
    <meta:document-statistic meta:table-count="8" meta:cell-count="1484" meta:object-count="0"/>
  </office:meta>
</office:document-meta>
</file>